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" svg:font-family="'Arial Unicode MS'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2" style:family="table-column">
      <style:table-column-properties fo:break-before="auto" style:column-width="21.17mm"/>
    </style:style>
    <style:style style:name="co5" style:family="table-column">
      <style:table-column-properties fo:break-before="auto" style:column-width="77.52mm"/>
    </style:style>
    <style:style style:name="co6" style:family="table-column">
      <style:table-column-properties fo:break-before="auto" style:column-width="33.07mm"/>
    </style:style>
    <style:style style:name="co20" style:family="table-column">
      <style:table-column-properties fo:break-before="auto" style:column-width="40.48mm"/>
    </style:style>
    <style:style style:name="co11" style:family="table-column">
      <style:table-column-properties fo:break-before="auto" style:column-width="58.21mm"/>
    </style:style>
    <style:style style:name="co21" style:family="table-column">
      <style:table-column-properties fo:break-before="auto" style:column-width="28.05mm"/>
    </style:style>
    <style:style style:name="co22" style:family="table-column">
      <style:table-column-properties fo:break-before="auto" style:column-width="72.23mm"/>
    </style:style>
    <style:style style:name="co23" style:family="table-column">
      <style:table-column-properties fo:break-before="auto" style:column-width="17.2mm"/>
    </style:style>
    <style:style style:name="co24" style:family="table-column">
      <style:table-column-properties fo:break-before="auto" style:column-width="49.48mm"/>
    </style:style>
    <style:style style:name="co9" style:family="table-column">
      <style:table-column-properties fo:break-before="auto" style:column-width="44.71mm"/>
    </style:style>
    <style:style style:name="co25" style:family="table-column">
      <style:table-column-properties fo:break-before="auto" style:column-width="50.01mm"/>
    </style:style>
    <style:style style:name="co18" style:family="table-column">
      <style:table-column-properties fo:break-before="auto" style:column-width="42.07mm"/>
    </style:style>
    <style:style style:name="co26" style:family="table-column">
      <style:table-column-properties fo:break-before="auto" style:column-width="62.18mm"/>
    </style:style>
    <style:style style:name="co8" style:family="table-column">
      <style:table-column-properties fo:break-before="auto" style:column-width="46.83mm"/>
    </style:style>
    <style:style style:name="co27" style:family="table-column">
      <style:table-column-properties fo:break-before="auto" style:column-width="87.31mm"/>
    </style:style>
    <style:style style:name="co28" style:family="table-column">
      <style:table-column-properties fo:break-before="auto" style:column-width="23.81mm"/>
    </style:style>
    <style:style style:name="co29" style:family="table-column">
      <style:table-column-properties fo:break-before="auto" style:column-width="45.77mm"/>
    </style:style>
    <style:style style:name="co30" style:family="table-column">
      <style:table-column-properties fo:break-before="auto" style:column-width="32.01mm"/>
    </style:style>
    <style:style style:name="co31" style:family="table-column">
      <style:table-column-properties fo:break-before="auto" style:column-width="51.33mm"/>
    </style:style>
    <style:style style:name="co32" style:family="table-column">
      <style:table-column-properties fo:break-before="auto" style:column-width="25.14mm"/>
    </style:style>
    <style:style style:name="co33" style:family="table-column">
      <style:table-column-properties fo:break-before="auto" style:column-width="71.97mm"/>
    </style:style>
    <style:style style:name="co34" style:family="table-column">
      <style:table-column-properties fo:break-before="auto" style:column-width="23.28mm"/>
    </style:style>
    <style:style style:name="co35" style:family="table-column">
      <style:table-column-properties fo:break-before="auto" style:column-width="71.17mm"/>
    </style:style>
    <style:style style:name="co36" style:family="table-column">
      <style:table-column-properties fo:break-before="auto" style:column-width="38.36mm"/>
    </style:style>
    <style:style style:name="co37" style:family="table-column">
      <style:table-column-properties fo:break-before="auto" style:column-width="46.04mm"/>
    </style:style>
    <style:style style:name="co38" style:family="table-column">
      <style:table-column-properties fo:break-before="auto" style:column-width="151.0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ta2" style:family="table" style:master-page-name="PageStyle_5f_backbones">
      <style:table-properties table:display="true" style:writing-mode="lr-tb"/>
    </style:style>
    <style:style style:name="ta3" style:family="table" style:master-page-name="PageStyle_5f_inserts-Nter">
      <style:table-properties table:display="true" style:writing-mode="lr-tb"/>
    </style:style>
    <style:style style:name="ta4" style:family="table" style:master-page-name="PageStyle_5f_inserts-Cter">
      <style:table-properties table:display="true" style:writing-mode="lr-tb"/>
    </style:style>
    <style:style style:name="ta5" style:family="table" style:master-page-name="PageStyle_5f_vectorsequences">
      <style:table-properties table:display="true" style:writing-mode="lr-tb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text-position=""/>
    </style:style>
    <style:style style:name="ce3" style:family="table-cell" style:parent-style-name="Default">
      <style:table-cell-properties fo:background-color="transparent" style:rotation-align="none"/>
      <style:text-properties style:text-position="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text-position="" style:font-name="Arial Unicode MS" fo:font-size="10pt" fo:font-style="normal" fo:text-shadow="none" style:text-underline-style="none" fo:font-weight="normal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8" style:family="table-cell" style:parent-style-name="Default">
      <style:table-cell-properties fo:background-color="transparent" style:rotation-align="none"/>
    </style:style>
    <style:style style:name="ce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 Unicode MS" fo:font-size="10pt" fo:font-style="normal" fo:text-shadow="none" style:text-underline-style="none" fo:font-weight="normal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1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vectorsequences" table:style-name="ta5">
        <office:forms form:automatic-focus="false" form:apply-design-mode="false"/>
        <table:table-column table:style-name="co27" table:default-cell-style-name="Default"/>
        <table:table-column table:style-name="co2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5" table:default-cell-style-name="Default"/>
        <table:table-column table:style-name="co6" table:default-cell-style-name="Default"/>
        <table:table-column table:style-name="co30" table:default-cell-style-name="Default"/>
        <table:table-column table:style-name="co8" table:default-cell-style-name="Default"/>
        <table:table-column table:style-name="co9" table:default-cell-style-name="Default"/>
        <table:table-column table:style-name="co31" table:number-columns-repeated="2" table:default-cell-style-name="Default"/>
        <table:table-column table:style-name="co1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6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18" table:default-cell-style-name="Default"/>
        <table:table-column table:style-name="co38" table:default-cell-style-name="Default"/>
        <table:table-column table:style-name="co2" table:number-columns-repeated="1003" table:default-cell-style-name="Default"/>
        <table:table-row table:style-name="ro1">
          <table:table-cell table:style-name="ce6" office:value-type="string" calcext:value-type="string">
            <text:p>VectorName</text:p>
          </table:table-cell>
          <table:table-cell table:style-name="ce6" office:value-type="string" calcext:value-type="string">
            <text:p>tagging</text:p>
          </table:table-cell>
          <table:table-cell table:style-name="ce6" office:value-type="string" calcext:value-type="string">
            <text:p>Backbone</text:p>
          </table:table-cell>
          <table:table-cell table:style-name="ce6" office:value-type="string" calcext:value-type="string">
            <text:p>backbonePrimer</text:p>
          </table:table-cell>
          <table:table-cell table:style-name="ce6" office:value-type="string" calcext:value-type="string">
            <text:p>backbone.primerSequence</text:p>
          </table:table-cell>
          <table:table-cell table:style-name="ce6" office:value-type="string" calcext:value-type="string">
            <text:p>backbone.bp</text:p>
          </table:table-cell>
          <table:table-cell table:style-name="ce6" office:value-type="string" calcext:value-type="string">
            <text:p>backbone.Tm</text:p>
          </table:table-cell>
          <table:table-cell table:style-name="ce6" office:value-type="string" calcext:value-type="string">
            <text:p>backbone.problems</text:p>
          </table:table-cell>
          <table:table-cell table:style-name="ce6" office:value-type="string" calcext:value-type="string">
            <text:p>backbone.StartPos</text:p>
          </table:table-cell>
          <table:table-cell table:style-name="ce6" office:value-type="string" calcext:value-type="string">
            <text:p>backbone.sequence</text:p>
          </table:table-cell>
          <table:table-cell table:style-name="ce6" office:value-type="string" calcext:value-type="string">
            <text:p>notes.backbone</text:p>
          </table:table-cell>
          <table:table-cell table:style-name="ce6" office:value-type="string" calcext:value-type="string">
            <text:p>insert</text:p>
          </table:table-cell>
          <table:table-cell table:style-name="ce6" office:value-type="string" calcext:value-type="string">
            <text:p>insertPrimer</text:p>
          </table:table-cell>
          <table:table-cell table:style-name="ce6" office:value-type="string" calcext:value-type="string">
            <text:p>insert.primerSequence</text:p>
          </table:table-cell>
          <table:table-cell table:style-name="ce6" office:value-type="string" calcext:value-type="string">
            <text:p>insert.bp</text:p>
          </table:table-cell>
          <table:table-cell table:style-name="ce6" office:value-type="string" calcext:value-type="string">
            <text:p>insert.Tm</text:p>
          </table:table-cell>
          <table:table-cell table:style-name="ce6" office:value-type="string" calcext:value-type="string">
            <text:p>insert.problems</text:p>
          </table:table-cell>
          <table:table-cell table:style-name="ce6" office:value-type="string" calcext:value-type="string">
            <text:p>insert.StartPos</text:p>
          </table:table-cell>
          <table:table-cell table:style-name="ce6" office:value-type="string" calcext:value-type="string">
            <text:p>insert.sequence</text:p>
          </table:table-cell>
          <table:table-cell table:style-name="ce6" office:value-type="string" calcext:value-type="string">
            <text:p>insert.notes</text:p>
          </table:table-cell>
          <table:table-cell table:style-name="ce6" office:value-type="string" calcext:value-type="string">
            <text:p>html</text:p>
          </table:table-cell>
          <table:table-cell table:number-columns-repeated="1003"/>
        </table:table-row>
        <table:table-row table:style-name="ro2">
          <table:table-cell table:formula="of:=[.B2]&amp;&quot;.&quot;&amp;[.C2]&amp;&quot;-&quot;&amp;[.L2]" office:value-type="string" office:string-value="NTER.pFA6a-hphNT1-nmt41-3PK-3mAID" calcext:value-type="string">
            <text:p>NTER.pFA6a-hphNT1-nmt41-3PK-3mAID</text:p>
          </table:table-cell>
          <table:table-cell office:value-type="string" calcext:value-type="string">
            <text:p>NTER</text:p>
          </table:table-cell>
          <table:table-cell office:value-type="string" calcext:value-type="string">
            <text:p>pFA6a</text:p>
          </table:table-cell>
          <table:table-cell office:value-type="string" calcext:value-type="string">
            <text:p>pFA6a.back-F</text:p>
          </table:table-cell>
          <table:table-cell office:value-type="string" calcext:value-type="string">
            <text:p>TCGACCTGCAGCGTACGAAG</text:p>
          </table:table-cell>
          <table:table-cell/>
          <table:table-cell office:value-type="float" office:value="62.5" calcext:value-type="float">
            <text:p>62.5</text:p>
          </table:table-cell>
          <table:table-cell office:value-type="string" calcext:value-type="string">
            <text:p>none</text:p>
          </table:table-cell>
          <table:table-cell/>
          <table:table-cell office:value-type="string" calcext:value-type="string">
            <text:p>TCGACCTGCAGCGTACGAAGCTTCAGCTGGCGGCCGCGTTCTATAGTGTCACCTAAATCGTATGTGTATGATACATAAGGTTATGTATTAATTGTAGCCGCGTTCTAACGACAATATGTCCATATGGTGCACTCTCAGTACAATCTGCTCTGATGCCGCATAGTTAAGCCAGCCCCGACACCCGCCAACACCCGCTGACGCGCCCTGACGGGCTTGTCTGCTCCCGGCATCCGCTTACAGACAAGCTGTGACCGTCTCCGGGAGCTGCATGTGTCAGAGGTTTTCACCGTCATCACCGAAACGCGCGAGACGAAAGGGCCTCGTGATACGCCTATTTTTATAGGTTAATGTCATGATAATAATGGTTTCTTAGACGTCAGGTGGCACTTTTCGGGGAAATGTGCGCGGAACCCCTATTTGTTTATTTTTCTAAATACATTCAAATATGTATCCGCTCATGAGACAATAACCCTGATAAATGCTTCAATAATATTGAAAAAGGAAGAGTATGAGTATTCAACATTTCCGTGTCGCCCTTATTCCCTTTTTTGCGGCATTTTGCCTTCCTGTTTTTGCTCACCCAGAAACGCTGGTGAAAGTAAAAGATGCTGAAGATCAGTTGGGTGCACGAGTGGGTTACATCGAACTGGATCTCAACAGCGGTAAGATCCTTGAGAGTTTTCGCCCCGAAGAACGTTTTCCAATGATGAGCACTTTTAAAGTTCTGCTATGTGGCGCGGTATTATCCCGTATTGACGCCGGGCAAGAGCAACTCGGTCGCCGCATACACTATTCTCAGAATGACTTGGTTGAGTACTCACCAGTCACAGAAAAGCATCTTACGGATGGCATGACAGTAAGAGAATTATGCAGTGCTGCCATAACCATGAGTGATAACACTGCGGCCAACTTACTTCTGACAACGATCGGAGGACCGAAGGAGCTAACCGCTTTTTTGCACAACATGGGGGATCATGTAACTCGCCTTGATCGTTGGGAACCGGAGCTGAATGAAGCCATACCAAACGACGAGCGTGACACCACGATGCCTGTAGCAATGGCAACAACGTTGCGCAAACTATTAACTGGCGAACTACTTACTCTAGCTTCCCGGCAACAATTAATAGACTGGATGGAGGCGGATAAAGTTGCAGGACCACTTCTGCGCTCGGCCCTTCCGGCTGGCTGGTTTATTGCTGATAAATCTGGAGCCGGTGAGCGTGGGTCTCGCGGTATCATTGCAGCACTGGGGCCAGATGGTAAGCCCTCCCGTATCGTAGTTATCTACACGACGGGGAGTCAGGCAACTATGGATGAACGAAATAGACAGATCGCTGAGATAGGTGCCTCACTGATTAAGCATTGGTAACTGTCAGACCAAGTTTACTCATATATACTTTAGATTGATTTAAAACTTCATTTTTAATTTAAAAGGATCTAGGTGAAGATCCTTTTTGATAATCTCATGACCAAAATCCCTTAACGTGAGTTTTCGTTCCACTGAGCGTCAGACCCCGTAGAAAAGATCAAAGGATCTTCTTGAGATCCTTTTTTTCTGCGCGTAATCTGCTGCTTGCAAACAAAAAAACCACCGCTACCAGCGGTGGTTTGTTTGCCGGATCAAGAGCTACCAACTCTTTTTCCGAAGGTAACTGGCTTCAGCAGAGCGCAGATACCAAATACTGTCCTTCTAGTGTAGCCGTAGTTAGGCCACCACTTCAAGAACTCTGTAGCACCGCCTACATACCTCGCTCTGCTAATCCTGTTACCAGTGGCTGCTGCCAGTGGCGATAAGTCGTGTCTTACCGGGTTGGACTCAAGACGATAGTTACCGGATAAGGCGCAGCGGTCGGGCTGAACGGGGGGTTCGTGCACACAGCCCAGCTTGGAGCGAACGACCTACACCGAACTGAGATACCTACAGCGTGAGCATTGAGAAAGCGCCACGCTTCCCGAAGGGAGAAAGGCGGACAGGTATCCGGTAAGCGGCAGGGTCGGAACAGGAGAGCGCACGAGGGAGCTTCCAGGGGGAAACGCCTGGTATCTTTATAGTCCTGTCGGGTTTCGCCACCTCTGACTTGAGCGTCGATTTTTGTGATGCTCGTCAGGGGGGCGGAGCCTATGGAAAAACGCCAGCAACGCGGCCTTTTTACGGTTCCTGGCCTTTTGCTGGCCTTTTGCTCACATGTTCTTTCCTGCGTTATCCCCTGATTCTGTGGATAACCGTATTACCGCCTTTGAGTGAGCTGATACCGCTCGCCGCAGCCGAACGACCGAGCGCAGCGAGTCAGTGAGCGAGGAAGCGGAAGAGCGCCCAATACGCAAACCGCCTCTCCCCGCGCGTTGGCCGATTCATTAATGCAGGTTAACCTGGCTTATCGAAATTAATACGACTCACTATAGGGAGACCGGCAGATCCGCGGCCGCATAGGCCACTAGTGGATCTGATATCATCGAT</text:p>
          </table:table-cell>
          <table:table-cell office:value-type="string" calcext:value-type="string">
            <text:p>back-F</text:p>
          </table:table-cell>
          <table:table-cell office:value-type="string" calcext:value-type="string">
            <text:p>hphNT1-nmt41-3PK-3mAID</text:p>
          </table:table-cell>
          <table:table-cell office:value-type="string" calcext:value-type="string">
            <text:p>insert-F</text:p>
          </table:table-cell>
          <table:table-cell office:value-type="string" calcext:value-type="string">
            <text:p>GAATTCGAGCTCGTTTAAAC</text:p>
          </table:table-cell>
          <table:table-cell/>
          <table:table-cell office:value-type="float" office:value="53.1" calcext:value-type="float">
            <text:p>53.1</text:p>
          </table:table-cell>
          <table:table-cell office:value-type="string" calcext:value-type="string">
            <text:p>temperature too low</text:p>
          </table:table-cell>
          <table:table-cell/>
          <table:table-cell table:style-name="ce7" office:value-type="string" calcext:value-type="string">
            <text:p>GAATTCGAGCTCGTTTAAACCTTCGAGCGTCCCAAAACCTTCTCAAGCAAGGTTTTCAGTATAATGTTACATGCGTACACGCGTCTGTACAGAAAAAAAAGAAAAATTTGAAATATAAATAACGTTCTTAATACTAACATAACTATAAAAAAATAAATAGGGACCTAGACTTCAGGTTGTCTAACTCCTTCCTTTTCGGTTAGAGCGGATGTGGGGGGAGGGCGTGAATGTAAGCGTGACATAACTAATTACATGACTCGAGATTATTCCTTTGCCCTCGGACGAGTGCTGGGGCGTCGGTTTCCACTATCGGCGAGTACTTCTACACAGCCATCGGTCCAGACGGCCGCGCTTCTGCGGGCGATTTGTGTACGCCCGACAGTCCCGGCTCCGGATCGGACGATTGCGTCGCATCGACCCTGCGCCCAAGCTGCATCATCGAAATTGCCGTCAACCAAGCTCTGATAGAGTTGGTCAAGACCAATGCGGAGCATATACGCCCGGAGCCGCGGCGATCCTGCAAGCTCCGGATGCCTCCGCTCGAAGTAGCGCGTCTGCTGCTCCATACAAGCCAACCACGGCCTCCAGAAGAAGATGTTGGCGACCTCGTATTGGGAATCCCCGAACATCGCCTCGCTCCAGTCAATGACCGCTGTTATGCGGCCATTGTCCGTCAGGACATTGTTGGAGCCGAAATCCGCGTGCACGAGGTGCCGGACTTCGGGGCAGTCCTCGGCCCAAAGCATCAGCTCATCGAGAGCCTGCGCGACGGACGCACTGACGGTGTCGTCCATCACAGTTTGCCAGTGATACACATGGGGATCAGCAATCGCGCATATGAAATCACGCCATGTAGTGTATTGACCGATTCCTTGCGGTCCGAATGGGCCGAACCCGCTCGTCTGGCTAAGATCGGCCGCAGCGATCGCATCCATGGCCTCCGCGACCGGCTGCAGAACAGCGGGCAGTTCGGTTTCAGGCAGGTCTTGCAACGTGACACCCTGTGCACGGCGGGAGATGCAATAGGTCAGGCTCTCGCTGAATTCCCCAATGTCAAGCACTTCCGGAATCGGGAGCGCGGCCGATGCAAAGTGCCGATAAACATAACGATCTTTGTAGAAACCATCGGCGCAGCTATTTACCCGCAGGACATATCCACGCCCTCCTACATCGAAGCTGAAAGCACGAGATTCTTCGCCCTCCGAGAGCTGCATCAGGTCGGAGACGCTGTCGAACTTTTCGATCAGAAACTTCTCGACAGACGTCGCGGTGAGTTCAGGCTTTTTACCCATGGTTGTTTATGTTCGGATGTGATGTGAGAACTGTATCCTAGCAAGATTTTAAAAGGAAGTATATGAAAGAAGAACCTCAGTGGCAAATCCTAACCTTTTATATTTCTCTACAGGGGCGCGGCGTGGGGACAATTCAACGCGTCTGTGAGGGGAGCGTTTCCCTGCTCGCAGGTCTGCAGCGAGGAGCCGTAATTTTTGCTTCGCGCCGTGCGGCCATCAAAATGTATGGATGCAAATGATTATACATGGGGATGTATGGGCTAAATGTACGGGCGACAGTCACATCATGCCCCTGAGCTGCGCACGTCAAGACTGTCAAGGAGGGTATTCTGGGCCTCCATGTCGCTGGCCGGGTGACCCGGCGGGGACGAGGCAAGCTAAACAGATCTCGCCATAAAAGACAGAATAAGTCATCAGCGGTTGTTTCATTTCCTATATTTTTTTTTTATTTTTTTATTTTTTAATAAGGGAAAATTTAACGTCTAAGGATACAGAAGATTGTTAGCACATTAAAGTAATAAAGGCTTAAGTAGTAAGTGCCTTAGCATGTTATTGTATTTCAAAGGACATAATCTAAAATAATAACAATATCATTTCTCACAAGTTATTCAATTTTCTTTTTTTTTTCTAATAATATCAAGAATGTATTATTTGTTTGACATAAGTCAACTAATTTATTTAATATGCTGGATTAATCTTGCAGACATGTAAATTAACAAGTTTTAGTCAAATAACGTTGAAGTTTCAATGAACTCAAATAATTTCTCTTTTTTTTTATATAACCATATATGTCTAATCTGATTTATATTTTCCGCAGGATCAACTGAAGTTATGACATTTGGATTGGATCACTTATAACCTTGGTCGCCAAATAATACAAAAATCAGCGTTATAAAACAAAGAAGGTTTTTGTTAAGAAATTAATCCTCTTTCTTGATAAGAAAGTTGAACCGAAATTGCAGATACTGATATATGAAAATAATACCCACAATTTTGGGAATAGCGCAAGCCTCAATTTAAACAATAGGTGAGGACACATGATAATGACCTCAATGATTGTTAGAAGAAAAGAGCCTCATTACAAAATCGAAAAATGAATGGTTGGGTACAAGTTTCCAAAACATGGTAAAGTGGACTTTGCGTATGAGACGTAAATAGAAAAAAACACTTGTTATATGTTTTCTAGAATTATTGTTGTCTCTTTATGGTTGGATGATGCAAAATAGTAATTTCGGTTAGTTGCTGTAAAACACCACGAGACAAATAGATATGGATATTTATTAAATCAGGAAAAACGTAACTCTCGGCTACTGGATGGTTCAGTCACCCAACGATTACTGGGGAGAGAAAACAGGGCAAAAGCAAAGCTTAAAGGAATCCGATTGTCATTCGGCAATGTGCAGCGAAACTAAAAACCGGATAATGGACCTGTTAATCGAAACATTGAAGATAAAGGAAGAGGAATCCTGGCATATCATCAATTGAATAAGTTGAATTAATTATTTCAATCTCATTCTCACTTTCTGACTTATAGTCGCTTTGTTAAATCATGGGTGCCGGTTCTGGTTCTATCCCAAACCCATTGTTGGGTTTGGACTCTATCCCAAACCCATTGTTGGGTTTGGACTCTATCCCAAACCCATTGTTGGGTTTGGACGGTGCTGGTGCTGGTGCTGGTGCCGGTAAAGAAAAGAGTGCTTGCCCAAAAGACCCTGCTAAACCTCCTGCCAAGGCTCAAGTTGTAGGATGGCCACCTGTTAGATCATACAGAAAGAATGTCATGGTTTCTTGTCAAAAGTCTTCAGGTGGACCAGAAGCTGCAGCCTTTGTTAAAGTATCTATGGATGGTGCCCCATATTTGAGAAAGATTGACTTAAGGATGTACAAGGGTGCTGGAGCAGGCGCCAAAGAAAAATCTGCCTGTCCAAAAGATCCTGCAAAGCCACCTGCTAAAGCACAAGTCGTGGGTTGGCCTCCTGTTAGAAGTTATAGAAAGAATGTGATGGTTTCTTGCCAAAAATCTAGTGGCGGTCCTGAAGCCGCAGCCTTCGTCAAAGTATCTATGGACGGCGCTCCTTATTTGCGTAAGATAGACTTGCGTATGTATAAAGGTGCCGGAGCTGGCGCAGGTGCTAAGGAAAAATCTGCGTGTCCAAAGGACCCTGCAAAACCACCAGCCAAGGCACAAGTTGTAGGTTGGCCCCCTGTAAGATCCTATAGAAAGAATGTTATGGTTTCTTGCCAAAAATCTTCTGGAGGCCCTGAAGCAGCTGCATTTGTTAAAGTTAGTATGGACGGTGCTCCTTACTTGAGAAAAATAGACTTGAGAATGTATAAGGGGGGAGGCGGGGGTGGA</text:p>
          </table:table-cell>
          <table:table-cell office:value-type="string" calcext:value-type="string">
            <text:p>clo-F</text:p>
          </table:table-cell>
          <table:table-cell table:number-columns-repeated="1004"/>
        </table:table-row>
        <table:table-row table:style-name="ro1">
          <table:table-cell table:formula="of:=[.B3]&amp;&quot;.&quot;&amp;[.C3]&amp;&quot;-&quot;&amp;[.L3]" office:value-type="string" office:string-value="NTER.pFA6a-hphNT1-nmt41-3PK-3mAID" calcext:value-type="string">
            <text:p>NTER.pFA6a-hphNT1-nmt41-3PK-3mAID</text:p>
          </table:table-cell>
          <table:table-cell office:value-type="string" calcext:value-type="string">
            <text:p>NTER</text:p>
          </table:table-cell>
          <table:table-cell office:value-type="string" calcext:value-type="string">
            <text:p>pFA6a</text:p>
          </table:table-cell>
          <table:table-cell office:value-type="string" calcext:value-type="string">
            <text:p>pFA6a.back-R</text:p>
          </table:table-cell>
          <table:table-cell office:value-type="string" calcext:value-type="string">
            <text:p>ATCGATGATATCAGATCCACTAGTG</text:p>
          </table:table-cell>
          <table:table-cell office:value-type="float" office:value="2458" calcext:value-type="float">
            <text:p>2458</text:p>
          </table:table-cell>
          <table:table-cell office:value-type="float" office:value="57.7" calcext:value-type="float">
            <text:p>57.7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back-R</text:p>
          </table:table-cell>
          <table:table-cell office:value-type="string" calcext:value-type="string">
            <text:p>hphNT1-nmt41-3PK-3mAID</text:p>
          </table:table-cell>
          <table:table-cell office:value-type="string" calcext:value-type="string">
            <text:p>insert-R</text:p>
          </table:table-cell>
          <table:table-cell office:value-type="string" calcext:value-type="string">
            <text:p>TCCACCCCCGCCTCCCCCCT</text:p>
          </table:table-cell>
          <table:table-cell office:value-type="float" office:value="3648" calcext:value-type="float">
            <text:p>3648</text:p>
          </table:table-cell>
          <table:table-cell office:value-type="float" office:value="71.9" calcext:value-type="float">
            <text:p>71.9</text:p>
          </table:table-cell>
          <table:table-cell office:value-type="string" calcext:value-type="string">
            <text:p>temperature too high</text:p>
          </table:table-cell>
          <table:table-cell table:number-columns-repeated="2"/>
          <table:table-cell office:value-type="string" calcext:value-type="string">
            <text:p>clo-R</text:p>
          </table:table-cell>
          <table:table-cell table:number-columns-repeated="1004"/>
        </table:table-row>
        <table:table-row table:style-name="ro1">
          <table:table-cell table:formula="of:=[.B4]&amp;&quot;.&quot;&amp;[.C4]&amp;&quot;-&quot;&amp;[.L4]" office:value-type="string" office:string-value="NTER.pFA6a-KanMX6" calcext:value-type="string">
            <text:p>NTER.pFA6a-KanMX6</text:p>
          </table:table-cell>
          <table:table-cell office:value-type="string" calcext:value-type="string">
            <text:p>NTER</text:p>
          </table:table-cell>
          <table:table-cell office:value-type="string" calcext:value-type="string">
            <text:p>pFA6a</text:p>
          </table:table-cell>
          <table:table-cell office:value-type="string" calcext:value-type="string">
            <text:p>pFA6a.back-F</text:p>
          </table:table-cell>
          <table:table-cell office:value-type="string" calcext:value-type="string">
            <text:p>TCGACCTGCAGCGTACGAAG</text:p>
          </table:table-cell>
          <table:table-cell/>
          <table:table-cell office:value-type="float" office:value="62.5" calcext:value-type="float">
            <text:p>62.5</text:p>
          </table:table-cell>
          <table:table-cell office:value-type="string" calcext:value-type="string">
            <text:p>none</text:p>
          </table:table-cell>
          <table:table-cell/>
          <table:table-cell office:value-type="string" calcext:value-type="string">
            <text:p>TCGACCTGCAGCGTACGAAGCTTCAGCTGGCGGCCGCGTTCTATAGTGTCACCTAAATCGTATGTGTATGATACATAAGGTTATGTATTAATTGTAGCCGCGTTCTAACGACAATATGTCCATATGGTGCACTCTCAGTACAATCTGCTCTGATGCCGCATAGTTAAGCCAGCCCCGACACCCGCCAACACCCGCTGACGCGCCCTGACGGGCTTGTCTGCTCCCGGCATCCGCTTACAGACAAGCTGTGACCGTCTCCGGGAGCTGCATGTGTCAGAGGTTTTCACCGTCATCACCGAAACGCGCGAGACGAAAGGGCCTCGTGATACGCCTATTTTTATAGGTTAATGTCATGATAATAATGGTTTCTTAGACGTCAGGTGGCACTTTTCGGGGAAATGTGCGCGGAACCCCTATTTGTTTATTTTTCTAAATACATTCAAATATGTATCCGCTCATGAGACAATAACCCTGATAAATGCTTCAATAATATTGAAAAAGGAAGAGTATGAGTATTCAACATTTCCGTGTCGCCCTTATTCCCTTTTTTGCGGCATTTTGCCTTCCTGTTTTTGCTCACCCAGAAACGCTGGTGAAAGTAAAAGATGCTGAAGATCAGTTGGGTGCACGAGTGGGTTACATCGAACTGGATCTCAACAGCGGTAAGATCCTTGAGAGTTTTCGCCCCGAAGAACGTTTTCCAATGATGAGCACTTTTAAAGTTCTGCTATGTGGCGCGGTATTATCCCGTATTGACGCCGGGCAAGAGCAACTCGGTCGCCGCATACACTATTCTCAGAATGACTTGGTTGAGTACTCACCAGTCACAGAAAAGCATCTTACGGATGGCATGACAGTAAGAGAATTATGCAGTGCTGCCATAACCATGAGTGATAACACTGCGGCCAACTTACTTCTGACAACGATCGGAGGACCGAAGGAGCTAACCGCTTTTTTGCACAACATGGGGGATCATGTAACTCGCCTTGATCGTTGGGAACCGGAGCTGAATGAAGCCATACCAAACGACGAGCGTGACACCACGATGCCTGTAGCAATGGCAACAACGTTGCGCAAACTATTAACTGGCGAACTACTTACTCTAGCTTCCCGGCAACAATTAATAGACTGGATGGAGGCGGATAAAGTTGCAGGACCACTTCTGCGCTCGGCCCTTCCGGCTGGCTGGTTTATTGCTGATAAATCTGGAGCCGGTGAGCGTGGGTCTCGCGGTATCATTGCAGCACTGGGGCCAGATGGTAAGCCCTCCCGTATCGTAGTTATCTACACGACGGGGAGTCAGGCAACTATGGATGAACGAAATAGACAGATCGCTGAGATAGGTGCCTCACTGATTAAGCATTGGTAACTGTCAGACCAAGTTTACTCATATATACTTTAGATTGATTTAAAACTTCATTTTTAATTTAAAAGGATCTAGGTGAAGATCCTTTTTGATAATCTCATGACCAAAATCCCTTAACGTGAGTTTTCGTTCCACTGAGCGTCAGACCCCGTAGAAAAGATCAAAGGATCTTCTTGAGATCCTTTTTTTCTGCGCGTAATCTGCTGCTTGCAAACAAAAAAACCACCGCTACCAGCGGTGGTTTGTTTGCCGGATCAAGAGCTACCAACTCTTTTTCCGAAGGTAACTGGCTTCAGCAGAGCGCAGATACCAAATACTGTCCTTCTAGTGTAGCCGTAGTTAGGCCACCACTTCAAGAACTCTGTAGCACCGCCTACATACCTCGCTCTGCTAATCCTGTTACCAGTGGCTGCTGCCAGTGGCGATAAGTCGTGTCTTACCGGGTTGGACTCAAGACGATAGTTACCGGATAAGGCGCAGCGGTCGGGCTGAACGGGGGGTTCGTGCACACAGCCCAGCTTGGAGCGAACGACCTACACCGAACTGAGATACCTACAGCGTGAGCATTGAGAAAGCGCCACGCTTCCCGAAGGGAGAAAGGCGGACAGGTATCCGGTAAGCGGCAGGGTCGGAACAGGAGAGCGCACGAGGGAGCTTCCAGGGGGAAACGCCTGGTATCTTTATAGTCCTGTCGGGTTTCGCCACCTCTGACTTGAGCGTCGATTTTTGTGATGCTCGTCAGGGGGGCGGAGCCTATGGAAAAACGCCAGCAACGCGGCCTTTTTACGGTTCCTGGCCTTTTGCTGGCCTTTTGCTCACATGTTCTTTCCTGCGTTATCCCCTGATTCTGTGGATAACCGTATTACCGCCTTTGAGTGAGCTGATACCGCTCGCCGCAGCCGAACGACCGAGCGCAGCGAGTCAGTGAGCGAGGAAGCGGAAGAGCGCCCAATACGCAAACCGCCTCTCCCCGCGCGTTGGCCGATTCATTAATGCAGGTTAACCTGGCTTATCGAAATTAATACGACTCACTATAGGGAGACCGGCAGATCCGCGGCCGCATAGGCCACTAGTGGATCTGATATCATCGAT</text:p>
          </table:table-cell>
          <table:table-cell office:value-type="string" calcext:value-type="string">
            <text:p>back-F</text:p>
          </table:table-cell>
          <table:table-cell office:value-type="string" calcext:value-type="string">
            <text:p>KanMX6</text:p>
          </table:table-cell>
          <table:table-cell office:value-type="string" calcext:value-type="string">
            <text:p>insert-F</text:p>
          </table:table-cell>
          <table:table-cell office:value-type="string" calcext:value-type="string">
            <text:p>GAATTCGAGCTCGTTTAAAC</text:p>
          </table:table-cell>
          <table:table-cell/>
          <table:table-cell office:value-type="float" office:value="53.1" calcext:value-type="float">
            <text:p>53.1</text:p>
          </table:table-cell>
          <table:table-cell office:value-type="string" calcext:value-type="string">
            <text:p>temperature too low</text:p>
          </table:table-cell>
          <table:table-cell/>
          <table:table-cell office:value-type="string" calcext:value-type="string">
            <text:p>GAATTCGAGCTCGTTTAAACTGGATGGCGGCGTTAGTATCGAATCGACAGCAGTATAGCGACCAGCATTCACATACGATTGACGCATGATATTACTTTCTGCGCACTTAACTTCGCATCTGGGCAGATGATGTCGAGGCGAAAAAAAATATAAATCACGCTAACATTTGATTAAAATAGAACAACTACAATATAAAAAAACTATACAAATGACAAGTTCTTGAAAACAAGAATCTTTTTATTGTCAGTACTGATTAGAAAAACTCATCGAGCATCAAATGAAACTGCAATTTATTCATATCAGGATTATCAATACCATATTTTTGAAAAAGCCGTTTCTGTAATGAAGGAGAAAACTCACCGAGGCAGTTCCATAGGATGGCAAGATCCTGGTATCGGTCTGCGATTCCGACTCGTCCAACATCAATACAACCTATTAATTTCCCCTCGTCAAAAATAAGGTTATCAAGTGAGAAATCACCATGAGTGACGACTGAATCCGGTGAGAATGGCAAAAGCTTATGCATTTCTTTCCAGACTTGTTCAACAGGCCAGCCATTACGCTCGTCATCAAAATCACTCGCATCAACCAAACCGTTATTCATTCGTGATTGCGCCTGAGCGAGACGAAATACGCGATCGCTGTTAAAAGGACAATTACAAACAGGAATCGAATGCAACCGGCGCAGGAACACTGCCAGCGCATCAACAATATTTTCACCTGAATCAGGATATTCTTCTAATACCTGGAATGCTGTTTTGCCGGGGATCGCAGTGGTGAGTAACCATGCATCATCAGGAGTACGGATAAAATGCTTGATGGTCGGAAGAGGCATAAATTCCGTCAGCCAGTTTAGTCTGACCATCTCATCTGTAACATCATTGGCAACGCTACCTTTGCCATGTTTCAGAAACAACTCTGGCGCATCGGGCTTCCCATACAATCGATAGATTGTCGCACCTGATTGCCCGACATTATCGCGAGCCCATTTATACCCATATAAATCAGCATCCATGTTGGAATTTAATCGCGGCCTCGAAACGTGAGTCTTTTCCTTACCCATGGTTGTTTATGTTCGGATGTGATGTGAGAACTGTATCCTAGCAAGATTTTAAAAGGAAGTATATGAAAGAAGAACCTCAGTGGCAAATCCTAACCTTTTATATTTCTCTACAGGGGCGCGGCGTGGGGACAATTCAACGCGTCTGTGAGGGGAGCGTTTCCCTGCTCGCAGGTCTGCAGCGAGGAGCCGTAATTTTTGCTTCGCGCCGTGCGGCCATCAAAATGTATGGATGCAAATGATTATACATGGGGATGTATGGGCTAAATGTACGGGCGACAGTCACATCATGCCCCTGAGCTGCGCACGTCAAGACTGTCAAGGAGGGTATTCTGGGCCTCCATGTCGCTGGCCGGGTGACCCGGCGGGGACGAGGCAAGCTAAACAGATCTGGCGCGCCTTAATTAACCCGGGGATCCG</text:p>
          </table:table-cell>
          <table:table-cell office:value-type="string" calcext:value-type="string">
            <text:p>clo-F</text:p>
          </table:table-cell>
          <table:table-cell office:value-type="string" calcext:value-type="string">
            <text:p>http://www-bcf.usc.edu/~forsburg/kanMX6.html</text:p>
          </table:table-cell>
          <table:table-cell table:number-columns-repeated="1003"/>
        </table:table-row>
        <table:table-row table:style-name="ro1">
          <table:table-cell table:formula="of:=[.B5]&amp;&quot;.&quot;&amp;[.C5]&amp;&quot;-&quot;&amp;[.L5]" office:value-type="string" office:string-value="NTER.pFA6a-KanMX6" calcext:value-type="string">
            <text:p>NTER.pFA6a-KanMX6</text:p>
          </table:table-cell>
          <table:table-cell office:value-type="string" calcext:value-type="string">
            <text:p>NTER</text:p>
          </table:table-cell>
          <table:table-cell office:value-type="string" calcext:value-type="string">
            <text:p>pFA6a</text:p>
          </table:table-cell>
          <table:table-cell office:value-type="string" calcext:value-type="string">
            <text:p>pFA6a.back-R</text:p>
          </table:table-cell>
          <table:table-cell office:value-type="string" calcext:value-type="string">
            <text:p>ATCGATGATATCAGATCCACTAGTG</text:p>
          </table:table-cell>
          <table:table-cell office:value-type="float" office:value="2458" calcext:value-type="float">
            <text:p>2458</text:p>
          </table:table-cell>
          <table:table-cell office:value-type="float" office:value="57.7" calcext:value-type="float">
            <text:p>57.7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back-R</text:p>
          </table:table-cell>
          <table:table-cell office:value-type="string" calcext:value-type="string">
            <text:p>KanMX6</text:p>
          </table:table-cell>
          <table:table-cell office:value-type="string" calcext:value-type="string">
            <text:p>insert-R</text:p>
          </table:table-cell>
          <table:table-cell office:value-type="string" calcext:value-type="string">
            <text:p>CGGATCCCCGGGTTAATTAA</text:p>
          </table:table-cell>
          <table:table-cell office:value-type="float" office:value="1480" calcext:value-type="float">
            <text:p>1480</text:p>
          </table:table-cell>
          <table:table-cell office:value-type="float" office:value="57.1" calcext:value-type="float">
            <text:p>57.1</text:p>
          </table:table-cell>
          <table:table-cell office:value-type="string" calcext:value-type="string">
            <text:p>hairpin stability too high (51.5)</text:p>
          </table:table-cell>
          <table:table-cell table:number-columns-repeated="2"/>
          <table:table-cell office:value-type="string" calcext:value-type="string">
            <text:p>Bahler_KanMX6-R</text:p>
          </table:table-cell>
          <table:table-cell table:number-columns-repeated="1004"/>
        </table:table-row>
        <table:table-row table:style-name="ro1">
          <table:table-cell table:formula="of:=[.B6]&amp;&quot;.&quot;&amp;[.C6]&amp;&quot;-&quot;&amp;[.L6]" office:value-type="string" office:string-value="NTER.pFA6a-KanMX6-nmt1" calcext:value-type="string">
            <text:p>NTER.pFA6a-KanMX6-nmt1</text:p>
          </table:table-cell>
          <table:table-cell office:value-type="string" calcext:value-type="string">
            <text:p>NTER</text:p>
          </table:table-cell>
          <table:table-cell office:value-type="string" calcext:value-type="string">
            <text:p>pFA6a</text:p>
          </table:table-cell>
          <table:table-cell office:value-type="string" calcext:value-type="string">
            <text:p>pFA6a.back-F</text:p>
          </table:table-cell>
          <table:table-cell office:value-type="string" calcext:value-type="string">
            <text:p>TCGACCTGCAGCGTACGAAG</text:p>
          </table:table-cell>
          <table:table-cell/>
          <table:table-cell office:value-type="float" office:value="62.5" calcext:value-type="float">
            <text:p>62.5</text:p>
          </table:table-cell>
          <table:table-cell office:value-type="string" calcext:value-type="string">
            <text:p>none</text:p>
          </table:table-cell>
          <table:table-cell/>
          <table:table-cell office:value-type="string" calcext:value-type="string">
            <text:p>TCGACCTGCAGCGTACGAAGCTTCAGCTGGCGGCCGCGTTCTATAGTGTCACCTAAATCGTATGTGTATGATACATAAGGTTATGTATTAATTGTAGCCGCGTTCTAACGACAATATGTCCATATGGTGCACTCTCAGTACAATCTGCTCTGATGCCGCATAGTTAAGCCAGCCCCGACACCCGCCAACACCCGCTGACGCGCCCTGACGGGCTTGTCTGCTCCCGGCATCCGCTTACAGACAAGCTGTGACCGTCTCCGGGAGCTGCATGTGTCAGAGGTTTTCACCGTCATCACCGAAACGCGCGAGACGAAAGGGCCTCGTGATACGCCTATTTTTATAGGTTAATGTCATGATAATAATGGTTTCTTAGACGTCAGGTGGCACTTTTCGGGGAAATGTGCGCGGAACCCCTATTTGTTTATTTTTCTAAATACATTCAAATATGTATCCGCTCATGAGACAATAACCCTGATAAATGCTTCAATAATATTGAAAAAGGAAGAGTATGAGTATTCAACATTTCCGTGTCGCCCTTATTCCCTTTTTTGCGGCATTTTGCCTTCCTGTTTTTGCTCACCCAGAAACGCTGGTGAAAGTAAAAGATGCTGAAGATCAGTTGGGTGCACGAGTGGGTTACATCGAACTGGATCTCAACAGCGGTAAGATCCTTGAGAGTTTTCGCCCCGAAGAACGTTTTCCAATGATGAGCACTTTTAAAGTTCTGCTATGTGGCGCGGTATTATCCCGTATTGACGCCGGGCAAGAGCAACTCGGTCGCCGCATACACTATTCTCAGAATGACTTGGTTGAGTACTCACCAGTCACAGAAAAGCATCTTACGGATGGCATGACAGTAAGAGAATTATGCAGTGCTGCCATAACCATGAGTGATAACACTGCGGCCAACTTACTTCTGACAACGATCGGAGGACCGAAGGAGCTAACCGCTTTTTTGCACAACATGGGGGATCATGTAACTCGCCTTGATCGTTGGGAACCGGAGCTGAATGAAGCCATACCAAACGACGAGCGTGACACCACGATGCCTGTAGCAATGGCAACAACGTTGCGCAAACTATTAACTGGCGAACTACTTACTCTAGCTTCCCGGCAACAATTAATAGACTGGATGGAGGCGGATAAAGTTGCAGGACCACTTCTGCGCTCGGCCCTTCCGGCTGGCTGGTTTATTGCTGATAAATCTGGAGCCGGTGAGCGTGGGTCTCGCGGTATCATTGCAGCACTGGGGCCAGATGGTAAGCCCTCCCGTATCGTAGTTATCTACACGACGGGGAGTCAGGCAACTATGGATGAACGAAATAGACAGATCGCTGAGATAGGTGCCTCACTGATTAAGCATTGGTAACTGTCAGACCAAGTTTACTCATATATACTTTAGATTGATTTAAAACTTCATTTTTAATTTAAAAGGATCTAGGTGAAGATCCTTTTTGATAATCTCATGACCAAAATCCCTTAACGTGAGTTTTCGTTCCACTGAGCGTCAGACCCCGTAGAAAAGATCAAAGGATCTTCTTGAGATCCTTTTTTTCTGCGCGTAATCTGCTGCTTGCAAACAAAAAAACCACCGCTACCAGCGGTGGTTTGTTTGCCGGATCAAGAGCTACCAACTCTTTTTCCGAAGGTAACTGGCTTCAGCAGAGCGCAGATACCAAATACTGTCCTTCTAGTGTAGCCGTAGTTAGGCCACCACTTCAAGAACTCTGTAGCACCGCCTACATACCTCGCTCTGCTAATCCTGTTACCAGTGGCTGCTGCCAGTGGCGATAAGTCGTGTCTTACCGGGTTGGACTCAAGACGATAGTTACCGGATAAGGCGCAGCGGTCGGGCTGAACGGGGGGTTCGTGCACACAGCCCAGCTTGGAGCGAACGACCTACACCGAACTGAGATACCTACAGCGTGAGCATTGAGAAAGCGCCACGCTTCCCGAAGGGAGAAAGGCGGACAGGTATCCGGTAAGCGGCAGGGTCGGAACAGGAGAGCGCACGAGGGAGCTTCCAGGGGGAAACGCCTGGTATCTTTATAGTCCTGTCGGGTTTCGCCACCTCTGACTTGAGCGTCGATTTTTGTGATGCTCGTCAGGGGGGCGGAGCCTATGGAAAAACGCCAGCAACGCGGCCTTTTTACGGTTCCTGGCCTTTTGCTGGCCTTTTGCTCACATGTTCTTTCCTGCGTTATCCCCTGATTCTGTGGATAACCGTATTACCGCCTTTGAGTGAGCTGATACCGCTCGCCGCAGCCGAACGACCGAGCGCAGCGAGTCAGTGAGCGAGGAAGCGGAAGAGCGCCCAATACGCAAACCGCCTCTCCCCGCGCGTTGGCCGATTCATTAATGCAGGTTAACCTGGCTTATCGAAATTAATACGACTCACTATAGGGAGACCGGCAGATCCGCGGCCGCATAGGCCACTAGTGGATCTGATATCATCGAT</text:p>
          </table:table-cell>
          <table:table-cell office:value-type="string" calcext:value-type="string">
            <text:p>back-F</text:p>
          </table:table-cell>
          <table:table-cell table:style-name="ce8" office:value-type="string" calcext:value-type="string">
            <text:p>KanMX6-nmt1</text:p>
          </table:table-cell>
          <table:table-cell office:value-type="string" calcext:value-type="string">
            <text:p>insert-F</text:p>
          </table:table-cell>
          <table:table-cell office:value-type="string" calcext:value-type="string">
            <text:p>GAATTCGAGCTCGTTTAAAC</text:p>
          </table:table-cell>
          <table:table-cell/>
          <table:table-cell office:value-type="float" office:value="53.1" calcext:value-type="float">
            <text:p>53.1</text:p>
          </table:table-cell>
          <table:table-cell office:value-type="string" calcext:value-type="string">
            <text:p>temperature too low</text:p>
          </table:table-cell>
          <table:table-cell/>
          <table:table-cell table:style-name="ce7" office:value-type="string" calcext:value-type="string">
            <text:p>GAATTCGAGCTCGTTTAAACTGGATGGCGGCGTTAGTATCGAATCGACAGCAGTATAGCGACCAGCATTCACATACGATTGACGCATGATATTACTTTCTGCGCACTTAACTTCGCATCTGGGCAGATGATGTCGAGGCGAAAAAAAATATAAATCACGCTAACATTTGATTAAAATAGAACAACTACAATATAAAAAAACTATACAAATGACAAGTTCTTGAAAACAAGAATCTTTTTATTGTCAGTACTGATTAGAAAAACTCATCGAGCATCAAATGAAACTGCAATTTATTCATATCAGGATTATCAATACCATATTTTTGAAAAAGCCGTTTCTGTAATGAAGGAGAAAACTCACCGAGGCAGTTCCATAGGATGGCAAGATCCTGGTATCGGTCTGCGATTCCGACTCGTCCAACATCAATACAACCTATTAATTTCCCCTCGTCAAAAATAAGGTTATCAAGTGAGAAATCACCATGAGTGACGACTGAATCCGGTGAGAATGGCAAAAGCTTATGCATTTCTTTCCAGACTTGTTCAACAGGCCAGCCATTACGCTCGTCATCAAAATCACTCGCATCAACCAAACCGTTATTCATTCGTGATTGCGCCTGAGCGAGACGAAATACGCGATCGCTGTTAAAAGGACAATTACAAACAGGAATCGAATGCAACCGGCGCAGGAACACTGCCAGCGCATCAACAATATTTTCACCTGAATCAGGATATTCTTCTAATACCTGGAATGCTGTTTTGCCGGGGATCGCAGTGGTGAGTAACCATGCATCATCAGGAGTACGGATAAAATGCTTGATGGTCGGAAGAGGCATAAATTCCGTCAGCCAGTTTAGTCTGACCATCTCATCTGTAACATCATTGGCAACGCTACCTTTGCCATGTTTCAGAAACAACTCTGGCGCATCGGGCTTCCCATACAATCGATAGATTGTCGCACCTGATTGCCCGACATTATCGCGAGCCCATTTATACCCATATAAATCAGCATCCATGTTGGAATTTAATCGCGGCCTCGAAACGTGAGTCTTTTCCTTACCCATGGTTGTTTATGTTCGGATGTGATGTGAGAACTGTATCCTAGCAAGATTTTAAAAGGAAGTATATGAAAGAAGAACCTCAGTGGCAAATCCTAACCTTTTATATTTCTCTACAGGGGCGCGGCGTGGGGACAATTCAACGCGTCTGTGAGGGGAGCGTTTCCCTGCTCGCAGGTCTGCAGCGAGGAGCCGTAATTTTTGCTTCGCGCCGTGCGGCCATCAAAATGTATGGATGCAAATGATTATACATGGGGATGTATGGGCTAAATGTACGGGCGACAGTCACATCATGCCCCTGAGCTGCGCACGTCAAGACTGTCAAGGAGGGTATTCTGGGCCTCCATGTCGCTGGCCGGGTGACCCGGCGGGGACGAGGCAAGCTAAACAGATCTCGCCATAAAAGACAGAATAAGTCATCAGCGGTTGTTTCATTTCCTATATTTTTTTTTTATTTTTTTATTTTTTAATAAGGGAAAATTTAACGTCTAAGGATACAGAAGATTGTTAGCACATTAAAGTAATAAAGGCTTAAGTAGTAAGTGCCTTAGCATGTTATTGTATTTCAAAGGACATAATCTAAAATAATAACAATATCATTTCTCACAAGTTATTCAATTTTCTTTTTTTTTTCTAATAATATCAAGAATGTATTATTTGTTTGACATAAGTCAACTAATTTATTTAATATGCTGGATTAATCTTGCAGACATGTAAATTAACAAGTTTTAGTCAAATAACGTTGAAGTTTCAATGAACTCAAATAATTTCTCTTTTTTTTTATATAACCATATATGTCTAATCTGATTTATATTTTCCGCAGGATCAACTGAAGTTATGACATTTGGATTGGATCACTTATAACCTTGGTCGCCAAATAATACAAAAATCAGCGTTATAAAACAAAGAAGGTTTTTGTTAAGAAATTAATCCTCTTTCTTGATAAGAAAGTTGAACCGAAATTGCAGATACTGATATATGAAAATAATACCCACAATTTTGGGAATAGCGCAAGCCTCAATTTAAACAATAGGTGAGGACACATGATAATGACCTCAATGATTGTTAGAAGAAAAGAGCCTCATTACAAAATCGAAAAATGAATGGTTGGGTACAAGTTTCCAAAACATGGTAAAGTGGACTTTGCGTATGAGACGTAAATAGAAAAAAACACTTGTTATATGTTTTCTAGAATTATTGTTGTCTCTTTATGGTTGGATGATGCAAAATAGTAATTTCGGTTAGTTGCTGTAAAACACCACGAGACAAATAGATATGGATATTTATTAAATCAGGAAAAACGTAACTCTCGGCTACTGGATGGTTCAGTCACCCAACGATTACTGGGGAGAGAAAACAGGGCAAAAGCAAAGCTTAAAGGAATCCGATTGTCATTCGGCAATGTGCAGCGAAACTAAAAACCGGATAATGGACCTGTTAATCGAAACATTGAAGATATATAAAGGAAGAGGAATCCTGGCATATCATCAATTGAATAAGTTGAATTAATTATTTCAATCTCATTCTCACTTTCTGACTTATAGTCGCTTTGTTAAATCATG</text:p>
          </table:table-cell>
          <table:table-cell office:value-type="string" calcext:value-type="string">
            <text:p>clo-F</text:p>
          </table:table-cell>
          <table:table-cell office:value-type="string" calcext:value-type="string">
            <text:p>http://www-bcf.usc.edu/~forsburg/nmt.html</text:p>
          </table:table-cell>
          <table:table-cell table:number-columns-repeated="1003"/>
        </table:table-row>
        <table:table-row table:style-name="ro1">
          <table:table-cell table:formula="of:=[.B7]&amp;&quot;.&quot;&amp;[.C7]&amp;&quot;-&quot;&amp;[.L7]" office:value-type="string" office:string-value="NTER.pFA6a-KanMX6-nmt1" calcext:value-type="string">
            <text:p>NTER.pFA6a-KanMX6-nmt1</text:p>
          </table:table-cell>
          <table:table-cell office:value-type="string" calcext:value-type="string">
            <text:p>NTER</text:p>
          </table:table-cell>
          <table:table-cell office:value-type="string" calcext:value-type="string">
            <text:p>pFA6a</text:p>
          </table:table-cell>
          <table:table-cell office:value-type="string" calcext:value-type="string">
            <text:p>pFA6a.back-R</text:p>
          </table:table-cell>
          <table:table-cell office:value-type="string" calcext:value-type="string">
            <text:p>ATCGATGATATCAGATCCACTAGTG</text:p>
          </table:table-cell>
          <table:table-cell office:value-type="float" office:value="2458" calcext:value-type="float">
            <text:p>2458</text:p>
          </table:table-cell>
          <table:table-cell office:value-type="float" office:value="57.7" calcext:value-type="float">
            <text:p>57.7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back-R</text:p>
          </table:table-cell>
          <table:table-cell table:style-name="ce8" office:value-type="string" calcext:value-type="string">
            <text:p>KanMX6-nmt1</text:p>
          </table:table-cell>
          <table:table-cell office:value-type="string" calcext:value-type="string">
            <text:p>insert-R</text:p>
          </table:table-cell>
          <table:table-cell office:value-type="string" calcext:value-type="string">
            <text:p>CATGATTTAACAAAGCGACTATA</text:p>
          </table:table-cell>
          <table:table-cell office:value-type="float" office:value="2619" calcext:value-type="float">
            <text:p>2619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temperature too low</text:p>
          </table:table-cell>
          <table:table-cell table:number-columns-repeated="2"/>
          <table:table-cell office:value-type="string" calcext:value-type="string">
            <text:p>Bahler-R</text:p>
          </table:table-cell>
          <table:table-cell table:number-columns-repeated="1004"/>
        </table:table-row>
        <table:table-row table:style-name="ro1">
          <table:table-cell table:formula="of:=[.B8]&amp;&quot;.&quot;&amp;[.C8]&amp;&quot;-&quot;&amp;[.L8]" office:value-type="string" office:string-value="NTER.pFA6a-KanMX6-nmt1-3HA" calcext:value-type="string">
            <text:p>NTER.pFA6a-KanMX6-nmt1-3HA</text:p>
          </table:table-cell>
          <table:table-cell office:value-type="string" calcext:value-type="string">
            <text:p>NTER</text:p>
          </table:table-cell>
          <table:table-cell office:value-type="string" calcext:value-type="string">
            <text:p>pFA6a</text:p>
          </table:table-cell>
          <table:table-cell office:value-type="string" calcext:value-type="string">
            <text:p>pFA6a.back-F</text:p>
          </table:table-cell>
          <table:table-cell office:value-type="string" calcext:value-type="string">
            <text:p>TCGACCTGCAGCGTACGAAG</text:p>
          </table:table-cell>
          <table:table-cell/>
          <table:table-cell office:value-type="float" office:value="62.5" calcext:value-type="float">
            <text:p>62.5</text:p>
          </table:table-cell>
          <table:table-cell office:value-type="string" calcext:value-type="string">
            <text:p>none</text:p>
          </table:table-cell>
          <table:table-cell/>
          <table:table-cell office:value-type="string" calcext:value-type="string">
            <text:p>TCGACCTGCAGCGTACGAAGCTTCAGCTGGCGGCCGCGTTCTATAGTGTCACCTAAATCGTATGTGTATGATACATAAGGTTATGTATTAATTGTAGCCGCGTTCTAACGACAATATGTCCATATGGTGCACTCTCAGTACAATCTGCTCTGATGCCGCATAGTTAAGCCAGCCCCGACACCCGCCAACACCCGCTGACGCGCCCTGACGGGCTTGTCTGCTCCCGGCATCCGCTTACAGACAAGCTGTGACCGTCTCCGGGAGCTGCATGTGTCAGAGGTTTTCACCGTCATCACCGAAACGCGCGAGACGAAAGGGCCTCGTGATACGCCTATTTTTATAGGTTAATGTCATGATAATAATGGTTTCTTAGACGTCAGGTGGCACTTTTCGGGGAAATGTGCGCGGAACCCCTATTTGTTTATTTTTCTAAATACATTCAAATATGTATCCGCTCATGAGACAATAACCCTGATAAATGCTTCAATAATATTGAAAAAGGAAGAGTATGAGTATTCAACATTTCCGTGTCGCCCTTATTCCCTTTTTTGCGGCATTTTGCCTTCCTGTTTTTGCTCACCCAGAAACGCTGGTGAAAGTAAAAGATGCTGAAGATCAGTTGGGTGCACGAGTGGGTTACATCGAACTGGATCTCAACAGCGGTAAGATCCTTGAGAGTTTTCGCCCCGAAGAACGTTTTCCAATGATGAGCACTTTTAAAGTTCTGCTATGTGGCGCGGTATTATCCCGTATTGACGCCGGGCAAGAGCAACTCGGTCGCCGCATACACTATTCTCAGAATGACTTGGTTGAGTACTCACCAGTCACAGAAAAGCATCTTACGGATGGCATGACAGTAAGAGAATTATGCAGTGCTGCCATAACCATGAGTGATAACACTGCGGCCAACTTACTTCTGACAACGATCGGAGGACCGAAGGAGCTAACCGCTTTTTTGCACAACATGGGGGATCATGTAACTCGCCTTGATCGTTGGGAACCGGAGCTGAATGAAGCCATACCAAACGACGAGCGTGACACCACGATGCCTGTAGCAATGGCAACAACGTTGCGCAAACTATTAACTGGCGAACTACTTACTCTAGCTTCCCGGCAACAATTAATAGACTGGATGGAGGCGGATAAAGTTGCAGGACCACTTCTGCGCTCGGCCCTTCCGGCTGGCTGGTTTATTGCTGATAAATCTGGAGCCGGTGAGCGTGGGTCTCGCGGTATCATTGCAGCACTGGGGCCAGATGGTAAGCCCTCCCGTATCGTAGTTATCTACACGACGGGGAGTCAGGCAACTATGGATGAACGAAATAGACAGATCGCTGAGATAGGTGCCTCACTGATTAAGCATTGGTAACTGTCAGACCAAGTTTACTCATATATACTTTAGATTGATTTAAAACTTCATTTTTAATTTAAAAGGATCTAGGTGAAGATCCTTTTTGATAATCTCATGACCAAAATCCCTTAACGTGAGTTTTCGTTCCACTGAGCGTCAGACCCCGTAGAAAAGATCAAAGGATCTTCTTGAGATCCTTTTTTTCTGCGCGTAATCTGCTGCTTGCAAACAAAAAAACCACCGCTACCAGCGGTGGTTTGTTTGCCGGATCAAGAGCTACCAACTCTTTTTCCGAAGGTAACTGGCTTCAGCAGAGCGCAGATACCAAATACTGTCCTTCTAGTGTAGCCGTAGTTAGGCCACCACTTCAAGAACTCTGTAGCACCGCCTACATACCTCGCTCTGCTAATCCTGTTACCAGTGGCTGCTGCCAGTGGCGATAAGTCGTGTCTTACCGGGTTGGACTCAAGACGATAGTTACCGGATAAGGCGCAGCGGTCGGGCTGAACGGGGGGTTCGTGCACACAGCCCAGCTTGGAGCGAACGACCTACACCGAACTGAGATACCTACAGCGTGAGCATTGAGAAAGCGCCACGCTTCCCGAAGGGAGAAAGGCGGACAGGTATCCGGTAAGCGGCAGGGTCGGAACAGGAGAGCGCACGAGGGAGCTTCCAGGGGGAAACGCCTGGTATCTTTATAGTCCTGTCGGGTTTCGCCACCTCTGACTTGAGCGTCGATTTTTGTGATGCTCGTCAGGGGGGCGGAGCCTATGGAAAAACGCCAGCAACGCGGCCTTTTTACGGTTCCTGGCCTTTTGCTGGCCTTTTGCTCACATGTTCTTTCCTGCGTTATCCCCTGATTCTGTGGATAACCGTATTACCGCCTTTGAGTGAGCTGATACCGCTCGCCGCAGCCGAACGACCGAGCGCAGCGAGTCAGTGAGCGAGGAAGCGGAAGAGCGCCCAATACGCAAACCGCCTCTCCCCGCGCGTTGGCCGATTCATTAATGCAGGTTAACCTGGCTTATCGAAATTAATACGACTCACTATAGGGAGACCGGCAGATCCGCGGCCGCATAGGCCACTAGTGGATCTGATATCATCGAT</text:p>
          </table:table-cell>
          <table:table-cell office:value-type="string" calcext:value-type="string">
            <text:p>back-F</text:p>
          </table:table-cell>
          <table:table-cell office:value-type="string" calcext:value-type="string">
            <text:p>KanMX6-nmt1-3HA</text:p>
          </table:table-cell>
          <table:table-cell office:value-type="string" calcext:value-type="string">
            <text:p>insert-F</text:p>
          </table:table-cell>
          <table:table-cell office:value-type="string" calcext:value-type="string">
            <text:p>GAATTCGAGCTCGTTTAAAC</text:p>
          </table:table-cell>
          <table:table-cell/>
          <table:table-cell office:value-type="float" office:value="53.1" calcext:value-type="float">
            <text:p>53.1</text:p>
          </table:table-cell>
          <table:table-cell office:value-type="string" calcext:value-type="string">
            <text:p>temperature too low</text:p>
          </table:table-cell>
          <table:table-cell/>
          <table:table-cell table:style-name="ce7" office:value-type="string" calcext:value-type="string">
            <text:p>GAATTCGAGCTCGTTTAAACTGGATGGCGGCGTTAGTATCGAATCGACAGCAGTATAGCGACCAGCATTCACATACGATTGACGCATGATATTACTTTCTGCGCACTTAACTTCGCATCTGGGCAGATGATGTCGAGGCGAAAAAAAATATAAATCACGCTAACATTTGATTAAAATAGAACAACTACAATATAAAAAAACTATACAAATGACAAGTTCTTGAAAACAAGAATCTTTTTATTGTCAGTACTGATTAGAAAAACTCATCGAGCATCAAATGAAACTGCAATTTATTCATATCAGGATTATCAATACCATATTTTTGAAAAAGCCGTTTCTGTAATGAAGGAGAAAACTCACCGAGGCAGTTCCATAGGATGGCAAGATCCTGGTATCGGTCTGCGATTCCGACTCGTCCAACATCAATACAACCTATTAATTTCCCCTCGTCAAAAATAAGGTTATCAAGTGAGAAATCACCATGAGTGACGACTGAATCCGGTGAGAATGGCAAAAGCTTATGCATTTCTTTCCAGACTTGTTCAACAGGCCAGCCATTACGCTCGTCATCAAAATCACTCGCATCAACCAAACCGTTATTCATTCGTGATTGCGCCTGAGCGAGACGAAATACGCGATCGCTGTTAAAAGGACAATTACAAACAGGAATCGAATGCAACCGGCGCAGGAACACTGCCAGCGCATCAACAATATTTTCACCTGAATCAGGATATTCTTCTAATACCTGGAATGCTGTTTTGCCGGGGATCGCAGTGGTGAGTAACCATGCATCATCAGGAGTACGGATAAAATGCTTGATGGTCGGAAGAGGCATAAATTCCGTCAGCCAGTTTAGTCTGACCATCTCATCTGTAACATCATTGGCAACGCTACCTTTGCCATGTTTCAGAAACAACTCTGGCGCATCGGGCTTCCCATACAATCGATAGATTGTCGCACCTGATTGCCCGACATTATCGCGAGCCCATTTATACCCATATAAATCAGCATCCATGTTGGAATTTAATCGCGGCCTCGAAACGTGAGTCTTTTCCTTACCCATGGTTGTTTATGTTCGGATGTGATGTGAGAACTGTATCCTAGCAAGATTTTAAAAGGAAGTATATGAAAGAAGAACCTCAGTGGCAAATCCTAACCTTTTATATTTCTCTACAGGGGCGCGGCGTGGGGACAATTCAACGCGTCTGTGAGGGGAGCGTTTCCCTGCTCGCAGGTCTGCAGCGAGGAGCCGTAATTTTTGCTTCGCGCCGTGCGGCCATCAAAATGTATGGATGCAAATGATTATACATGGGGATGTATGGGCTAAATGTACGGGCGACAGTCACATCATGCCCCTGAGCTGCGCACGTCAAGACTGTCAAGGAGGGTATTCTGGGCCTCCATGTCGCTGGCCGGGTGACCCGGCGGGGACGAGGCAAGCTAAACAGATCTCGCCATAAAAGACAGAATAAGTCATCAGCGGTTGTTTCATTTCCTATATTTTTTTTTTATTTTTTTATTTTTTAATAAGGGAAAATTTAACGTCTAAGGATACAGAAGATTGTTAGCACATTAAAGTAATAAAGGCTTAAGTAGTAAGTGCCTTAGCATGTTATTGTATTTCAAAGGACATAATCTAAAATAATAACAATATCATTTCTCACAAGTTATTCAATTTTCTTTTTTTTTTCTAATAATATCAAGAATGTATTATTTGTTTGACATAAGTCAACTAATTTATTTAATATGCTGGATTAATCTTGCAGACATGTAAATTAACAAGTTTTAGTCAAATAACGTTGAAGTTTCAATGAACTCAAATAATTTCTCTTTTTTTTTATATAACCATATATGTCTAATCTGATTTATATTTTCCGCAGGATCAACTGAAGTTATGACATTTGGATTGGATCACTTATAACCTTGGTCGCCAAATAATACAAAAATCAGCGTTATAAAACAAAGAAGGTTTTTGTTAAGAAATTAATCCTCTTTCTTGATAAGAAAGTTGAACCGAAATTGCAGATACTGATATATGAAAATAATACCCACAATTTTGGGAATAGCGCAAGCCTCAATTTAAACAATAGGTGAGGACACATGATAATGACCTCAATGATTGTTAGAAGAAAAGAGCCTCATTACAAAATCGAAAAATGAATGGTTGGGTACAAGTTTCCAAAACATGGTAAAGTGGACTTTGCGTATGAGACGTAAATAGAAAAAAACACTTGTTATATGTTTTCTAGAATTATTGTTGTCTCTTTATGGTTGGATGATGCAAAATAGTAATTTCGGTTAGTTGCTGTAAAACACCACGAGACAAATAGATATGGATATTTATTAAATCAGGAAAAACGTAACTCTCGGCTACTGGATGGTTCAGTCACCCAACGATTACTGGGGAGAGAAAACAGGGCAAAAGCAAAGCTTAAAGGAATCCGATTGTCATTCGGCAATGTGCAGCGAAACTAAAAACCGGATAATGGACCTGTTAATCGAAACATTGAAGATATATAAAGGAAGAGGAATCCTGGCATATCATCAATTGAATAAGTTGAATTAATTATTTCAATCTCATTCTCACTTTCTGACTTATAGTCGCTTTGTTAAATCATGTCTTTAATTAACATCTTTTACCCATACGATGTTCCTGACTATGCGGGCTATCCGTATGACGTCCCGGACTATGCAGGATCCTATCCATATGACGTTCCAGATTACGCTGCTCAGTGC</text:p>
          </table:table-cell>
          <table:table-cell office:value-type="string" calcext:value-type="string">
            <text:p>clo-F</text:p>
          </table:table-cell>
          <table:table-cell office:value-type="string" calcext:value-type="string">
            <text:p>http://www-bcf.usc.edu/~forsburg/nmt3HA.html</text:p>
          </table:table-cell>
          <table:table-cell table:number-columns-repeated="1003"/>
        </table:table-row>
        <table:table-row table:style-name="ro1">
          <table:table-cell table:formula="of:=[.B9]&amp;&quot;.&quot;&amp;[.C9]&amp;&quot;-&quot;&amp;[.L9]" office:value-type="string" office:string-value="NTER.pFA6a-KanMX6-nmt1-3HA" calcext:value-type="string">
            <text:p>NTER.pFA6a-KanMX6-nmt1-3HA</text:p>
          </table:table-cell>
          <table:table-cell office:value-type="string" calcext:value-type="string">
            <text:p>NTER</text:p>
          </table:table-cell>
          <table:table-cell office:value-type="string" calcext:value-type="string">
            <text:p>pFA6a</text:p>
          </table:table-cell>
          <table:table-cell office:value-type="string" calcext:value-type="string">
            <text:p>pFA6a.back-R</text:p>
          </table:table-cell>
          <table:table-cell office:value-type="string" calcext:value-type="string">
            <text:p>ATCGATGATATCAGATCCACTAGTG</text:p>
          </table:table-cell>
          <table:table-cell office:value-type="float" office:value="2458" calcext:value-type="float">
            <text:p>2458</text:p>
          </table:table-cell>
          <table:table-cell office:value-type="float" office:value="57.7" calcext:value-type="float">
            <text:p>57.7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back-R</text:p>
          </table:table-cell>
          <table:table-cell office:value-type="string" calcext:value-type="string">
            <text:p>KanMX6-nmt1-3HA</text:p>
          </table:table-cell>
          <table:table-cell office:value-type="string" calcext:value-type="string">
            <text:p>insert-R</text:p>
          </table:table-cell>
          <table:table-cell office:value-type="string" calcext:value-type="string">
            <text:p>GCACTGAGCAGCGTAATCTG</text:p>
          </table:table-cell>
          <table:table-cell office:value-type="float" office:value="2736" calcext:value-type="float">
            <text:p>2736</text:p>
          </table:table-cell>
          <table:table-cell office:value-type="float" office:value="59.4" calcext:value-type="float">
            <text:p>59.4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Bahler_3HA-R</text:p>
          </table:table-cell>
          <table:table-cell table:number-columns-repeated="1004"/>
        </table:table-row>
        <table:table-row table:style-name="ro1">
          <table:table-cell table:formula="of:=[.B10]&amp;&quot;.&quot;&amp;[.C10]&amp;&quot;-&quot;&amp;[.L10]" office:value-type="string" office:string-value="NTER.pFA6a-KanMX6-nmt41-3PK-3mAID" calcext:value-type="string">
            <text:p>NTER.pFA6a-KanMX6-nmt41-3PK-3mAID</text:p>
          </table:table-cell>
          <table:table-cell office:value-type="string" calcext:value-type="string">
            <text:p>NTER</text:p>
          </table:table-cell>
          <table:table-cell office:value-type="string" calcext:value-type="string">
            <text:p>pFA6a</text:p>
          </table:table-cell>
          <table:table-cell office:value-type="string" calcext:value-type="string">
            <text:p>pFA6a.back-F</text:p>
          </table:table-cell>
          <table:table-cell office:value-type="string" calcext:value-type="string">
            <text:p>TCGACCTGCAGCGTACGAAG</text:p>
          </table:table-cell>
          <table:table-cell/>
          <table:table-cell office:value-type="float" office:value="62.5" calcext:value-type="float">
            <text:p>62.5</text:p>
          </table:table-cell>
          <table:table-cell office:value-type="string" calcext:value-type="string">
            <text:p>none</text:p>
          </table:table-cell>
          <table:table-cell/>
          <table:table-cell office:value-type="string" calcext:value-type="string">
            <text:p>TCGACCTGCAGCGTACGAAGCTTCAGCTGGCGGCCGCGTTCTATAGTGTCACCTAAATCGTATGTGTATGATACATAAGGTTATGTATTAATTGTAGCCGCGTTCTAACGACAATATGTCCATATGGTGCACTCTCAGTACAATCTGCTCTGATGCCGCATAGTTAAGCCAGCCCCGACACCCGCCAACACCCGCTGACGCGCCCTGACGGGCTTGTCTGCTCCCGGCATCCGCTTACAGACAAGCTGTGACCGTCTCCGGGAGCTGCATGTGTCAGAGGTTTTCACCGTCATCACCGAAACGCGCGAGACGAAAGGGCCTCGTGATACGCCTATTTTTATAGGTTAATGTCATGATAATAATGGTTTCTTAGACGTCAGGTGGCACTTTTCGGGGAAATGTGCGCGGAACCCCTATTTGTTTATTTTTCTAAATACATTCAAATATGTATCCGCTCATGAGACAATAACCCTGATAAATGCTTCAATAATATTGAAAAAGGAAGAGTATGAGTATTCAACATTTCCGTGTCGCCCTTATTCCCTTTTTTGCGGCATTTTGCCTTCCTGTTTTTGCTCACCCAGAAACGCTGGTGAAAGTAAAAGATGCTGAAGATCAGTTGGGTGCACGAGTGGGTTACATCGAACTGGATCTCAACAGCGGTAAGATCCTTGAGAGTTTTCGCCCCGAAGAACGTTTTCCAATGATGAGCACTTTTAAAGTTCTGCTATGTGGCGCGGTATTATCCCGTATTGACGCCGGGCAAGAGCAACTCGGTCGCCGCATACACTATTCTCAGAATGACTTGGTTGAGTACTCACCAGTCACAGAAAAGCATCTTACGGATGGCATGACAGTAAGAGAATTATGCAGTGCTGCCATAACCATGAGTGATAACACTGCGGCCAACTTACTTCTGACAACGATCGGAGGACCGAAGGAGCTAACCGCTTTTTTGCACAACATGGGGGATCATGTAACTCGCCTTGATCGTTGGGAACCGGAGCTGAATGAAGCCATACCAAACGACGAGCGTGACACCACGATGCCTGTAGCAATGGCAACAACGTTGCGCAAACTATTAACTGGCGAACTACTTACTCTAGCTTCCCGGCAACAATTAATAGACTGGATGGAGGCGGATAAAGTTGCAGGACCACTTCTGCGCTCGGCCCTTCCGGCTGGCTGGTTTATTGCTGATAAATCTGGAGCCGGTGAGCGTGGGTCTCGCGGTATCATTGCAGCACTGGGGCCAGATGGTAAGCCCTCCCGTATCGTAGTTATCTACACGACGGGGAGTCAGGCAACTATGGATGAACGAAATAGACAGATCGCTGAGATAGGTGCCTCACTGATTAAGCATTGGTAACTGTCAGACCAAGTTTACTCATATATACTTTAGATTGATTTAAAACTTCATTTTTAATTTAAAAGGATCTAGGTGAAGATCCTTTTTGATAATCTCATGACCAAAATCCCTTAACGTGAGTTTTCGTTCCACTGAGCGTCAGACCCCGTAGAAAAGATCAAAGGATCTTCTTGAGATCCTTTTTTTCTGCGCGTAATCTGCTGCTTGCAAACAAAAAAACCACCGCTACCAGCGGTGGTTTGTTTGCCGGATCAAGAGCTACCAACTCTTTTTCCGAAGGTAACTGGCTTCAGCAGAGCGCAGATACCAAATACTGTCCTTCTAGTGTAGCCGTAGTTAGGCCACCACTTCAAGAACTCTGTAGCACCGCCTACATACCTCGCTCTGCTAATCCTGTTACCAGTGGCTGCTGCCAGTGGCGATAAGTCGTGTCTTACCGGGTTGGACTCAAGACGATAGTTACCGGATAAGGCGCAGCGGTCGGGCTGAACGGGGGGTTCGTGCACACAGCCCAGCTTGGAGCGAACGACCTACACCGAACTGAGATACCTACAGCGTGAGCATTGAGAAAGCGCCACGCTTCCCGAAGGGAGAAAGGCGGACAGGTATCCGGTAAGCGGCAGGGTCGGAACAGGAGAGCGCACGAGGGAGCTTCCAGGGGGAAACGCCTGGTATCTTTATAGTCCTGTCGGGTTTCGCCACCTCTGACTTGAGCGTCGATTTTTGTGATGCTCGTCAGGGGGGCGGAGCCTATGGAAAAACGCCAGCAACGCGGCCTTTTTACGGTTCCTGGCCTTTTGCTGGCCTTTTGCTCACATGTTCTTTCCTGCGTTATCCCCTGATTCTGTGGATAACCGTATTACCGCCTTTGAGTGAGCTGATACCGCTCGCCGCAGCCGAACGACCGAGCGCAGCGAGTCAGTGAGCGAGGAAGCGGAAGAGCGCCCAATACGCAAACCGCCTCTCCCCGCGCGTTGGCCGATTCATTAATGCAGGTTAACCTGGCTTATCGAAATTAATACGACTCACTATAGGGAGACCGGCAGATCCGCGGCCGCATAGGCCACTAGTGGATCTGATATCATCGAT</text:p>
          </table:table-cell>
          <table:table-cell office:value-type="string" calcext:value-type="string">
            <text:p>back-F</text:p>
          </table:table-cell>
          <table:table-cell office:value-type="string" calcext:value-type="string">
            <text:p>KanMX6-nmt41-3PK-3mAID</text:p>
          </table:table-cell>
          <table:table-cell office:value-type="string" calcext:value-type="string">
            <text:p>insert-F</text:p>
          </table:table-cell>
          <table:table-cell office:value-type="string" calcext:value-type="string">
            <text:p>GAATTCGAGCTCGTTTAAAC</text:p>
          </table:table-cell>
          <table:table-cell/>
          <table:table-cell office:value-type="float" office:value="53.1" calcext:value-type="float">
            <text:p>53.1</text:p>
          </table:table-cell>
          <table:table-cell office:value-type="string" calcext:value-type="string">
            <text:p>temperature too low</text:p>
          </table:table-cell>
          <table:table-cell/>
          <table:table-cell office:value-type="string" calcext:value-type="string">
            <text:p>GAATTCGAGCTCGTTTAAACTGGATGGCGGCGTTAGTATCGAATCGACAGCAGTATAGCGACCAGCATTCACATACGATTGACGCATGATATTACTTTCTGCGCACTTAACTTCGCATCTGGGCAGATGATGTCGAGGCGAAAAAAAATATAAATCACGCTAACATTTGATTAAAATAGAACAACTACAATATAAAAAAACTATACAAATGACAAGTTCTTGAAAACAAGAATCTTTTTATTGTCAGTACTGATTAGAAAAACTCATCGAGCATCAAATGAAACTGCAATTTATTCATATCAGGATTATCAATACCATATTTTTGAAAAAGCCGTTTCTGTAATGAAGGAGAAAACTCACCGAGGCAGTTCCATAGGATGGCAAGATCCTGGTATCGGTCTGCGATTCCGACTCGTCCAACATCAATACAACCTATTAATTTCCCCTCGTCAAAAATAAGGTTATCAAGTGAGAAATCACCATGAGTGACGACTGAATCCGGTGAGAATGGCAAAAGCTTATGCATTTCTTTCCAGACTTGTTCAACAGGCCAGCCATTACGCTCGTCATCAAAATCACTCGCATCAACCAAACCGTTATTCATTCGTGATTGCGCCTGAGCGAGACGAAATACGCGATCGCTGTTAAAAGGACAATTACAAACAGGAATCGAATGCAACCGGCGCAGGAACACTGCCAGCGCATCAACAATATTTTCACCTGAATCAGGATATTCTTCTAATACCTGGAATGCTGTTTTGCCGGGGATCGCAGTGGTGAGTAACCATGCATCATCAGGAGTACGGATAAAATGCTTGATGGTCGGAAGAGGCATAAATTCCGTCAGCCAGTTTAGTCTGACCATCTCATCTGTAACATCATTGGCAACGCTACCTTTGCCATGTTTCAGAAACAACTCTGGCGCATCGGGCTTCCCATACAATCGATAGATTGTCGCACCTGATTGCCCGACATTATCGCGAGCCCATTTATACCCATATAAATCAGCATCCATGTTGGAATTTAATCGCGGCCTCGAAACGTGAGTCTTTTCCTTACCCATGGTTGTTTATGTTCGGATGTGATGTGAGAACTGTATCCTAGCAAGATTTTAAAAGGAAGTATATGAAAGAAGAACCTCAGTGGCAAATCCTAACCTTTTATATTTCTCTACAGGGGCGCGGCGTGGGGACAATTCAACGCGTCTGTGAGGGGAGCGTTTCCCTGCTCGCAGGTCTGCAGCGAGGAGCCGTAATTTTTGCTTCGCGCCGTGCGGCCATCAAAATGTATGGATGCAAATGATTATACATGGGGATGTATGGGCTAAATGTACGGGCGACAGTCACATCATGCCCCTGAGCTGCGCACGTCAAGACTGTCAAGGAGGGTATTCTGGGCCTCCATGTCGCTGGCCGGGTGACCCGGCGGGGACGAGGCAAGCTAAACAGATCTCGCCATAAAAGACAGAATAAGTCATCAGCGGTTGTTTCATTTCCTATATTTTTTTTTTATTTTTTTATTTTTTAATAAGGGAAAATTTAACGTCTAAGGATACAGAAGATTGTTAGCACATTAAAGTAATAAAGGCTTAAGTAGTAAGTGCCTTAGCATGTTATTGTATTTCAAAGGACATAATCTAAAATAATAACAATATCATTTCTCACAAGTTATTCAATTTTCTTTTTTTTTTCTAATAATATCAAGAATGTATTATTTGTTTGACATAAGTCAACTAATTTATTTAATATGCTGGATTAATCTTGCAGACATGTAAATTAACAAGTTTTAGTCAAATAACGTTGAAGTTTCAATGAACTCAAATAATTTCTCTTTTTTTTTATATAACCATATATGTCTAATCTGATTTATATTTTCCGCAGGATCAACTGAAGTTATGACATTTGGATTGGATCACTTATAACCTTGGTCGCCAAATAATACAAAAATCAGCGTTATAAAACAAAGAAGGTTTTTGTTAAGAAATTAATCCTCTTTCTTGATAAGAAAGTTGAACCGAAATTGCAGATACTGATATATGAAAATAATACCCACAATTTTGGGAATAGCGCAAGCCTCAATTTAAACAATAGGTGAGGACACATGATAATGACCTCAATGATTGTTAGAAGAAAAGAGCCTCATTACAAAATCGAAAAATGAATGGTTGGGTACAAGTTTCCAAAACATGGTAAAGTGGACTTTGCGTATGAGACGTAAATAGAAAAAAACACTTGTTATATGTTTTCTAGAATTATTGTTGTCTCTTTATGGTTGGATGATGCAAAATAGTAATTTCGGTTAGTTGCTGTAAAACACCACGAGACAAATAGATATGGATATTTATTAAATCAGGAAAAACGTAACTCTCGGCTACTGGATGGTTCAGTCACCCAACGATTACTGGGGAGAGAAAACAGGGCAAAAGCAAAGCTTAAAGGAATCCGATTGTCATTCGGCAATGTGCAGCGAAACTAAAAACCGGATAATGGACCTGTTAATCGAAACATTGAAGATATATAAAGGAAGAGGAATCCTGGCATATCATCAATTGAATAAGTTGAATTAATTATTTCAATCTCATTCTCACTTTCTGACTTATAGTCGCTTTGTTAAATCATGGGTGCCGGTTCTGGTTCTATCCCAAACCCATTGTTGGGTTTGGACTCTATCCCAAACCCATTGTTGGGTTTGGACTCTATCCCAAACCCATTGTTGGGTTTGGACGGTGCTGGTGCTGGTGCTGGTGCCGGTAAAGAAAAGAGTGCTTGCCCAAAAGACCCTGCTAAACCTCCTGCCAAGGCTCAAGTTGTAGGATGGCCACCTGTTAGATCATACAGAAAGAATGTCATGGTTTCTTGTCAAAAGTCTTCAGGTGGACCAGAAGCTGCAGCCTTTGTTAAAGTATCTATGGATGGTGCCCCATATTTGAGAAAGATTGACTTAAGGATGTACAAGGGTGCTGGAGCAGGCGCCAAAGAAAAATCTGCCTGTCCAAAAGATCCTGCAAAGCCACCTGCTAAAGCACAAGTCGTGGGTTGGCCTCCTGTTAGAAGTTATAGAAAGAATGTGATGGTTTCTTGCCAAAAATCTAGTGGCGGTCCTGAAGCCGCAGCCTTCGTCAAAGTATCTATGGACGGCGCTCCTTATTTGCGTAAGATAGACTTGCGTATGTATAAAGGTGCCGGAGCTGGCGCAGGTGCTAAGGAAAAATCTGCGTGTCCAAAGGACCCTGCAAAACCACCAGCCAAGGCACAAGTTGTAGGTTGGCCCCCTGTAAGATCCTATAGAAAGAATGTTATGGTTTCTTGCCAAAAATCTTCTGGAGGCCCTGAAGCAGCTGCATTTGTTAAAGTTAGTATGGACGGTGCTCCTTACTTGAGAAAAATAGACTTGAGAATGTATAAGGGGGGAGGCGGGGGTGGA</text:p>
          </table:table-cell>
          <table:table-cell office:value-type="string" calcext:value-type="string">
            <text:p>clo-F</text:p>
          </table:table-cell>
          <table:table-cell table:number-columns-repeated="1004"/>
        </table:table-row>
        <table:table-row table:style-name="ro1">
          <table:table-cell table:formula="of:=[.B11]&amp;&quot;.&quot;&amp;[.C11]&amp;&quot;-&quot;&amp;[.L11]" office:value-type="string" office:string-value="NTER.pFA6a-KanMX6-nmt41-3PK-3mAID" calcext:value-type="string">
            <text:p>NTER.pFA6a-KanMX6-nmt41-3PK-3mAID</text:p>
          </table:table-cell>
          <table:table-cell office:value-type="string" calcext:value-type="string">
            <text:p>NTER</text:p>
          </table:table-cell>
          <table:table-cell office:value-type="string" calcext:value-type="string">
            <text:p>pFA6a</text:p>
          </table:table-cell>
          <table:table-cell office:value-type="string" calcext:value-type="string">
            <text:p>pFA6a.back-R</text:p>
          </table:table-cell>
          <table:table-cell office:value-type="string" calcext:value-type="string">
            <text:p>ATCGATGATATCAGATCCACTAGTG</text:p>
          </table:table-cell>
          <table:table-cell office:value-type="float" office:value="2458" calcext:value-type="float">
            <text:p>2458</text:p>
          </table:table-cell>
          <table:table-cell office:value-type="float" office:value="57.7" calcext:value-type="float">
            <text:p>57.7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back-R</text:p>
          </table:table-cell>
          <table:table-cell office:value-type="string" calcext:value-type="string">
            <text:p>KanMX6-nmt41-3PK-3mAID</text:p>
          </table:table-cell>
          <table:table-cell office:value-type="string" calcext:value-type="string">
            <text:p>insert-R</text:p>
          </table:table-cell>
          <table:table-cell office:value-type="string" calcext:value-type="string">
            <text:p>TCCACCCCCGCCTCCCCCCT</text:p>
          </table:table-cell>
          <table:table-cell office:value-type="float" office:value="3423" calcext:value-type="float">
            <text:p>3423</text:p>
          </table:table-cell>
          <table:table-cell office:value-type="float" office:value="71.9" calcext:value-type="float">
            <text:p>71.9</text:p>
          </table:table-cell>
          <table:table-cell office:value-type="string" calcext:value-type="string">
            <text:p>temperature too high</text:p>
          </table:table-cell>
          <table:table-cell table:number-columns-repeated="2"/>
          <table:table-cell office:value-type="string" calcext:value-type="string">
            <text:p>clo-R</text:p>
          </table:table-cell>
          <table:table-cell table:number-columns-repeated="1004"/>
        </table:table-row>
        <table:table-row table:style-name="ro1">
          <table:table-cell table:formula="of:=[.B12]&amp;&quot;.&quot;&amp;[.C12]&amp;&quot;-&quot;&amp;[.L12]" office:value-type="string" office:string-value="NTER.pFA6a-KanMX6-nmt1-GFP" calcext:value-type="string">
            <text:p>NTER.pFA6a-KanMX6-nmt1-GFP</text:p>
          </table:table-cell>
          <table:table-cell office:value-type="string" calcext:value-type="string">
            <text:p>NTER</text:p>
          </table:table-cell>
          <table:table-cell office:value-type="string" calcext:value-type="string">
            <text:p>pFA6a</text:p>
          </table:table-cell>
          <table:table-cell office:value-type="string" calcext:value-type="string">
            <text:p>pFA6a.back-F</text:p>
          </table:table-cell>
          <table:table-cell office:value-type="string" calcext:value-type="string">
            <text:p>TCGACCTGCAGCGTACGAAG</text:p>
          </table:table-cell>
          <table:table-cell/>
          <table:table-cell office:value-type="float" office:value="62.5" calcext:value-type="float">
            <text:p>62.5</text:p>
          </table:table-cell>
          <table:table-cell office:value-type="string" calcext:value-type="string">
            <text:p>none</text:p>
          </table:table-cell>
          <table:table-cell/>
          <table:table-cell office:value-type="string" calcext:value-type="string">
            <text:p>TCGACCTGCAGCGTACGAAGCTTCAGCTGGCGGCCGCGTTCTATAGTGTCACCTAAATCGTATGTGTATGATACATAAGGTTATGTATTAATTGTAGCCGCGTTCTAACGACAATATGTCCATATGGTGCACTCTCAGTACAATCTGCTCTGATGCCGCATAGTTAAGCCAGCCCCGACACCCGCCAACACCCGCTGACGCGCCCTGACGGGCTTGTCTGCTCCCGGCATCCGCTTACAGACAAGCTGTGACCGTCTCCGGGAGCTGCATGTGTCAGAGGTTTTCACCGTCATCACCGAAACGCGCGAGACGAAAGGGCCTCGTGATACGCCTATTTTTATAGGTTAATGTCATGATAATAATGGTTTCTTAGACGTCAGGTGGCACTTTTCGGGGAAATGTGCGCGGAACCCCTATTTGTTTATTTTTCTAAATACATTCAAATATGTATCCGCTCATGAGACAATAACCCTGATAAATGCTTCAATAATATTGAAAAAGGAAGAGTATGAGTATTCAACATTTCCGTGTCGCCCTTATTCCCTTTTTTGCGGCATTTTGCCTTCCTGTTTTTGCTCACCCAGAAACGCTGGTGAAAGTAAAAGATGCTGAAGATCAGTTGGGTGCACGAGTGGGTTACATCGAACTGGATCTCAACAGCGGTAAGATCCTTGAGAGTTTTCGCCCCGAAGAACGTTTTCCAATGATGAGCACTTTTAAAGTTCTGCTATGTGGCGCGGTATTATCCCGTATTGACGCCGGGCAAGAGCAACTCGGTCGCCGCATACACTATTCTCAGAATGACTTGGTTGAGTACTCACCAGTCACAGAAAAGCATCTTACGGATGGCATGACAGTAAGAGAATTATGCAGTGCTGCCATAACCATGAGTGATAACACTGCGGCCAACTTACTTCTGACAACGATCGGAGGACCGAAGGAGCTAACCGCTTTTTTGCACAACATGGGGGATCATGTAACTCGCCTTGATCGTTGGGAACCGGAGCTGAATGAAGCCATACCAAACGACGAGCGTGACACCACGATGCCTGTAGCAATGGCAACAACGTTGCGCAAACTATTAACTGGCGAACTACTTACTCTAGCTTCCCGGCAACAATTAATAGACTGGATGGAGGCGGATAAAGTTGCAGGACCACTTCTGCGCTCGGCCCTTCCGGCTGGCTGGTTTATTGCTGATAAATCTGGAGCCGGTGAGCGTGGGTCTCGCGGTATCATTGCAGCACTGGGGCCAGATGGTAAGCCCTCCCGTATCGTAGTTATCTACACGACGGGGAGTCAGGCAACTATGGATGAACGAAATAGACAGATCGCTGAGATAGGTGCCTCACTGATTAAGCATTGGTAACTGTCAGACCAAGTTTACTCATATATACTTTAGATTGATTTAAAACTTCATTTTTAATTTAAAAGGATCTAGGTGAAGATCCTTTTTGATAATCTCATGACCAAAATCCCTTAACGTGAGTTTTCGTTCCACTGAGCGTCAGACCCCGTAGAAAAGATCAAAGGATCTTCTTGAGATCCTTTTTTTCTGCGCGTAATCTGCTGCTTGCAAACAAAAAAACCACCGCTACCAGCGGTGGTTTGTTTGCCGGATCAAGAGCTACCAACTCTTTTTCCGAAGGTAACTGGCTTCAGCAGAGCGCAGATACCAAATACTGTCCTTCTAGTGTAGCCGTAGTTAGGCCACCACTTCAAGAACTCTGTAGCACCGCCTACATACCTCGCTCTGCTAATCCTGTTACCAGTGGCTGCTGCCAGTGGCGATAAGTCGTGTCTTACCGGGTTGGACTCAAGACGATAGTTACCGGATAAGGCGCAGCGGTCGGGCTGAACGGGGGGTTCGTGCACACAGCCCAGCTTGGAGCGAACGACCTACACCGAACTGAGATACCTACAGCGTGAGCATTGAGAAAGCGCCACGCTTCCCGAAGGGAGAAAGGCGGACAGGTATCCGGTAAGCGGCAGGGTCGGAACAGGAGAGCGCACGAGGGAGCTTCCAGGGGGAAACGCCTGGTATCTTTATAGTCCTGTCGGGTTTCGCCACCTCTGACTTGAGCGTCGATTTTTGTGATGCTCGTCAGGGGGGCGGAGCCTATGGAAAAACGCCAGCAACGCGGCCTTTTTACGGTTCCTGGCCTTTTGCTGGCCTTTTGCTCACATGTTCTTTCCTGCGTTATCCCCTGATTCTGTGGATAACCGTATTACCGCCTTTGAGTGAGCTGATACCGCTCGCCGCAGCCGAACGACCGAGCGCAGCGAGTCAGTGAGCGAGGAAGCGGAAGAGCGCCCAATACGCAAACCGCCTCTCCCCGCGCGTTGGCCGATTCATTAATGCAGGTTAACCTGGCTTATCGAAATTAATACGACTCACTATAGGGAGACCGGCAGATCCGCGGCCGCATAGGCCACTAGTGGATCTGATATCATCGAT</text:p>
          </table:table-cell>
          <table:table-cell office:value-type="string" calcext:value-type="string">
            <text:p>back-F</text:p>
          </table:table-cell>
          <table:table-cell office:value-type="string" calcext:value-type="string">
            <text:p>KanMX6-nmt1-GFP</text:p>
          </table:table-cell>
          <table:table-cell office:value-type="string" calcext:value-type="string">
            <text:p>insert-F</text:p>
          </table:table-cell>
          <table:table-cell office:value-type="string" calcext:value-type="string">
            <text:p>GAATTCGAGCTCGTTTAAAC</text:p>
          </table:table-cell>
          <table:table-cell/>
          <table:table-cell office:value-type="float" office:value="53.1" calcext:value-type="float">
            <text:p>53.1</text:p>
          </table:table-cell>
          <table:table-cell office:value-type="string" calcext:value-type="string">
            <text:p>temperature too low</text:p>
          </table:table-cell>
          <table:table-cell/>
          <table:table-cell office:value-type="string" calcext:value-type="string">
            <text:p>GAATTCGAGCTCGTTTAAACTGGATGGCGGCGTTAGTATCGAATCGACAGCAGTATAGCGACCAGCATTCACATACGATTGACGCATGATATTACTTTCTGCGCACTTAACTTCGCATCTGGGCAGATGATGTCGAGGCGAAAAAAAATATAAATCACGCTAACATTTGATTAAAATAGAACAACTACAATATAAAAAAACTATACAAATGACAAGTTCTTGAAAACAAGAATCTTTTTATTGTCAGTACTGATTAGAAAAACTCATCGAGCATCAAATGAAACTGCAATTTATTCATATCAGGATTATCAATACCATATTTTTGAAAAAGCCGTTTCTGTAATGAAGGAGAAAACTCACCGAGGCAGTTCCATAGGATGGCAAGATCCTGGTATCGGTCTGCGATTCCGACTCGTCCAACATCAATACAACCTATTAATTTCCCCTCGTCAAAAATAAGGTTATCAAGTGAGAAATCACCATGAGTGACGACTGAATCCGGTGAGAATGGCAAAAGCTTATGCATTTCTTTCCAGACTTGTTCAACAGGCCAGCCATTACGCTCGTCATCAAAATCACTCGCATCAACCAAACCGTTATTCATTCGTGATTGCGCCTGAGCGAGACGAAATACGCGATCGCTGTTAAAAGGACAATTACAAACAGGAATCGAATGCAACCGGCGCAGGAACACTGCCAGCGCATCAACAATATTTTCACCTGAATCAGGATATTCTTCTAATACCTGGAATGCTGTTTTGCCGGGGATCGCAGTGGTGAGTAACCATGCATCATCAGGAGTACGGATAAAATGCTTGATGGTCGGAAGAGGCATAAATTCCGTCAGCCAGTTTAGTCTGACCATCTCATCTGTAACATCATTGGCAACGCTACCTTTGCCATGTTTCAGAAACAACTCTGGCGCATCGGGCTTCCCATACAATCGATAGATTGTCGCACCTGATTGCCCGACATTATCGCGAGCCCATTTATACCCATATAAATCAGCATCCATGTTGGAATTTAATCGCGGCCTCGAAACGTGAGTCTTTTCCTTACCCATGGTTGTTTATGTTCGGATGTGATGTGAGAACTGTATCCTAGCAAGATTTTAAAAGGAAGTATATGAAAGAAGAACCTCAGTGGCAAATCCTAACCTTTTATATTTCTCTACAGGGGCGCGGCGTGGGGACAATTCAACGCGTCTGTGAGGGGAGCGTTTCCCTGCTCGCAGGTCTGCAGCGAGGAGCCGTAATTTTTGCTTCGCGCCGTGCGGCCATCAAAATGTATGGATGCAAATGATTATACATGGGGATGTATGGGCTAAATGTACGGGCGACAGTCACATCATGCCCCTGAGCTGCGCACGTCAAGACTGTCAAGGAGGGTATTCTGGGCCTCCATGTCGCTGGCCGGGTGACCCGGCGGGGACGAGGCAAGCTAAACAGATCTCGCCATAAAAGACAGAATAAGTCATCAGCGGTTGTTTCATTTCCTATATTTTTTTTTTATTTTTTTATTTTTTAATAAGGGAAAATTTAACGTCTAAGGATACAGAAGATTGTTAGCACATTAAAGTAATAAAGGCTTAAGTAGTAAGTGCCTTAGCATGTTATTGTATTTCAAAGGACATAATCTAAAATAATAACAATATCATTTCTCACAAGTTATTCAATTTTCTTTTTTTTTTCTAATAATATCAAGAATGTATTATTTGTTTGACATAAGTCAACTAATTTATTTAATATGCTGGATTAATCTTGCAGACATGTAAATTAACAAGTTTTAGTCAAATAACGTTGAAGTTTCAATGAACTCAAATAATTTCTCTTTTTTTTTATATAACCATATATGTCTAATCTGATTTATATTTTCCGCAGGATCAACTGAAGTTATGACATTTGGATTGGATCACTTATAACCTTGGTCGCCAAATAATACAAAAATCAGCGTTATAAAACAAAGAAGGTTTTTGTTAAGAAATTAATCCTCTTTCTTGATAAGAAAGTTGAACCGAAATTGCAGATACTGATATATGAAAATAATACCCACAATTTTGGGAATAGCGCAAGCCTCAATTTAAACAATAGGTGAGGACACATGATAATGACCTCAATGATTGTTAGAAGAAAAGAGCCTCATTACAAAATCGAAAAATGAATGGTTGGGTACAAGTTTCCAAAACATGGTAAAGTGGACTTTGCGTATGAGACGTAAATAGAAAAAAACACTTGTTATATGTTTTCTAGAATTATTGTTGTCTCTTTATGGTTGGATGATGCAAAATAGTAATTTCGGTTAGTTGCTGTAAAACACCACGAGACAAATAGATATGGATATTTATTAAATCAGGAAAAACGTAACTCTCGGCTACTGGATGGTTCAGTCACCCAACGATTACTGGGGAGAGAAAACAGGGCAAAAGCAAAGCTTAAAGGAATCCGATTGTCATTCGGCAATGTGCAGCGAAACTAAAAACCGGATAATGGACCTGTTAATCGAAACATTGAAGATATATAAAGGAAGAGGAATCCTGGCATATCATCAATTGAATAAGTTGAATTAATTATTTCAATCTCATTCTCACTTTCTGACTTATAGTCGCTTTGTTAAATCATGTCTTTAATTAACAGTAAAGGAGAAGAACTTTTCACTGGAGTTGTCCCAATTCTTGTTGAATTAGATGGTGATGTTAATGGGCACAAATTTTCTGTCAGTGGAGAGGGTGAAGGTGATGCAACATACGGAAAACTTACCCTTAAATTTATTTGCACTACTGGAAAACTACCTGTTCCATGGCCAACACTTGTCACTACTTTCACTTATGGTGTTCAATGCTTTTCAAGATACCCAGATCATATGAAACGGCATGACTTTTTCAAGAGTGCCATGCCCGAAGGTTATGTACAGGAAAGAACTATATTTTTCAAAGATGACGGGAACTACAAGACACGTGCTGAAGTCAAGTTTGAAGGTGATACCCTTGTTAATAGAATCGAGTTAAAAGGTATTGATTTTAAAGAAGATGGAAACATTCTTGGACACAAATTGGAATACAACTATAACTCACACAATGTATACATCATGGCAGACAAACAAAAGAATGGAATCAAAGTTAACTTCAAAATTAGACACAACATTGAAGATGGAAGCGTTCAACTAGCAGACCATTATCAACAAAATACTCCAATTGGCGATGGCCCTGTCCTTTTACCAGACAACCATTACCTGTCCACACAATCTGCCCTTTCGAAAGATCCCAACGAAAAGAGAGACCACATGGTCCTTCTTGAGTTTGTAACAGCTGCTGGGATTACACATGGCATGGATGAACTATACAAA</text:p>
          </table:table-cell>
          <table:table-cell office:value-type="string" calcext:value-type="string">
            <text:p>clo-F</text:p>
          </table:table-cell>
          <table:table-cell office:value-type="string" calcext:value-type="string">
            <text:p>http://www-bcf.usc.edu/~forsburg/nmtGFP.html</text:p>
          </table:table-cell>
          <table:table-cell table:number-columns-repeated="1003"/>
        </table:table-row>
        <table:table-row table:style-name="ro1">
          <table:table-cell table:formula="of:=[.B13]&amp;&quot;.&quot;&amp;[.C13]&amp;&quot;-&quot;&amp;[.L13]" office:value-type="string" office:string-value="NTER.pFA6a-KanMX6-nmt1-GFP" calcext:value-type="string">
            <text:p>NTER.pFA6a-KanMX6-nmt1-GFP</text:p>
          </table:table-cell>
          <table:table-cell office:value-type="string" calcext:value-type="string">
            <text:p>NTER</text:p>
          </table:table-cell>
          <table:table-cell office:value-type="string" calcext:value-type="string">
            <text:p>pFA6a</text:p>
          </table:table-cell>
          <table:table-cell office:value-type="string" calcext:value-type="string">
            <text:p>pFA6a.back-R</text:p>
          </table:table-cell>
          <table:table-cell office:value-type="string" calcext:value-type="string">
            <text:p>ATCGATGATATCAGATCCACTAGTG</text:p>
          </table:table-cell>
          <table:table-cell office:value-type="float" office:value="2458" calcext:value-type="float">
            <text:p>2458</text:p>
          </table:table-cell>
          <table:table-cell office:value-type="float" office:value="57.7" calcext:value-type="float">
            <text:p>57.7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back-R</text:p>
          </table:table-cell>
          <table:table-cell office:value-type="string" calcext:value-type="string">
            <text:p>KanMX6-nmt1-GFP</text:p>
          </table:table-cell>
          <table:table-cell office:value-type="string" calcext:value-type="string">
            <text:p>insert-R</text:p>
          </table:table-cell>
          <table:table-cell table:style-name="ce9" office:value-type="string" calcext:value-type="string">
            <text:p>TTTGTATAGTTCATCCATGC</text:p>
          </table:table-cell>
          <table:table-cell office:value-type="float" office:value="3342" calcext:value-type="float">
            <text:p>3342</text:p>
          </table:table-cell>
          <table:table-cell office:value-type="float" office:value="50.9" calcext:value-type="float">
            <text:p>50.9</text:p>
          </table:table-cell>
          <table:table-cell office:value-type="string" calcext:value-type="string">
            <text:p>temperature too low</text:p>
          </table:table-cell>
          <table:table-cell table:number-columns-repeated="2"/>
          <table:table-cell office:value-type="string" calcext:value-type="string">
            <text:p>Bahler_GFP-R</text:p>
          </table:table-cell>
          <table:table-cell table:number-columns-repeated="1004"/>
        </table:table-row>
        <table:table-row table:style-name="ro1">
          <table:table-cell table:formula="of:=[.B14]&amp;&quot;.&quot;&amp;[.C14]&amp;&quot;-&quot;&amp;[.L14]" office:value-type="string" office:string-value="NTER.pFA6a-KanMX6-nmt1-GST" calcext:value-type="string">
            <text:p>NTER.pFA6a-KanMX6-nmt1-GST</text:p>
          </table:table-cell>
          <table:table-cell office:value-type="string" calcext:value-type="string">
            <text:p>NTER</text:p>
          </table:table-cell>
          <table:table-cell office:value-type="string" calcext:value-type="string">
            <text:p>pFA6a</text:p>
          </table:table-cell>
          <table:table-cell office:value-type="string" calcext:value-type="string">
            <text:p>pFA6a.back-F</text:p>
          </table:table-cell>
          <table:table-cell office:value-type="string" calcext:value-type="string">
            <text:p>TCGACCTGCAGCGTACGAAG</text:p>
          </table:table-cell>
          <table:table-cell/>
          <table:table-cell office:value-type="float" office:value="62.5" calcext:value-type="float">
            <text:p>62.5</text:p>
          </table:table-cell>
          <table:table-cell office:value-type="string" calcext:value-type="string">
            <text:p>none</text:p>
          </table:table-cell>
          <table:table-cell/>
          <table:table-cell office:value-type="string" calcext:value-type="string">
            <text:p>TCGACCTGCAGCGTACGAAGCTTCAGCTGGCGGCCGCGTTCTATAGTGTCACCTAAATCGTATGTGTATGATACATAAGGTTATGTATTAATTGTAGCCGCGTTCTAACGACAATATGTCCATATGGTGCACTCTCAGTACAATCTGCTCTGATGCCGCATAGTTAAGCCAGCCCCGACACCCGCCAACACCCGCTGACGCGCCCTGACGGGCTTGTCTGCTCCCGGCATCCGCTTACAGACAAGCTGTGACCGTCTCCGGGAGCTGCATGTGTCAGAGGTTTTCACCGTCATCACCGAAACGCGCGAGACGAAAGGGCCTCGTGATACGCCTATTTTTATAGGTTAATGTCATGATAATAATGGTTTCTTAGACGTCAGGTGGCACTTTTCGGGGAAATGTGCGCGGAACCCCTATTTGTTTATTTTTCTAAATACATTCAAATATGTATCCGCTCATGAGACAATAACCCTGATAAATGCTTCAATAATATTGAAAAAGGAAGAGTATGAGTATTCAACATTTCCGTGTCGCCCTTATTCCCTTTTTTGCGGCATTTTGCCTTCCTGTTTTTGCTCACCCAGAAACGCTGGTGAAAGTAAAAGATGCTGAAGATCAGTTGGGTGCACGAGTGGGTTACATCGAACTGGATCTCAACAGCGGTAAGATCCTTGAGAGTTTTCGCCCCGAAGAACGTTTTCCAATGATGAGCACTTTTAAAGTTCTGCTATGTGGCGCGGTATTATCCCGTATTGACGCCGGGCAAGAGCAACTCGGTCGCCGCATACACTATTCTCAGAATGACTTGGTTGAGTACTCACCAGTCACAGAAAAGCATCTTACGGATGGCATGACAGTAAGAGAATTATGCAGTGCTGCCATAACCATGAGTGATAACACTGCGGCCAACTTACTTCTGACAACGATCGGAGGACCGAAGGAGCTAACCGCTTTTTTGCACAACATGGGGGATCATGTAACTCGCCTTGATCGTTGGGAACCGGAGCTGAATGAAGCCATACCAAACGACGAGCGTGACACCACGATGCCTGTAGCAATGGCAACAACGTTGCGCAAACTATTAACTGGCGAACTACTTACTCTAGCTTCCCGGCAACAATTAATAGACTGGATGGAGGCGGATAAAGTTGCAGGACCACTTCTGCGCTCGGCCCTTCCGGCTGGCTGGTTTATTGCTGATAAATCTGGAGCCGGTGAGCGTGGGTCTCGCGGTATCATTGCAGCACTGGGGCCAGATGGTAAGCCCTCCCGTATCGTAGTTATCTACACGACGGGGAGTCAGGCAACTATGGATGAACGAAATAGACAGATCGCTGAGATAGGTGCCTCACTGATTAAGCATTGGTAACTGTCAGACCAAGTTTACTCATATATACTTTAGATTGATTTAAAACTTCATTTTTAATTTAAAAGGATCTAGGTGAAGATCCTTTTTGATAATCTCATGACCAAAATCCCTTAACGTGAGTTTTCGTTCCACTGAGCGTCAGACCCCGTAGAAAAGATCAAAGGATCTTCTTGAGATCCTTTTTTTCTGCGCGTAATCTGCTGCTTGCAAACAAAAAAACCACCGCTACCAGCGGTGGTTTGTTTGCCGGATCAAGAGCTACCAACTCTTTTTCCGAAGGTAACTGGCTTCAGCAGAGCGCAGATACCAAATACTGTCCTTCTAGTGTAGCCGTAGTTAGGCCACCACTTCAAGAACTCTGTAGCACCGCCTACATACCTCGCTCTGCTAATCCTGTTACCAGTGGCTGCTGCCAGTGGCGATAAGTCGTGTCTTACCGGGTTGGACTCAAGACGATAGTTACCGGATAAGGCGCAGCGGTCGGGCTGAACGGGGGGTTCGTGCACACAGCCCAGCTTGGAGCGAACGACCTACACCGAACTGAGATACCTACAGCGTGAGCATTGAGAAAGCGCCACGCTTCCCGAAGGGAGAAAGGCGGACAGGTATCCGGTAAGCGGCAGGGTCGGAACAGGAGAGCGCACGAGGGAGCTTCCAGGGGGAAACGCCTGGTATCTTTATAGTCCTGTCGGGTTTCGCCACCTCTGACTTGAGCGTCGATTTTTGTGATGCTCGTCAGGGGGGCGGAGCCTATGGAAAAACGCCAGCAACGCGGCCTTTTTACGGTTCCTGGCCTTTTGCTGGCCTTTTGCTCACATGTTCTTTCCTGCGTTATCCCCTGATTCTGTGGATAACCGTATTACCGCCTTTGAGTGAGCTGATACCGCTCGCCGCAGCCGAACGACCGAGCGCAGCGAGTCAGTGAGCGAGGAAGCGGAAGAGCGCCCAATACGCAAACCGCCTCTCCCCGCGCGTTGGCCGATTCATTAATGCAGGTTAACCTGGCTTATCGAAATTAATACGACTCACTATAGGGAGACCGGCAGATCCGCGGCCGCATAGGCCACTAGTGGATCTGATATCATCGAT</text:p>
          </table:table-cell>
          <table:table-cell office:value-type="string" calcext:value-type="string">
            <text:p>back-F</text:p>
          </table:table-cell>
          <table:table-cell office:value-type="string" calcext:value-type="string">
            <text:p>KanMX6-nmt1-GST</text:p>
          </table:table-cell>
          <table:table-cell office:value-type="string" calcext:value-type="string">
            <text:p>insert-F</text:p>
          </table:table-cell>
          <table:table-cell office:value-type="string" calcext:value-type="string">
            <text:p>GAATTCGAGCTCGTTTAAAC</text:p>
          </table:table-cell>
          <table:table-cell/>
          <table:table-cell office:value-type="float" office:value="53.1" calcext:value-type="float">
            <text:p>53.1</text:p>
          </table:table-cell>
          <table:table-cell office:value-type="string" calcext:value-type="string">
            <text:p>temperature too low</text:p>
          </table:table-cell>
          <table:table-cell/>
          <table:table-cell office:value-type="string" calcext:value-type="string">
            <text:p>GAATTCGAGCTCGTTTAAACTGGATGGCGGCGTTAGTATCGAATCGACAGCAGTATAGCGACCAGCATTCACATACGATTGACGCATGATATTACTTTCTGCGCACTTAACTTCGCATCTGGGCAGATGATGTCGAGGCGAAAAAAAATATAAATCACGCTAACATTTGATTAAAATAGAACAACTACAATATAAAAAAACTATACAAATGACAAGTTCTTGAAAACAAGAATCTTTTTATTGTCAGTACTGATTAGAAAAACTCATCGAGCATCAAATGAAACTGCAATTTATTCATATCAGGATTATCAATACCATATTTTTGAAAAAGCCGTTTCTGTAATGAAGGAGAAAACTCACCGAGGCAGTTCCATAGGATGGCAAGATCCTGGTATCGGTCTGCGATTCCGACTCGTCCAACATCAATACAACCTATTAATTTCCCCTCGTCAAAAATAAGGTTATCAAGTGAGAAATCACCATGAGTGACGACTGAATCCGGTGAGAATGGCAAAAGCTTATGCATTTCTTTCCAGACTTGTTCAACAGGCCAGCCATTACGCTCGTCATCAAAATCACTCGCATCAACCAAACCGTTATTCATTCGTGATTGCGCCTGAGCGAGACGAAATACGCGATCGCTGTTAAAAGGACAATTACAAACAGGAATCGAATGCAACCGGCGCAGGAACACTGCCAGCGCATCAACAATATTTTCACCTGAATCAGGATATTCTTCTAATACCTGGAATGCTGTTTTGCCGGGGATCGCAGTGGTGAGTAACCATGCATCATCAGGAGTACGGATAAAATGCTTGATGGTCGGAAGAGGCATAAATTCCGTCAGCCAGTTTAGTCTGACCATCTCATCTGTAACATCATTGGCAACGCTACCTTTGCCATGTTTCAGAAACAACTCTGGCGCATCGGGCTTCCCATACAATCGATAGATTGTCGCACCTGATTGCCCGACATTATCGCGAGCCCATTTATACCCATATAAATCAGCATCCATGTTGGAATTTAATCGCGGCCTCGAAACGTGAGTCTTTTCCTTACCCATGGTTGTTTATGTTCGGATGTGATGTGAGAACTGTATCCTAGCAAGATTTTAAAAGGAAGTATATGAAAGAAGAACCTCAGTGGCAAATCCTAACCTTTTATATTTCTCTACAGGGGCGCGGCGTGGGGACAATTCAACGCGTCTGTGAGGGGAGCGTTTCCCTGCTCGCAGGTCTGCAGCGAGGAGCCGTAATTTTTGCTTCGCGCCGTGCGGCCATCAAAATGTATGGATGCAAATGATTATACATGGGGATGTATGGGCTAAATGTACGGGCGACAGTCACATCATGCCCCTGAGCTGCGCACGTCAAGACTGTCAAGGAGGGTATTCTGGGCCTCCATGTCGCTGGCCGGGTGACCCGGCGGGGACGAGGCAAGCTAAACAGATCTCGCCATAAAAGACAGAATAAGTCATCAGCGGTTGTTTCATTTCCTATATTTTTTTTTTATTTTTTTATTTTTTAATAAGGGAAAATTTAACGTCTAAGGATACAGAAGATTGTTAGCACATTAAAGTAATAAAGGCTTAAGTAGTAAGTGCCTTAGCATGTTATTGTATTTCAAAGGACATAATCTAAAATAATAACAATATCATTTCTCACAAGTTATTCAATTTTCTTTTTTTTTTCTAATAATATCAAGAATGTATTATTTGTTTGACATAAGTCAACTAATTTATTTAATATGCTGGATTAATCTTGCAGACATGTAAATTAACAAGTTTTAGTCAAATAACGTTGAAGTTTCAATGAACTCAAATAATTTCTCTTTTTTTTTATATAACCATATATGTCTAATCTGATTTATATTTTCCGCAGGATCAACTGAAGTTATGACATTTGGATTGGATCACTTATAACCTTGGTCGCCAAATAATACAAAAATCAGCGTTATAAAACAAAGAAGGTTTTTGTTAAGAAATTAATCCTCTTTCTTGATAAGAAAGTTGAACCGAAATTGCAGATACTGATATATGAAAATAATACCCACAATTTTGGGAATAGCGCAAGCCTCAATTTAAACAATAGGTGAGGACACATGATAATGACCTCAATGATTGTTAGAAGAAAAGAGCCTCATTACAAAATCGAAAAATGAATGGTTGGGTACAAGTTTCCAAAACATGGTAAAGTGGACTTTGCGTATGAGACGTAAATAGAAAAAAACACTTGTTATATGTTTTCTAGAATTATTGTTGTCTCTTTATGGTTGGATGATGCAAAATAGTAATTTCGGTTAGTTGCTGTAAAACACCACGAGACAAATAGATATGGATATTTATTAAATCAGGAAAAACGTAACTCTCGGCTACTGGATGGTTCAGTCACCCAACGATTACTGGGGAGAGAAAACAGGGCAAAAGCAAAGCTTAAAGGAATCCGATTGTCATTCGGCAATGTGCAGCGAAACTAAAAACCGGATAATGGACCTGTTAATCGAAACATTGAAGATATATAAAGGAAGAGGAATCCTGGCATATCATCAATTGAATAAGTTGAATTAATTATTTCAATCTCATTCTCACTTTCTGACTTATAGTCGCTTTGTTAAATCATGTCTTTAATTAATATGTCCCCTATACTAGGTTATTGGAAAATTAAGGGCCTTGTGCAACCCACTCGACTTCTTTTGGAATATCTTGAAGAAAAATATGAAGAGCATTTGTATGAGCGCGATGAAGGTGATAAATGGCGAAACAAAAAGTTTGAATTGGGTTTGGAGTTTCCCAATCTTCCTTATTATATTGATGGTGATGTTAAATTAACACAGTCTATGGCCATCATACGTTATATAGCTGACAAGCACAACATGTTGGGTGGTTGTCCAAAAGAGCGTGCAGAGATTTCAATGCTTGAAGGAGCGGTTTTGGATATTAGATACGGTGTTTCGAGAATTGCATATAGTAAAGACTTTGAAACTCTCAAAGTTGATTTTCTTAGCAAGCTACCTGAAATGCTGAAAATGTTCGAAGATCGTTTATGTCATAAAACATATTTAAATGGTGATCATGTAACCCATCCTGACTTCATGTTGTATGACGCTCTTGATGTTGTTTTATACATGGACCCAATGTGCCTGGATGCGTTCCCAAAATTAGTTTGTTTTAAAAAACGTATTGAAGCTATCCCACAAATTGATAAGTACTTGAAATCCAGCAAGTATATAGCATGGCCTTTGCAGGGCTGGCAAGCCACGTTTGGTGGTGGCGACCATCCTCCAAAATCGGATCTGGTTCCGCGT</text:p>
          </table:table-cell>
          <table:table-cell office:value-type="string" calcext:value-type="string">
            <text:p>clo-F</text:p>
          </table:table-cell>
          <table:table-cell office:value-type="string" calcext:value-type="string">
            <text:p>http://www-bcf.usc.edu/~forsburg/nmtGST.html</text:p>
          </table:table-cell>
          <table:table-cell table:number-columns-repeated="1003"/>
        </table:table-row>
        <table:table-row table:style-name="ro1">
          <table:table-cell table:formula="of:=[.B15]&amp;&quot;.&quot;&amp;[.C15]&amp;&quot;-&quot;&amp;[.L15]" office:value-type="string" office:string-value="NTER.pFA6a-KanMX6-nmt1-GST" calcext:value-type="string">
            <text:p>NTER.pFA6a-KanMX6-nmt1-GST</text:p>
          </table:table-cell>
          <table:table-cell office:value-type="string" calcext:value-type="string">
            <text:p>NTER</text:p>
          </table:table-cell>
          <table:table-cell office:value-type="string" calcext:value-type="string">
            <text:p>pFA6a</text:p>
          </table:table-cell>
          <table:table-cell office:value-type="string" calcext:value-type="string">
            <text:p>pFA6a.back-R</text:p>
          </table:table-cell>
          <table:table-cell office:value-type="string" calcext:value-type="string">
            <text:p>ATCGATGATATCAGATCCACTAGTG</text:p>
          </table:table-cell>
          <table:table-cell office:value-type="float" office:value="2458" calcext:value-type="float">
            <text:p>2458</text:p>
          </table:table-cell>
          <table:table-cell office:value-type="float" office:value="57.7" calcext:value-type="float">
            <text:p>57.7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back-R</text:p>
          </table:table-cell>
          <table:table-cell office:value-type="string" calcext:value-type="string">
            <text:p>KanMX6-nmt1-GST</text:p>
          </table:table-cell>
          <table:table-cell office:value-type="string" calcext:value-type="string">
            <text:p>insert-R</text:p>
          </table:table-cell>
          <table:table-cell table:style-name="ce9" office:value-type="string" calcext:value-type="string">
            <text:p>ACGCGGAACCAGATCCGATT</text:p>
          </table:table-cell>
          <table:table-cell office:value-type="float" office:value="3303" calcext:value-type="float">
            <text:p>3303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hairpin stability too high (60.6)</text:p>
          </table:table-cell>
          <table:table-cell table:number-columns-repeated="2"/>
          <table:table-cell office:value-type="string" calcext:value-type="string">
            <text:p>Bahler_GST-R</text:p>
          </table:table-cell>
          <table:table-cell table:number-columns-repeated="1004"/>
        </table:table-row>
        <table:table-row table:style-name="ro1">
          <table:table-cell table:formula="of:=[.B16]&amp;&quot;.&quot;&amp;[.C16]&amp;&quot;-&quot;&amp;[.L16]" office:value-type="string" office:string-value="NTER.pFA6a-KanMX6-urg1" calcext:value-type="string">
            <text:p>NTER.pFA6a-KanMX6-urg1</text:p>
          </table:table-cell>
          <table:table-cell office:value-type="string" calcext:value-type="string">
            <text:p>NTER</text:p>
          </table:table-cell>
          <table:table-cell office:value-type="string" calcext:value-type="string">
            <text:p>pFA6a</text:p>
          </table:table-cell>
          <table:table-cell office:value-type="string" calcext:value-type="string">
            <text:p>pFA6a.back-F</text:p>
          </table:table-cell>
          <table:table-cell office:value-type="string" calcext:value-type="string">
            <text:p>TCGACCTGCAGCGTACGAAG</text:p>
          </table:table-cell>
          <table:table-cell/>
          <table:table-cell office:value-type="float" office:value="62.5" calcext:value-type="float">
            <text:p>62.5</text:p>
          </table:table-cell>
          <table:table-cell office:value-type="string" calcext:value-type="string">
            <text:p>none</text:p>
          </table:table-cell>
          <table:table-cell/>
          <table:table-cell office:value-type="string" calcext:value-type="string">
            <text:p>TCGACCTGCAGCGTACGAAGCTTCAGCTGGCGGCCGCGTTCTATAGTGTCACCTAAATCGTATGTGTATGATACATAAGGTTATGTATTAATTGTAGCCGCGTTCTAACGACAATATGTCCATATGGTGCACTCTCAGTACAATCTGCTCTGATGCCGCATAGTTAAGCCAGCCCCGACACCCGCCAACACCCGCTGACGCGCCCTGACGGGCTTGTCTGCTCCCGGCATCCGCTTACAGACAAGCTGTGACCGTCTCCGGGAGCTGCATGTGTCAGAGGTTTTCACCGTCATCACCGAAACGCGCGAGACGAAAGGGCCTCGTGATACGCCTATTTTTATAGGTTAATGTCATGATAATAATGGTTTCTTAGACGTCAGGTGGCACTTTTCGGGGAAATGTGCGCGGAACCCCTATTTGTTTATTTTTCTAAATACATTCAAATATGTATCCGCTCATGAGACAATAACCCTGATAAATGCTTCAATAATATTGAAAAAGGAAGAGTATGAGTATTCAACATTTCCGTGTCGCCCTTATTCCCTTTTTTGCGGCATTTTGCCTTCCTGTTTTTGCTCACCCAGAAACGCTGGTGAAAGTAAAAGATGCTGAAGATCAGTTGGGTGCACGAGTGGGTTACATCGAACTGGATCTCAACAGCGGTAAGATCCTTGAGAGTTTTCGCCCCGAAGAACGTTTTCCAATGATGAGCACTTTTAAAGTTCTGCTATGTGGCGCGGTATTATCCCGTATTGACGCCGGGCAAGAGCAACTCGGTCGCCGCATACACTATTCTCAGAATGACTTGGTTGAGTACTCACCAGTCACAGAAAAGCATCTTACGGATGGCATGACAGTAAGAGAATTATGCAGTGCTGCCATAACCATGAGTGATAACACTGCGGCCAACTTACTTCTGACAACGATCGGAGGACCGAAGGAGCTAACCGCTTTTTTGCACAACATGGGGGATCATGTAACTCGCCTTGATCGTTGGGAACCGGAGCTGAATGAAGCCATACCAAACGACGAGCGTGACACCACGATGCCTGTAGCAATGGCAACAACGTTGCGCAAACTATTAACTGGCGAACTACTTACTCTAGCTTCCCGGCAACAATTAATAGACTGGATGGAGGCGGATAAAGTTGCAGGACCACTTCTGCGCTCGGCCCTTCCGGCTGGCTGGTTTATTGCTGATAAATCTGGAGCCGGTGAGCGTGGGTCTCGCGGTATCATTGCAGCACTGGGGCCAGATGGTAAGCCCTCCCGTATCGTAGTTATCTACACGACGGGGAGTCAGGCAACTATGGATGAACGAAATAGACAGATCGCTGAGATAGGTGCCTCACTGATTAAGCATTGGTAACTGTCAGACCAAGTTTACTCATATATACTTTAGATTGATTTAAAACTTCATTTTTAATTTAAAAGGATCTAGGTGAAGATCCTTTTTGATAATCTCATGACCAAAATCCCTTAACGTGAGTTTTCGTTCCACTGAGCGTCAGACCCCGTAGAAAAGATCAAAGGATCTTCTTGAGATCCTTTTTTTCTGCGCGTAATCTGCTGCTTGCAAACAAAAAAACCACCGCTACCAGCGGTGGTTTGTTTGCCGGATCAAGAGCTACCAACTCTTTTTCCGAAGGTAACTGGCTTCAGCAGAGCGCAGATACCAAATACTGTCCTTCTAGTGTAGCCGTAGTTAGGCCACCACTTCAAGAACTCTGTAGCACCGCCTACATACCTCGCTCTGCTAATCCTGTTACCAGTGGCTGCTGCCAGTGGCGATAAGTCGTGTCTTACCGGGTTGGACTCAAGACGATAGTTACCGGATAAGGCGCAGCGGTCGGGCTGAACGGGGGGTTCGTGCACACAGCCCAGCTTGGAGCGAACGACCTACACCGAACTGAGATACCTACAGCGTGAGCATTGAGAAAGCGCCACGCTTCCCGAAGGGAGAAAGGCGGACAGGTATCCGGTAAGCGGCAGGGTCGGAACAGGAGAGCGCACGAGGGAGCTTCCAGGGGGAAACGCCTGGTATCTTTATAGTCCTGTCGGGTTTCGCCACCTCTGACTTGAGCGTCGATTTTTGTGATGCTCGTCAGGGGGGCGGAGCCTATGGAAAAACGCCAGCAACGCGGCCTTTTTACGGTTCCTGGCCTTTTGCTGGCCTTTTGCTCACATGTTCTTTCCTGCGTTATCCCCTGATTCTGTGGATAACCGTATTACCGCCTTTGAGTGAGCTGATACCGCTCGCCGCAGCCGAACGACCGAGCGCAGCGAGTCAGTGAGCGAGGAAGCGGAAGAGCGCCCAATACGCAAACCGCCTCTCCCCGCGCGTTGGCCGATTCATTAATGCAGGTTAACCTGGCTTATCGAAATTAATACGACTCACTATAGGGAGACCGGCAGATCCGCGGCCGCATAGGCCACTAGTGGATCTGATATCATCGAT</text:p>
          </table:table-cell>
          <table:table-cell office:value-type="string" calcext:value-type="string">
            <text:p>back-F</text:p>
          </table:table-cell>
          <table:table-cell office:value-type="string" calcext:value-type="string">
            <text:p>KanMX6-urg1</text:p>
          </table:table-cell>
          <table:table-cell office:value-type="string" calcext:value-type="string">
            <text:p>insert-F</text:p>
          </table:table-cell>
          <table:table-cell office:value-type="string" calcext:value-type="string">
            <text:p>GAATTCGAGCTCGTTTAAAC</text:p>
          </table:table-cell>
          <table:table-cell/>
          <table:table-cell office:value-type="float" office:value="53.1" calcext:value-type="float">
            <text:p>53.1</text:p>
          </table:table-cell>
          <table:table-cell office:value-type="string" calcext:value-type="string">
            <text:p>temperature too low</text:p>
          </table:table-cell>
          <table:table-cell/>
          <table:table-cell table:style-name="ce10" office:value-type="string" calcext:value-type="string">
            <text:p>GAATTCGAGCTCGTTTAAACTGGATGGCGGCGTTAGTATCGAATCGACAGCAGTATAGCGACCAGCATTCACATACGATTGACGCATGATATTACTTTCTGCGCACTTAACTTCGCATCTGGGCAGATGATGTCGAGGCGAAAAAAAATATAAATCACGCTAACATTTGATTAAAATAGAACAACTACAATATAAAAAAACTATACAAATGACAAGTTCTTGAAAACAAGAATCTTTTTATTGTCAGTACTGATTAGAAAAACTCATCGAGCATCAAATGAAACTGCAATTTATTCATATCAGGATTATCAATACCATATTTTTGAAAAAGCCGTTTCTGTAATGAAGGAGAAAACTCACCGAGGCAGTTCCATAGGATGGCAAGATCCTGGTATCGGTCTGCGATTCCGACTCGTCCAACATCAATACAACCTATTAATTTCCCCTCGTCAAAAATAAGGTTATCAAGTGAGAAATCACCATGAGTGACGACTGAATCCGGTGAGAATGGCAAAAGCTTATGCATTTCTTTCCAGACTTGTTCAACAGGCCAGCCATTACGCTCGTCATCAAAATCACTCGCATCAACCAAACCGTTATTCATTCGTGATTGCGCCTGAGCGAGACGAAATACGCGATCGCTGTTAAAAGGACAATTACAAACAGGAATCGAATGCAACCGGCGCAGGAACACTGCCAGCGCATCAACAATATTTTCACCTGAATCAGGATATTCTTCTAATACCTGGAATGCTGTTTTGCCGGGGATCGCAGTGGTGAGTAACCATGCATCATCAGGAGTACGGATAAAATGCTTGATGGTCGGAAGAGGCATAAATTCCGTCAGCCAGTTTAGTCTGACCATCTCATCTGTAACATCATTGGCAACGCTACCTTTGCCATGTTTCAGAAACAACTCTGGCGCATCGGGCTTCCCATACAATCGATAGATTGTCGCACCTGATTGCCCGACATTATCGCGAGCCCATTTATACCCATATAAATCAGCATCCATGTTGGAATTTAATCGCGGCCTCGAAACGTGAGTCTTTTCCTTACCCATGGTTGTTTATGTTCGGATGTGATGTGAGAACTGTATCCTAGCAAGATTTTAAAAGGAAGTATATGAAAGAAGAACCTCAGTGGCAAATCCTAACCTTTTATATTTCTCTACAGGGGCGCGGCGTGGGGACAATTCAACGCGTCTGTGAGGGGAGCGTTTCCCTGCTCGCAGGTCTGCAGCGAGGAGCCGTAATTTTTGCTTCGCGCCGTGCGGCCATCAAAATGTATGGATGCAAATGATTATACATGGGGATGTATGGGCTAAATGTACGGGCGACAGTCACATCATGCCCCTGAGCTGCGCACGTCAAGACTGTCAAGGAGGGTATTCTGGGCCTCCATGTCGCTGGCCGGGTGACCCGGCGGGGACGAGGCAAGCTAAACAGATCTCGATTAGCGTGACACGGATTATTATTTTTATATCCTACGTAAAAAAGAATTTCGAACTAGAATGTGTGGCAAACGCCTTCACTACTGACTATTACGAATTGTATAAATACAAAGCCGTGGAAATAGAAACCATCTTTTCGATCGTTCTTTGAATACTTGTAAGAATGATGTTCTATTCTTTTCCTGTAAATGGGAATATTTGCTTACTGACATCAACCAATTCCAATTGTTTACATTACAAAAAAATTTTTTTTCTTCTAAACAATGACTTGCGTCGGCTATTGCCCGCGGTAGCGCCGCTCGAGAACATGCGTGCACGACCCTTCCCCGCGACTTCGTAAGGTCTAAGAAGGCGCAACGATGTAAACAAGGTATTGTTTTCGGTTCGCTGACGAGGAAGTGCCCGCGGCAAGTCCGCGTGGTATCTGGTATCATGCGAGCTAGCGCTTTCATTGATAGTATCTGGAAGGCTATAAATAAGGGAGGAAATCCATACGGTTCAACATCAATTGCAAAGGTTTCATTCATTACTTTAGCTGCCTTACTCAATTCACTTTGTTTAAAGGCTAATTTTGTGAAACGAATTTCTTTCTACCCATTGAACATTCGTTTGTCATTTTTCTTGTTGTTTTACTTATCCGTTTTCTTCAATTACTAAATTAGAACTAATTCAATATGCTTGCCACTGAACAAAGGTTAATTAACCCGGGGATCCG</text:p>
          </table:table-cell>
          <table:table-cell office:value-type="string" calcext:value-type="string">
            <text:p>clo-F</text:p>
          </table:table-cell>
          <table:table-cell table:number-columns-repeated="1004"/>
        </table:table-row>
        <table:table-row table:style-name="ro1">
          <table:table-cell table:formula="of:=[.B17]&amp;&quot;.&quot;&amp;[.C17]&amp;&quot;-&quot;&amp;[.L17]" office:value-type="string" office:string-value="NTER.pFA6a-KanMX6-urg1" calcext:value-type="string">
            <text:p>NTER.pFA6a-KanMX6-urg1</text:p>
          </table:table-cell>
          <table:table-cell office:value-type="string" calcext:value-type="string">
            <text:p>NTER</text:p>
          </table:table-cell>
          <table:table-cell office:value-type="string" calcext:value-type="string">
            <text:p>pFA6a</text:p>
          </table:table-cell>
          <table:table-cell office:value-type="string" calcext:value-type="string">
            <text:p>pFA6a.back-R</text:p>
          </table:table-cell>
          <table:table-cell office:value-type="string" calcext:value-type="string">
            <text:p>ATCGATGATATCAGATCCACTAGTG</text:p>
          </table:table-cell>
          <table:table-cell office:value-type="float" office:value="2458" calcext:value-type="float">
            <text:p>2458</text:p>
          </table:table-cell>
          <table:table-cell office:value-type="float" office:value="57.7" calcext:value-type="float">
            <text:p>57.7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back-R</text:p>
          </table:table-cell>
          <table:table-cell office:value-type="string" calcext:value-type="string">
            <text:p>KanMX6-urg1</text:p>
          </table:table-cell>
          <table:table-cell office:value-type="string" calcext:value-type="string">
            <text:p>insert-R</text:p>
          </table:table-cell>
          <table:table-cell office:value-type="string" calcext:value-type="string">
            <text:p>CGGATCCCCGGGTTAATTAA</text:p>
          </table:table-cell>
          <table:table-cell office:value-type="float" office:value="2168" calcext:value-type="float">
            <text:p>2168</text:p>
          </table:table-cell>
          <table:table-cell office:value-type="float" office:value="57.1" calcext:value-type="float">
            <text:p>57.1</text:p>
          </table:table-cell>
          <table:table-cell office:value-type="string" calcext:value-type="string">
            <text:p>hairpin stability too high (51.5)</text:p>
          </table:table-cell>
          <table:table-cell table:number-columns-repeated="2"/>
          <table:table-cell office:value-type="string" calcext:value-type="string">
            <text:p>Bahler_KanMX6-R</text:p>
          </table:table-cell>
          <table:table-cell table:number-columns-repeated="1004"/>
        </table:table-row>
        <table:table-row table:style-name="ro1">
          <table:table-cell table:formula="of:=[.B18]&amp;&quot;.&quot;&amp;[.C18]&amp;&quot;-&quot;&amp;[.L18]" office:value-type="string" office:string-value="NTER.pREP-LEU2-nmt1-NTAP" calcext:value-type="string">
            <text:p>NTER.pREP-LEU2-nmt1-NTAP</text:p>
          </table:table-cell>
          <table:table-cell office:value-type="string" calcext:value-type="string">
            <text:p>NTER</text:p>
          </table:table-cell>
          <table:table-cell office:value-type="string" calcext:value-type="string">
            <text:p>pREP</text:p>
          </table:table-cell>
          <table:table-cell office:value-type="string" calcext:value-type="string">
            <text:p>pREP.back-F</text:p>
          </table:table-cell>
          <table:table-cell office:value-type="string" calcext:value-type="string">
            <text:p>GGAATGTCTCCCTTGCCAGT</text:p>
          </table:table-cell>
          <table:table-cell/>
          <table:table-cell office:value-type="float" office:value="59.7" calcext:value-type="float">
            <text:p>59.7</text:p>
          </table:table-cell>
          <table:table-cell office:value-type="string" calcext:value-type="string">
            <text:p>none</text:p>
          </table:table-cell>
          <table:table-cell/>
          <table:table-cell table:style-name="ce7" office:value-type="string" calcext:value-type="string">
            <text:p>GGAATGTCTCCCTTGCCAGTACTGCTAGGGTTTTTCTTTCAAACTATGGAAGCCCATTCAAGCTGCATATTACGATTTTGTTTTTCGCTTTTAGAAAGTGGTTTAGATGAGATAATAGAAAAATTCTTGATCTCCGACAACGAGTACTTTTATTTTTTTTGCTAATCACTTTACTCAATATTAGCTCGAAATCGTAGAAACGTAGACGGGTGCGGGATACCGAGTGGTGTAGTTAAGAATTTTTATAAACCACGTGGCCCAAAAATATGAACCCAAAACGTTTATACATGAGTATACTTTAAGAAGGCTATACCCCTTCGTGTTAGATGTAGTTTTAGCTACCCAACCCGAGTCTATGAGCTTGACTTCAGATGTAGAAGGCATTAAATCGTTTTGAATATTATATAAAAAACGATGAAAATTAAATATTTAAAAGCAATCATACGCTGAAAATTTAGTGCTGTGGCTAATCCTTCAACATGGAAATGCCATAAAAGTGACTTTGACAAAAAAAAAAGTATATACAGGTAGTAAACTCATCTACTTCATTGACTTTGTTTACAGCATGTGGAAGGAGGAATATTTATTGCTAAATCGTAGTTTAACATTCAATAAGTAATACTATTGAAATTCGACAAGATTGGCCGCATGGATGAAAAAGAGGCATTTTGCTTTGGGAGAATTAGTTCAAATTAGAACTGAAAAAAAAAACTTTACGAGGCAAAAATGTCGGATTGAGATCGTAAAAGTTCGCTCGTCGTCTTTTGCTTTGTGATTGTTTTCATGGATACATCTTGCTGGATATTTAAATTTTAGTACTATGTATAAGATATTCTATAAATGTTTTATCACCCAAACCTGTTAGCGCCTTCTTAATTCTATTCAATCTGGCTTTTGCTCTGAGACTACTTCTTGGACTTTCACTACTTGTTAGTTATACGGAATTTGTGTAATTAGAAGTGAAATAATCCTTTCTATTAGTAATGCGAGCTCGAATTCGAGTCTAACTCCTTAACCACTCGGACATAGTGACTTATCTGACACTCATTGTAAATTAATATATATATAGGCATTTTGTTTAGTTAAAGGTACTTAAGTAATTAGTATAAACGAACCAATTTTATAATCAGGAAGTTAAGTGAATGGTAGCACATGTCGTAAAAATTGTGAATTTTTATTGAATAATATTTTAAATACAAGCCTTTCTAGACTAGGTATACTCATAAATATGAGCAAAAGGATAGAGGAGATTACATTGCATCTTCTACAAATTTATTTATTGCCCTTTACTGAAAAATTAAATAATGAGTACTAAATGATAAAAAGCGCTCAGTACAAGAAAGATTGCAAAAATATTGCATTCTTCATGAATTAAAGTTGCATATAAGGCATATTGAAAGTAATAGTACTAAAACAGCAGTTAGCGAAAATTAATAGAATTATATTCGCAAGACAATTGTGACATTAAATTAAAAAATTGTAGAATTTTTACTATCCTCTTTAACGCCATGAGCCTTTATAAAAAGGTTAAATTAGTTTTAACATTCTTTTTTTGAGTAAGAGTTTACAATTTATCAAAACCTGTGTTATTATATTCATTAGTTTCAATTTATTAGCATCTAGAGAAAAATCAATTGGCAGTTACATTGTTGGAATTTATGAAGAAAAAGAATCTACAACGGAGAATAAGTTGCTGATCGCTTTCCCTAAAATTGTATATTTTGCTGAGCTTATTTTGACATTTCGTTGAAGTTTTCTCTAATTCGCATTCATTTTAAGTAAAACAATGAGAAATAAAATTACAAAAAATACAAATTAAAATACAATTTTTAGCTATAATTATAGACGATGCCCTTGTATCCCATTCTGTCTCGCTTGCCCCTACTTTTTATCTTTTATATACCATAATGAACGCTGCCGCTACTAACCATACCCCGATTTTACATTTCGGACTCCCAAGGACGTACAAAATAGAAAACTATAGAAAAAAATAATCAGAAAATAGCATGTCATCTCTTTGTAAAACGCGTTTGCAAGAAGAAAGGAAACAATGGAGAAGAGATCATCCATTTGTATGTAAATTTTAGTAAACTTGAAGAAATCACTAACAACTTCTCTTACTTAGGGATTCTATGCAAAACCTTGTAAATCATCTGATGGAGGACTCGATTTAATGAATTGGAAGGTTGGAATTCACTGGCCGTCGTTTTACAACGTCGTGACTGGGAAAACCCTGGCGTTACCCAACTTAATCGCCTTGCAGCACATCCCCCTTTCGCCAGCTGGCGTAATAGCGAAGAGGCCCGCACCGATCGCCCTTCCCAACAGTTGCGCAGCCTGAATGGCGAATGGCGCCTGATGCGGTATTTTCTCCTTACGCATCTGTGCGGTATTTCACACCGTATGGTGCACTCTCAGTACAATCTGCTCTGATGCCGCATAGTTAAGCCAGCCCCGACACCCGCCAACACCCGCTGACGCGCCCTGACGGGCTTGTCTGCTCCCGGCATCCGCTTACAGACAAGCTGTGACCGTCTCCGGGAGCTGCATGTGTCAGAGGTTTTCACCGTCATCACCGAAACGCGCGAGACGAAAGGGCCTCGTGATACGCCTATTTTTATAGGTTAATGTCATGATAATAATGGTTTCTTAGACGTCAGGTGGCACTTTTCGGGGAAATGTGCGCGGAACCCCTATTTGTTTATTTTTCTAAATACATTCAAATATGTATCCGCTCATGAGACAATAACCCTGATAAATGCTTCAATAATATTGAAAAAGGAAGAGTATGAGTATTCAACATTTCCGTGTCGCCCTTATTCCCTTTTTTGCGGCATTTTGCCTTCCTGTTTTTGCTCACCCAGAAACGCTGGTGAAAGTAAAAGATGCTGAAGATCAGTTGGGTGCACGAGTGGGTTACATCGAACTGGATCTCAACAGCGGTAAGATCCTTGAGAGTTTTCGCCCCGAAGAACGTTTTCCAATGATGAGCACTTTTAAAGTTCTGCTATGTGGCGCGGTATTATCCCGTATTGACGCCGGGCAAGAGCAACTCGGTCGCCGCATACACTATTCTCAGAATGACTTGGTTGAGTACTCACCAGTCACAGAAAAGCATCTTACGGATGGCATGACAGTAAGAGAATTATGCAGTGCTGCCATAACCATGAGTGATAACACTGCGGCCAACTTACTTCTGACAACGATCGGAGGACCGAAGGAGCTAACCGCTTTTTTGCACAACATGGGGGATCATGTAACTCGCCTTGATCGTTGGGAACCGGAGCTGAATGAAGCCATACCAAACGACGAGCGTGACACCACGATGCCTGTAGCAATGGCAACAACGTTGCGCAAACTATTAACTGGCGAACTACTTACTCTAGCTTCCCGGCAACAATTAATAGACTGGATGGAGGCGGATAAAGTTGCAGGACCACTTCTGCGCTCGGCCCTTCCGGCTGGCTGGTTTATTGCTGATAAATCTGGAGCCGGTGAGCGTGGGTCTCGCGGTATCATTGCAGCACTGGGGCCAGATGGTAAGCCCTCCCGTATCGTAGTTATCTACACGACGGGGAGTCAGGCAACTATGGATGAACGAAATAGACAGATCGCTGAGATAGGTGCCTCACTGATTAAGCATTGGTAACTGTCAGACCAAGTTTACTCATATATACTTTAGATTGATTTAAAACTTCATTTTTAATTTAAAAGGATCTAGGTGAAGATCCTTTTTGATAATCTCATGACCAAAATCCCTTAACGTGAGTTTTCGTTCCACTGAGCGTCAGACCCCGTAGAAAAGATCAAAGGATCTTCTTGAGATCCTTTTTTTCTGCGCGTAATCTGCTGCTTGCAAACAAAAAAACCACCGCTACCAGCGGTGGTTTGTTTGCCGGATCAAGAGCTACCAACTCTTTTTCCGAAGGTAACTGGCTTCAGCAGAGCGCAGATACCAAATACTGTCCTTCTAGTGTAGCCGTAGTTAGGCCACCACTTCAAGAACTCTGTAGCACCGCCTACATACCTCGCTCTGCTAATCCTGTTACCAGTGGCTGCTGCCAGTGGCGATAAGTCGTGTCTTACCGGGTTGGACTCAAGACGATAGTTACCGGATAAGGCGCAGCGGTCGGGCTGAACGGGGGGTTCGTGCACACAGCCCAGCTTGGAGCGAACGACCTACACCGAACTGAGATACCTACAGCGTGAGCTATGAGAAAGCGCCACGCTTCCCGAAGGGAGAAAGGCGGACAGGTATCCGGTAAGCGGCAGGGTCGGAACAGGAGAGCGCACGAGGGAGCTTCCAGGGGGAAACGCCTGGTATCTTTATAGTCCTGTCGGGTTTCGCCACCTCTGACTTGAGCGTCGATTTTTGTGATGCTCGTCAGGGGGGCGGAGCCTATGGAAAAACGCCAGCAACGCGGCCTTTTTACGGTTCCTGGCCTTTTGCTGGCCTTTTGCTCACATGTTCTTTCCTGCGTTATCCCCTGATTCTGTGGATAACCGTATTACCGCCTTTGAGTGAGCTGATACCGCTCGCCGCAGCCGAACGACCGAGCGCAGCGAGTCAGTGAGCGAGGAAGCGGAAGAGCGCCCAATACGCAAACCGCCTCTCCCCGCGCGTTGGCCGATTCATTAATGCAGCTGGCACGACAGGTTTCCCGACTGGAAAGCGGGCAGTGAGCGCAACGCAATTAATGTGAGTTAGCTCACTCATTAGGCACCCCAGGCTTTACACTTTATGCTTCCGGCTCGTATGTTGTGTGGAATTGTGAGCGGATAACAATTTCACACAGGAAACAGCTATGACCA</text:p>
          </table:table-cell>
          <table:table-cell office:value-type="string" calcext:value-type="string">
            <text:p>clo_pREP-F</text:p>
          </table:table-cell>
          <table:table-cell office:value-type="string" calcext:value-type="string">
            <text:p>LEU2-nmt1-NTAP</text:p>
          </table:table-cell>
          <table:table-cell office:value-type="string" calcext:value-type="string">
            <text:p>insert-F</text:p>
          </table:table-cell>
          <table:table-cell office:value-type="string" calcext:value-type="string">
            <text:p>ACGCCAAGCTTTACGTCGTA</text:p>
          </table:table-cell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none</text:p>
          </table:table-cell>
          <table:table-cell/>
          <table:table-cell table:style-name="ce10" office:value-type="string" calcext:value-type="string">
            <text:p>ACGCCAAGCTTTACGTCGTAAGGCCGTTTCTGACAGAGTAAAATTCTTGAGGGAACTTTCACCATTATGGGAAATGGTTCAAGAAGGTATTGACTTAAACTCCATCAAATGGTCAGGTCATTGAGTGTTTTTTATTTGTTGTATTTTTTTTTTTTTAGAGAAAATCCTCCAATATCAAATTAGGAATCGTAGTTTCATGATTTTCTGTTACACCTAACTTTTTGTGTGGTGCCCTCCTCCTTGTCAATATTAATGTTAAAGTGCAATTCTTTTTCCTTATCACGTTGAGCCATTAGTATCAATTTGCTTACCTGTATTCCTTTACTATCCTCCTTTTTCTCCTTCTTGATAAATGTATGTAGATTGCGTATATAGTTTCGTCTACCCTATGAACATATTCCATTTTGTAATTTCGTGTCGTTTCTATTATGAATTTCATTTATAAAGTTTATGTACAAATATCATAAAAAAAGAGAATCTTTTTAAGCAAGGATTTTCTTAACTTCTTCGGCGACAGCATCACCGACTTCGGTGGTACTGTTGGAACCACCTAAATCACCAGTTCTGATACCTGCATCCAAAACCTTTTTAACTGCATCTTCAATGGCCTTACCTTCTTCAGGCAAGTTCAATGACAATTTCAACATCATTGCAGCAGACAAGATAGTGGCGATAGGGTCAACCTTATTCTTTGGCAAATCTGGAGCAGAACCGTGGCATGGTTCGTACAAACCAAATGCGGTGTTCTTGTCTGGCAAAGAGGCCAAGGACGCAGATGGCAACAAACCCAAGGAACCTGGGATAACGGAGGCTTCATCGGAGATGATATCACCAAACATGTTGCTGGTGATTATAATACCATTTAGGTGGGTTGGGTTCTTAACTAGGATCATGGCGGCAGAATCAATCAATTGATGTTGAACCTTCAATGTAGGGTATTCGTTCTTGATGGTTTCCTCCACAGTTTTTCTCCATAATCTTGAAGAGGCCAAAACATTAGCTTTATCCAAGGACCAAATAGGCAATGGTGGCTCATGTTGTAGGGCCATGAAAGCGGCCATTCTTGTGATTCTTTGCACTTCTGGAACGGTGTATTGTTCACTATCCCAAGCGACACCATCACCATCGTCTTCCTTTCTCTTACCAAAGTAAATACCTCCCACTAATTCTCTGACAACAACGAAGTCAGTACCTTTAGCAAATTGTGGCTTGATTGGAGATAAGTCTAAAAGAGAGTCGGATGCAAAGTTACATGGTCTTAAGTTGGCGTACAATTGAAGTTCTTTACGGATTTTTAGTAAACCTTGTTCAGGTCTAACACTACCGGTACCCCATTTAGGACCACCCACAGCACCTAACAAAACGGCATCAACCTTCTTGGAGGCTTCCAGCGCCTCATCTGGAAGTGGGACACCTGTAGCATCGATAGCAGCACCACCAATTAAATGATTTTCGAAATCGAACTTGACATTGGAACGAACATCAGAAATAGCTTTAAGAACCTTAATGGCTTCGGCTGTGATTTCTTGACCAACGTGGTCACCTGGCAAAACGACGATCTTCTTAGGGGCAGACATTAGAATGGTATATCCTTGAAATATATATATATATTGCTGAAATGTAAAAGGTAAGAAAAGTTAGAAAGTAAGACGATTGCTAACCACCTATTGGAAAAAACAATAGGTCCTTAAATAATATTGTCAACTTCAAGTATTGTGATGCAAGCATTTAGTCATGAACGCTTCTCTATTCTATATGAAAAGCCGGTTCCGGCCTCTCACCTTTCCTTTTTCTCCCAATTTTTCAGTTGAAAAAGGTATATGCGTCAGGCGACCTCTGAAATTAACAAAAAATTTCCAGTCATCGAATTTGATTCTGTGCGATAGCGCCCCTGTGTGTTCTCGTTATGTTGAGGAAAAAAATAATGGTTGCTAAGAGATTCGAACTCTTGCATCTTACGATACCTGAGTATTCCCACAGTTAACTGCGGTCAAGATATTTCTTGAATCAGGCGCCTTAGACCGCTCGGCCAAACAACCAATTACTTGTTGAGAAATAGAGTATAATTATCCTATAAATATAACGTTTTTGAACACACATGAACAAGGAAGTACAGGACAATTGATTTTGAAGAGAATGTGGATTTTGATGTAATTGTTGGGATTCCATTTTTAATAAGGCAATAATATTAGGTATGTGGATATACTAGAAGTTCTCCTCGAGAAGCTTGCATGCCTGCAGGTCGAGTCAGAAAATTATCGCCATAAAAGACAGAATAAGTCATCAGCGGTTGTTTCATTTCCTATATTTTTTTTTTATTTTTTTATTTTTTAATAAGGGAAAATTTAACGTCTAAGGATACAGAAGATTGTTAGCACATTAAAGTAATAAAGGCTTAAGTAGTAAGTGCCTTAGCATGTTATTGTATTTCAAAGGACATAATCTAAAATAATAACAATATCATTTCTCACAAGTTATTCAATTTTCTTTTTTTTTTCTAATAATATCAAGAATGTATTATTTGTTTGACATAAGTCAACTAATTTATTTAATATGCTGGATTAATCTTGCAGACATGTAAATTAACAGTTTTAGTCAAATAACGTTGAAGTTTCAATGAACTCAAATAATTTCTCTTTTTTTTTATATAACATGTCTAATCTGATTTATATTTTCCGCAGGATCAACTGAAGTTATGACATTTGGATTGGATCACTTATAACCTTGGTCGCCAAATAATACAAAAATCAGCGTTATAAAACAAAGAGGTTTTTGTTAAGAAATTAATCCTCTTTCTTGATAAGAAAGTTGAACCGAAATTGCAGATACTGATATATGAAAATAATACCCACAATTTTGGGAATAGCGCAAGCCTCAATTTAAACAATAGGTGAGGACACATGATAATGACCTCAATGATTGTTAGAAGAAAAGAGCCTCATTACAAAATCGAAAAATGAATGGTTGGGTACAAGTTTCCAAAACATGGTAAAGTGGACTTTGCGTATGAGACGTAAATAGAAAAAAACACTTGTTATATGTTTTCTAGAATTATTGTTGTCTCTTTATGGTTGGATGATGCAAAATAGTAATTTCGGTTAGTTGCTGTAAAACACCACGAGACAAATAGATATGGATATTTATTAAATCAGGAAAAACGTAACTCTCGGCTACTGGATGGTTCAGTCACCCAACGATTACTGGGGAGAGAAAACAGGGCAAAAGCATAGCTTAAAGGAATCCGATTGTCATTCGGCAATGTGCAGCGAAACTAAAAACCGGATAATGGACCTGTTAATCGAAACAATTGAAGATATATAAAGGAAGAGGAATCCTGGCATATCATCAATTGAATAAGTTGAATTAATTATTTCAATCTCATTCTCACTTTCTGACTTATAGTCGCTTTGTTAACATATTAATTAATGAAAGCTGATGCGCAACAAAATAACTTCAACAAAGATCAACAAAGCGCCTTCTATGAAATCTTGAACATGCCTAACTTAAACGAAGCGCAACGTAACGGCTTCATTCAAAGTCTTAAAGACGACCCAAGCCAAAGCACTAACGTTTTAGGTGAAGCTAAAAAATTAAACGAATCTCAAGCACCGAAAGCTGATAACAATTTCAACAAAGAACAACAAAATGCTTTCTATGAAATCTTGAATATGCCTAACTTAAACGAAGAACAACGCAATGGTTTCATCCAAAGCTTAAAAGATGACCCAAGCCAAAGTGCTAACCTATTGTCAGAAGCTAAAAAGTTAAATGAATCTCAAGCACCGAAAGCGGATAACAAATTCAACAAAGAATCTAGTACCCCAACTACTGCTTCTGAAAATCTATATTTTCAAGGTGAACTAAAAACTGCTGCTTTGGCTCAACATGCGCTCGAGAAGATGAAGCGACGATGGAAAAAGAATTTCATAGCCGTCTCAGCAGCCAACCGCTTTAAGAAAATCTCATCCTCCGGGGCACTTGATTATGGCGCGCCCCATATG</text:p>
          </table:table-cell>
          <table:table-cell office:value-type="string" calcext:value-type="string">
            <text:p>clo_leuNTAP-F</text:p>
          </table:table-cell>
          <table:table-cell office:value-type="string" calcext:value-type="string">
            <text:p>https://medschool.vanderbilt.edu/gould-lab/tap-tag-information</text:p>
          </table:table-cell>
          <table:table-cell table:number-columns-repeated="1003"/>
        </table:table-row>
        <table:table-row table:style-name="ro1">
          <table:table-cell table:formula="of:=[.B19]&amp;&quot;.&quot;&amp;[.C19]&amp;&quot;-&quot;&amp;[.L19]" office:value-type="string" office:string-value="NTER.pREP-LEU2-nmt1-NTAP" calcext:value-type="string">
            <text:p>NTER.pREP-LEU2-nmt1-NTAP</text:p>
          </table:table-cell>
          <table:table-cell office:value-type="string" calcext:value-type="string">
            <text:p>NTER</text:p>
          </table:table-cell>
          <table:table-cell office:value-type="string" calcext:value-type="string">
            <text:p>pREP</text:p>
          </table:table-cell>
          <table:table-cell office:value-type="string" calcext:value-type="string">
            <text:p>pREP.back-R</text:p>
          </table:table-cell>
          <table:table-cell office:value-type="string" calcext:value-type="string">
            <text:p>TGGTCATAGCTGTTTCCTGTGT</text:p>
          </table:table-cell>
          <table:table-cell office:value-type="float" office:value="4812" calcext:value-type="float">
            <text:p>4812</text:p>
          </table:table-cell>
          <table:table-cell office:value-type="float" office:value="59.6" calcext:value-type="float">
            <text:p>59.6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clo_pREP-R</text:p>
          </table:table-cell>
          <table:table-cell office:value-type="string" calcext:value-type="string">
            <text:p>LEU2-nmt1-NTAP</text:p>
          </table:table-cell>
          <table:table-cell office:value-type="string" calcext:value-type="string">
            <text:p>insert-R</text:p>
          </table:table-cell>
          <table:table-cell office:value-type="string" calcext:value-type="string">
            <text:p>CATATGGGGCGCGCCATAAT</text:p>
          </table:table-cell>
          <table:table-cell office:value-type="float" office:value="4001" calcext:value-type="float">
            <text:p>4001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high similarity to self</text:p>
          </table:table-cell>
          <table:table-cell table:number-columns-repeated="2"/>
          <table:table-cell office:value-type="string" calcext:value-type="string">
            <text:p>clo_leuNTAP-R</text:p>
          </table:table-cell>
          <table:table-cell table:number-columns-repeated="1004"/>
        </table:table-row>
        <table:table-row table:style-name="ro1">
          <table:table-cell table:formula="of:=[.B20]&amp;&quot;.&quot;&amp;[.C20]&amp;&quot;-&quot;&amp;[.L20]" office:value-type="string" office:string-value="CTER.pFA6a-13Myc-KanMX6" calcext:value-type="string">
            <text:p>CTER.pFA6a-13Myc-KanMX6</text:p>
          </table:table-cell>
          <table:table-cell office:value-type="string" calcext:value-type="string">
            <text:p>CTER</text:p>
          </table:table-cell>
          <table:table-cell office:value-type="string" calcext:value-type="string">
            <text:p>pFA6a</text:p>
          </table:table-cell>
          <table:table-cell office:value-type="string" calcext:value-type="string">
            <text:p>pFA6a.back-F</text:p>
          </table:table-cell>
          <table:table-cell office:value-type="string" calcext:value-type="string">
            <text:p>TCGACCTGCAGCGTACGAAG</text:p>
          </table:table-cell>
          <table:table-cell/>
          <table:table-cell office:value-type="float" office:value="62.5" calcext:value-type="float">
            <text:p>62.5</text:p>
          </table:table-cell>
          <table:table-cell office:value-type="string" calcext:value-type="string">
            <text:p>none</text:p>
          </table:table-cell>
          <table:table-cell/>
          <table:table-cell office:value-type="string" calcext:value-type="string">
            <text:p>TCGACCTGCAGCGTACGAAGCTTCAGCTGGCGGCCGCGTTCTATAGTGTCACCTAAATCGTATGTGTATGATACATAAGGTTATGTATTAATTGTAGCCGCGTTCTAACGACAATATGTCCATATGGTGCACTCTCAGTACAATCTGCTCTGATGCCGCATAGTTAAGCCAGCCCCGACACCCGCCAACACCCGCTGACGCGCCCTGACGGGCTTGTCTGCTCCCGGCATCCGCTTACAGACAAGCTGTGACCGTCTCCGGGAGCTGCATGTGTCAGAGGTTTTCACCGTCATCACCGAAACGCGCGAGACGAAAGGGCCTCGTGATACGCCTATTTTTATAGGTTAATGTCATGATAATAATGGTTTCTTAGACGTCAGGTGGCACTTTTCGGGGAAATGTGCGCGGAACCCCTATTTGTTTATTTTTCTAAATACATTCAAATATGTATCCGCTCATGAGACAATAACCCTGATAAATGCTTCAATAATATTGAAAAAGGAAGAGTATGAGTATTCAACATTTCCGTGTCGCCCTTATTCCCTTTTTTGCGGCATTTTGCCTTCCTGTTTTTGCTCACCCAGAAACGCTGGTGAAAGTAAAAGATGCTGAAGATCAGTTGGGTGCACGAGTGGGTTACATCGAACTGGATCTCAACAGCGGTAAGATCCTTGAGAGTTTTCGCCCCGAAGAACGTTTTCCAATGATGAGCACTTTTAAAGTTCTGCTATGTGGCGCGGTATTATCCCGTATTGACGCCGGGCAAGAGCAACTCGGTCGCCGCATACACTATTCTCAGAATGACTTGGTTGAGTACTCACCAGTCACAGAAAAGCATCTTACGGATGGCATGACAGTAAGAGAATTATGCAGTGCTGCCATAACCATGAGTGATAACACTGCGGCCAACTTACTTCTGACAACGATCGGAGGACCGAAGGAGCTAACCGCTTTTTTGCACAACATGGGGGATCATGTAACTCGCCTTGATCGTTGGGAACCGGAGCTGAATGAAGCCATACCAAACGACGAGCGTGACACCACGATGCCTGTAGCAATGGCAACAACGTTGCGCAAACTATTAACTGGCGAACTACTTACTCTAGCTTCCCGGCAACAATTAATAGACTGGATGGAGGCGGATAAAGTTGCAGGACCACTTCTGCGCTCGGCCCTTCCGGCTGGCTGGTTTATTGCTGATAAATCTGGAGCCGGTGAGCGTGGGTCTCGCGGTATCATTGCAGCACTGGGGCCAGATGGTAAGCCCTCCCGTATCGTAGTTATCTACACGACGGGGAGTCAGGCAACTATGGATGAACGAAATAGACAGATCGCTGAGATAGGTGCCTCACTGATTAAGCATTGGTAACTGTCAGACCAAGTTTACTCATATATACTTTAGATTGATTTAAAACTTCATTTTTAATTTAAAAGGATCTAGGTGAAGATCCTTTTTGATAATCTCATGACCAAAATCCCTTAACGTGAGTTTTCGTTCCACTGAGCGTCAGACCCCGTAGAAAAGATCAAAGGATCTTCTTGAGATCCTTTTTTTCTGCGCGTAATCTGCTGCTTGCAAACAAAAAAACCACCGCTACCAGCGGTGGTTTGTTTGCCGGATCAAGAGCTACCAACTCTTTTTCCGAAGGTAACTGGCTTCAGCAGAGCGCAGATACCAAATACTGTCCTTCTAGTGTAGCCGTAGTTAGGCCACCACTTCAAGAACTCTGTAGCACCGCCTACATACCTCGCTCTGCTAATCCTGTTACCAGTGGCTGCTGCCAGTGGCGATAAGTCGTGTCTTACCGGGTTGGACTCAAGACGATAGTTACCGGATAAGGCGCAGCGGTCGGGCTGAACGGGGGGTTCGTGCACACAGCCCAGCTTGGAGCGAACGACCTACACCGAACTGAGATACCTACAGCGTGAGCATTGAGAAAGCGCCACGCTTCCCGAAGGGAGAAAGGCGGACAGGTATCCGGTAAGCGGCAGGGTCGGAACAGGAGAGCGCACGAGGGAGCTTCCAGGGGGAAACGCCTGGTATCTTTATAGTCCTGTCGGGTTTCGCCACCTCTGACTTGAGCGTCGATTTTTGTGATGCTCGTCAGGGGGGCGGAGCCTATGGAAAAACGCCAGCAACGCGGCCTTTTTACGGTTCCTGGCCTTTTGCTGGCCTTTTGCTCACATGTTCTTTCCTGCGTTATCCCCTGATTCTGTGGATAACCGTATTACCGCCTTTGAGTGAGCTGATACCGCTCGCCGCAGCCGAACGACCGAGCGCAGCGAGTCAGTGAGCGAGGAAGCGGAAGAGCGCCCAATACGCAAACCGCCTCTCCCCGCGCGTTGGCCGATTCATTAATGCAGGTTAACCTGGCTTATCGAAATTAATACGACTCACTATAGGGAGACCGGCAGATCCGCGGCCGCATAGGCCACTAGTGGATCTGATATCATCGAT</text:p>
          </table:table-cell>
          <table:table-cell office:value-type="string" calcext:value-type="string">
            <text:p>back-F</text:p>
          </table:table-cell>
          <table:table-cell office:value-type="string" calcext:value-type="string">
            <text:p>13Myc-KanMX6</text:p>
          </table:table-cell>
          <table:table-cell office:value-type="string" calcext:value-type="string">
            <text:p>insert-F</text:p>
          </table:table-cell>
          <table:table-cell office:value-type="string" calcext:value-type="string">
            <text:p>CGGATCCCCGGGTTAATTAA</text:p>
          </table:table-cell>
          <table:table-cell/>
          <table:table-cell office:value-type="float" office:value="57.1" calcext:value-type="float">
            <text:p>57.1</text:p>
          </table:table-cell>
          <table:table-cell office:value-type="string" calcext:value-type="string">
            <text:p>hairpin stability too high (51.5)</text:p>
          </table:table-cell>
          <table:table-cell/>
          <table:table-cell office:value-type="string" calcext:value-type="string">
            <text:p>CGGATCCCCGGGTTAATTAACGGTGAACAAAAGCTAATCTCCGAGGAAGACTTGAACGGTGAACAAAAATTAATCTCAGAAGAAGACTTGAACGGACTCGACGGTGAACAAAAGTTGATTTCTGAAGAAGATTTGAACGGTGAACAAAAGCTAATCTCCGAGGAAGACTTGAACGGTGAACAAAAATTAATCTCAGAAGAAGACTTGAACGGACTCGACGGTGAACAAAAGTTGATTTCTGAAGAAGATTTGAACGGTGAACAAAAGCTAATCTCCGAGGAAGACTTGAACGGTGAACAAAAATTAATCTCAGAAGAAGACTTGAACGGACTCGACGGTGAACAAAAGTTGATTTCTGAAGAAGATTTGAACGGTGAACAAAAGCTAATCTCCGAGGAAGACTTGAACGGTGAACAAAAATTAATCTCAGAAGAAGACTTGAACGGACTCGACGGTGAACAAAAGTTGATTTCTGAAGAAGATTTGAACGGTGAACAAAAGCTAATCTCCGAGGAAGACTTGAACGGTGAACAAAAATTAATCAATCACTAGTGAATTCGCGCCACTTCTAAATAAGCGAATTTCTTATGATTTATGATTTTTATTATTAAATAAGTTATAAAAAAAATAAGTGTATACAAATTTTAAAGTGACTCTTAGGTTTTAAAACGAAAATTCTTATTCTTGAGTAACTCTTTCCTGTAGGTCAGGTTGCTTTCTCAGGTATAGTATGAGGTCGCTCTTATTGACCACACCTCTACCGGCAGATCCGCTAGGGATAACAGGGTAATATAGATCTGTTTAGCTTGCCTCGTCCCCGCCGGGTCACCCGGCCAGCGACATGGAGGCCCAGAATACCCTCCTTGACAGTCTTGACGTGCGCAGCTCAGGGGCATGATGTGACTGTCGCCCGTACATTTAGCCCATACATCCCCATGTATAATCATTTGCATCCATACATTTTGATGGCCGCACGGCGCGAAGCAAAAATTACGGCTCCTCGCTGCAGACCTGCGAGCAGGGAAACGCTCCCCTCACAGACGCGTTGAATTGTCCCCACGCCGCGCCCCTGTAGAGAAATATAAAAGGTTAGGATTTGCCACTGAGGTTCTTCTTTCATATACTTCCTTTTAAAATCTTGCTAGGATACAGTTCTCACATCACATCCGAACATAAACAACCATGGGTAAGGAAAAGACTCACGTTTCGAGGCCGCGATTAAATTCCAACATGGATGCTGATTTATATGGGTATAAATGGGCTCGCGATAATGTCGGGCAATCAGGTGCGACAATCTATCGATTGTATGGGAAGCCCGATGCGCCAGAGTTGTTTCTGAAACATGGCAAAGGTAGCGTTGCCAATGATGTTACAGATGAGATGGTCAGACTAAACTGGCTGACGGAATTTATGCCTCTTCCGACCATCAAGCATTTTATCCGTACTCCTGATGATGCATGGTTACTCACCACTGCGATCCCCGGCAAAACAGCATTCCAGGTATTAGAAGAATATCCTGATTCAGGTGAAAATATTGTTGATGCGCTGGCAGTGTTCCTGCGCCGGTTGCATTCGATTCCTGTTTGTAATTGTCCTTTTAACAGCGATCGCGTATTTCGTCTCGCTCAGGCGCAATCACGAATGAATAACGGTTTGGTTGATGCGAGTGATTTTGATGACGAGCGTAATGGCTGGCCTGTTGAACAAGTCTGGAAAGAAATGCATAAGCTTTTGCCATTCTCACCGGATTCAGTCGTCACTCATGGTGATTTCTCACTTGATAACCTTATTTTTGACGAGGGGAAATTAATAGGTTGTATTGATGTTGGACGAGTCGGAATCGCAGACCGATACCAGGATCTTGCCATCCTATGGAACTGCCTCGGTGAGTTTTCTCCTTCATTACAGAAACGGCTTTTTCAAAAATATGGTATTGATAATCCTGATATGAATAAATTGCAGTTTCATTTGATGCTCGATGAGTTTTTCTAATCAGTACTGACAATAAAAAGATTCTTGTTTTCAAGAACTTGTCATTTGTATAGTTTTTTTATATTGTAGTTGTTCTATTTTAATCAAATGTTAGCGTGATTTATATTTTTTTTCGCCTCGACATCATCTGCCCAGATGCGAAGTTAAGTGCGCAGAAAGTAATATCATGCGTCAATCGTATGTGAATGCTGGTCGCTATACTGCTGTCGATTCGATACTAACGCCGCCATCCAGTTTAAACGAGCTCGAATTC</text:p>
          </table:table-cell>
          <table:table-cell office:value-type="string" calcext:value-type="string">
            <text:p>Bahler_KanMX6-R</text:p>
          </table:table-cell>
          <table:table-cell office:value-type="string" calcext:value-type="string">
            <text:p>http://www-bcf.usc.edu/~forsburg/13Myc.html</text:p>
          </table:table-cell>
          <table:table-cell table:number-columns-repeated="1003"/>
        </table:table-row>
        <table:table-row table:style-name="ro1">
          <table:table-cell table:formula="of:=[.B21]&amp;&quot;.&quot;&amp;[.C21]&amp;&quot;-&quot;&amp;[.L21]" office:value-type="string" office:string-value="CTER.pFA6a-13Myc-KanMX6" calcext:value-type="string">
            <text:p>CTER.pFA6a-13Myc-KanMX6</text:p>
          </table:table-cell>
          <table:table-cell office:value-type="string" calcext:value-type="string">
            <text:p>CTER</text:p>
          </table:table-cell>
          <table:table-cell office:value-type="string" calcext:value-type="string">
            <text:p>pFA6a</text:p>
          </table:table-cell>
          <table:table-cell office:value-type="string" calcext:value-type="string">
            <text:p>pFA6a.back-R</text:p>
          </table:table-cell>
          <table:table-cell office:value-type="string" calcext:value-type="string">
            <text:p>ATCGATGATATCAGATCCACTAGTG</text:p>
          </table:table-cell>
          <table:table-cell office:value-type="float" office:value="2458" calcext:value-type="float">
            <text:p>2458</text:p>
          </table:table-cell>
          <table:table-cell office:value-type="float" office:value="57.7" calcext:value-type="float">
            <text:p>57.7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back-R</text:p>
          </table:table-cell>
          <table:table-cell office:value-type="string" calcext:value-type="string">
            <text:p>13Myc-KanMX6</text:p>
          </table:table-cell>
          <table:table-cell office:value-type="string" calcext:value-type="string">
            <text:p>insert-R</text:p>
          </table:table-cell>
          <table:table-cell office:value-type="string" calcext:value-type="string">
            <text:p>GAATTCGAGCTCGTTTAAAC</text:p>
          </table:table-cell>
          <table:table-cell office:value-type="float" office:value="2245" calcext:value-type="float">
            <text:p>2245</text:p>
          </table:table-cell>
          <table:table-cell office:value-type="float" office:value="53.1" calcext:value-type="float">
            <text:p>53.1</text:p>
          </table:table-cell>
          <table:table-cell office:value-type="string" calcext:value-type="string">
            <text:p>temperature too low</text:p>
          </table:table-cell>
          <table:table-cell table:number-columns-repeated="2"/>
          <table:table-cell office:value-type="string" calcext:value-type="string">
            <text:p>clo-F</text:p>
          </table:table-cell>
          <table:table-cell table:number-columns-repeated="1004"/>
        </table:table-row>
        <table:table-row table:style-name="ro1">
          <table:table-cell table:formula="of:=[.B22]&amp;&quot;.&quot;&amp;[.C22]&amp;&quot;-&quot;&amp;[.L22]" office:value-type="string" office:string-value="CTER.pFA6a-3HA-KanMX6" calcext:value-type="string">
            <text:p>CTER.pFA6a-3HA-KanMX6</text:p>
          </table:table-cell>
          <table:table-cell office:value-type="string" calcext:value-type="string">
            <text:p>CTER</text:p>
          </table:table-cell>
          <table:table-cell office:value-type="string" calcext:value-type="string">
            <text:p>pFA6a</text:p>
          </table:table-cell>
          <table:table-cell office:value-type="string" calcext:value-type="string">
            <text:p>pFA6a.back-F</text:p>
          </table:table-cell>
          <table:table-cell office:value-type="string" calcext:value-type="string">
            <text:p>TCGACCTGCAGCGTACGAAG</text:p>
          </table:table-cell>
          <table:table-cell/>
          <table:table-cell office:value-type="float" office:value="62.5" calcext:value-type="float">
            <text:p>62.5</text:p>
          </table:table-cell>
          <table:table-cell office:value-type="string" calcext:value-type="string">
            <text:p>none</text:p>
          </table:table-cell>
          <table:table-cell/>
          <table:table-cell office:value-type="string" calcext:value-type="string">
            <text:p>TCGACCTGCAGCGTACGAAGCTTCAGCTGGCGGCCGCGTTCTATAGTGTCACCTAAATCGTATGTGTATGATACATAAGGTTATGTATTAATTGTAGCCGCGTTCTAACGACAATATGTCCATATGGTGCACTCTCAGTACAATCTGCTCTGATGCCGCATAGTTAAGCCAGCCCCGACACCCGCCAACACCCGCTGACGCGCCCTGACGGGCTTGTCTGCTCCCGGCATCCGCTTACAGACAAGCTGTGACCGTCTCCGGGAGCTGCATGTGTCAGAGGTTTTCACCGTCATCACCGAAACGCGCGAGACGAAAGGGCCTCGTGATACGCCTATTTTTATAGGTTAATGTCATGATAATAATGGTTTCTTAGACGTCAGGTGGCACTTTTCGGGGAAATGTGCGCGGAACCCCTATTTGTTTATTTTTCTAAATACATTCAAATATGTATCCGCTCATGAGACAATAACCCTGATAAATGCTTCAATAATATTGAAAAAGGAAGAGTATGAGTATTCAACATTTCCGTGTCGCCCTTATTCCCTTTTTTGCGGCATTTTGCCTTCCTGTTTTTGCTCACCCAGAAACGCTGGTGAAAGTAAAAGATGCTGAAGATCAGTTGGGTGCACGAGTGGGTTACATCGAACTGGATCTCAACAGCGGTAAGATCCTTGAGAGTTTTCGCCCCGAAGAACGTTTTCCAATGATGAGCACTTTTAAAGTTCTGCTATGTGGCGCGGTATTATCCCGTATTGACGCCGGGCAAGAGCAACTCGGTCGCCGCATACACTATTCTCAGAATGACTTGGTTGAGTACTCACCAGTCACAGAAAAGCATCTTACGGATGGCATGACAGTAAGAGAATTATGCAGTGCTGCCATAACCATGAGTGATAACACTGCGGCCAACTTACTTCTGACAACGATCGGAGGACCGAAGGAGCTAACCGCTTTTTTGCACAACATGGGGGATCATGTAACTCGCCTTGATCGTTGGGAACCGGAGCTGAATGAAGCCATACCAAACGACGAGCGTGACACCACGATGCCTGTAGCAATGGCAACAACGTTGCGCAAACTATTAACTGGCGAACTACTTACTCTAGCTTCCCGGCAACAATTAATAGACTGGATGGAGGCGGATAAAGTTGCAGGACCACTTCTGCGCTCGGCCCTTCCGGCTGGCTGGTTTATTGCTGATAAATCTGGAGCCGGTGAGCGTGGGTCTCGCGGTATCATTGCAGCACTGGGGCCAGATGGTAAGCCCTCCCGTATCGTAGTTATCTACACGACGGGGAGTCAGGCAACTATGGATGAACGAAATAGACAGATCGCTGAGATAGGTGCCTCACTGATTAAGCATTGGTAACTGTCAGACCAAGTTTACTCATATATACTTTAGATTGATTTAAAACTTCATTTTTAATTTAAAAGGATCTAGGTGAAGATCCTTTTTGATAATCTCATGACCAAAATCCCTTAACGTGAGTTTTCGTTCCACTGAGCGTCAGACCCCGTAGAAAAGATCAAAGGATCTTCTTGAGATCCTTTTTTTCTGCGCGTAATCTGCTGCTTGCAAACAAAAAAACCACCGCTACCAGCGGTGGTTTGTTTGCCGGATCAAGAGCTACCAACTCTTTTTCCGAAGGTAACTGGCTTCAGCAGAGCGCAGATACCAAATACTGTCCTTCTAGTGTAGCCGTAGTTAGGCCACCACTTCAAGAACTCTGTAGCACCGCCTACATACCTCGCTCTGCTAATCCTGTTACCAGTGGCTGCTGCCAGTGGCGATAAGTCGTGTCTTACCGGGTTGGACTCAAGACGATAGTTACCGGATAAGGCGCAGCGGTCGGGCTGAACGGGGGGTTCGTGCACACAGCCCAGCTTGGAGCGAACGACCTACACCGAACTGAGATACCTACAGCGTGAGCATTGAGAAAGCGCCACGCTTCCCGAAGGGAGAAAGGCGGACAGGTATCCGGTAAGCGGCAGGGTCGGAACAGGAGAGCGCACGAGGGAGCTTCCAGGGGGAAACGCCTGGTATCTTTATAGTCCTGTCGGGTTTCGCCACCTCTGACTTGAGCGTCGATTTTTGTGATGCTCGTCAGGGGGGCGGAGCCTATGGAAAAACGCCAGCAACGCGGCCTTTTTACGGTTCCTGGCCTTTTGCTGGCCTTTTGCTCACATGTTCTTTCCTGCGTTATCCCCTGATTCTGTGGATAACCGTATTACCGCCTTTGAGTGAGCTGATACCGCTCGCCGCAGCCGAACGACCGAGCGCAGCGAGTCAGTGAGCGAGGAAGCGGAAGAGCGCCCAATACGCAAACCGCCTCTCCCCGCGCGTTGGCCGATTCATTAATGCAGGTTAACCTGGCTTATCGAAATTAATACGACTCACTATAGGGAGACCGGCAGATCCGCGGCCGCATAGGCCACTAGTGGATCTGATATCATCGAT</text:p>
          </table:table-cell>
          <table:table-cell office:value-type="string" calcext:value-type="string">
            <text:p>back-F</text:p>
          </table:table-cell>
          <table:table-cell office:value-type="string" calcext:value-type="string">
            <text:p>3HA-KanMX6</text:p>
          </table:table-cell>
          <table:table-cell office:value-type="string" calcext:value-type="string">
            <text:p>insert-F</text:p>
          </table:table-cell>
          <table:table-cell office:value-type="string" calcext:value-type="string">
            <text:p>CGGATCCCCGGGTTAATTAA</text:p>
          </table:table-cell>
          <table:table-cell/>
          <table:table-cell office:value-type="float" office:value="57.1" calcext:value-type="float">
            <text:p>57.1</text:p>
          </table:table-cell>
          <table:table-cell office:value-type="string" calcext:value-type="string">
            <text:p>hairpin stability too high (51.5)</text:p>
          </table:table-cell>
          <table:table-cell/>
          <table:table-cell office:value-type="string" calcext:value-type="string">
            <text:p>CGGATCCCCGGGTTAATTAACATCTTTTACCCATACGATGTTCCTGACTATGCGGGCTATCCGTATGACGTCCCGGACTATGCAGGATCCTATCCATATGACGTTCCAGATTACGCTGCTCAGTGCTGAGGCGCGCCACTTCTAAATAAGCGAATTTCTTATGATTTATGATTTTTATTATTAAATAAGTTATAAAAAAAATAAGTGTATACAAATTTTAAAGTGACTCTTAGGTTTTAAAACGAAAATTCTTATTCTTGAGTAACTCTTTCCTGTAGGTCAGGTTGCTTTCTCAGGTATAGTATGAGGTCGCTCTTATTGACCACACCTCTACCGGCAGATCCGCTAGGGATAACAGGGTAATATAGATCTGTTTAGCTTGCCTCGTCCCCGCCGGGTCACCCGGCCAGCGACATGGAGGCCCAGAATACCCTCCTTGACAGTCTTGACGTGCGCAGCTCAGGGGCATGATGTGACTGTCGCCCGTACATTTAGCCCATACATCCCCATGTATAATCATTTGCATCCATACATTTTGATGGCCGCACGGCGCGAAGCAAAAATTACGGCTCCTCGCTGCAGACCTGCGAGCAGGGAAACGCTCCCCTCACAGACGCGTTGAATTGTCCCCACGCCGCGCCCCTGTAGAGAAATATAAAAGGTTAGGATTTGCCACTGAGGTTCTTCTTTCATATACTTCCTTTTAAAATCTTGCTAGGATACAGTTCTCACATCACATCCGAACATAAACAACCATGGGTAAGGAAAAGACTCACGTTTCGAGGCCGCGATTAAATTCCAACATGGATGCTGATTTATATGGGTATAAATGGGCTCGCGATAATGTCGGGCAATCAGGTGCGACAATCTATCGATTGTATGGGAAGCCCGATGCGCCAGAGTTGTTTCTGAAACATGGCAAAGGTAGCGTTGCCAATGATGTTACAGATGAGATGGTCAGACTAAACTGGCTGACGGAATTTATGCCTCTTCCGACCATCAAGCATTTTATCCGTACTCCTGATGATGCATGGTTACTCACCACTGCGATCCCCGGCAAAACAGCATTCCAGGTATTAGAAGAATATCCTGATTCAGGTGAAAATATTGTTGATGCGCTGGCAGTGTTCCTGCGCCGGTTGCATTCGATTCCTGTTTGTAATTGTCCTTTTAACAGCGATCGCGTATTTCGTCTCGCTCAGGCGCAATCACGAATGAATAACGGTTTGGTTGATGCGAGTGATTTTGATGACGAGCGTAATGGCTGGCCTGTTGAACAAGTCTGGAAAGAAATGCATAAGCTTTTGCCATTCTCACCGGATTCAGTCGTCACTCATGGTGATTTCTCACTTGATAACCTTATTTTTGACGAGGGGAAATTAATAGGTTGTATTGATGTTGGACGAGTCGGAATCGCAGACCGATACCAGGATCTTGCCATCCTATGGAACTGCCTCGGTGAGTTTTCTCCTTCATTACAGAAACGGCTTTTTCAAAAATATGGTATTGATAATCCTGATATGAATAAATTGCAGTTTCATTTGATGCTCGATGAGTTTTTCTAATCAGTACTGACAATAAAAAGATTCTTGTTTTCAAGAACTTGTCATTTGTATAGTTTTTTTATATTGTAGTTGTTCTATTTTAATCAAATGTTAGCGTGATTTATATTTTTTTTCGCCTCGACATCATCTGCCCAGATGCGAAGTTAAGTGCGCAGAAAGTAATATCATGCGTCAATCGTATGTGAATGCTGGTCGCTATACTGCTGTCGATTCGATACTAACGCCGCCATCCAGTTTAAACGAGCTCGAATTC</text:p>
          </table:table-cell>
          <table:table-cell office:value-type="string" calcext:value-type="string">
            <text:p>Bahler_KanMX6-R</text:p>
          </table:table-cell>
          <table:table-cell office:value-type="string" calcext:value-type="string">
            <text:p>http://www-bcf.usc.edu/~forsburg/3HA.html</text:p>
          </table:table-cell>
          <table:table-cell table:number-columns-repeated="1003"/>
        </table:table-row>
        <table:table-row table:style-name="ro1">
          <table:table-cell table:formula="of:=[.B23]&amp;&quot;.&quot;&amp;[.C23]&amp;&quot;-&quot;&amp;[.L23]" office:value-type="string" office:string-value="CTER.pFA6a-3HA-KanMX6" calcext:value-type="string">
            <text:p>CTER.pFA6a-3HA-KanMX6</text:p>
          </table:table-cell>
          <table:table-cell office:value-type="string" calcext:value-type="string">
            <text:p>CTER</text:p>
          </table:table-cell>
          <table:table-cell office:value-type="string" calcext:value-type="string">
            <text:p>pFA6a</text:p>
          </table:table-cell>
          <table:table-cell office:value-type="string" calcext:value-type="string">
            <text:p>pFA6a.back-R</text:p>
          </table:table-cell>
          <table:table-cell office:value-type="string" calcext:value-type="string">
            <text:p>ATCGATGATATCAGATCCACTAGTG</text:p>
          </table:table-cell>
          <table:table-cell office:value-type="float" office:value="2458" calcext:value-type="float">
            <text:p>2458</text:p>
          </table:table-cell>
          <table:table-cell office:value-type="float" office:value="57.7" calcext:value-type="float">
            <text:p>57.7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back-R</text:p>
          </table:table-cell>
          <table:table-cell office:value-type="string" calcext:value-type="string">
            <text:p>3HA-KanMX6</text:p>
          </table:table-cell>
          <table:table-cell office:value-type="string" calcext:value-type="string">
            <text:p>insert-R</text:p>
          </table:table-cell>
          <table:table-cell office:value-type="string" calcext:value-type="string">
            <text:p>GAATTCGAGCTCGTTTAAAC</text:p>
          </table:table-cell>
          <table:table-cell office:value-type="float" office:value="1818" calcext:value-type="float">
            <text:p>1818</text:p>
          </table:table-cell>
          <table:table-cell office:value-type="float" office:value="53.1" calcext:value-type="float">
            <text:p>53.1</text:p>
          </table:table-cell>
          <table:table-cell office:value-type="string" calcext:value-type="string">
            <text:p>temperature too low</text:p>
          </table:table-cell>
          <table:table-cell table:number-columns-repeated="2"/>
          <table:table-cell office:value-type="string" calcext:value-type="string">
            <text:p>clo-F</text:p>
          </table:table-cell>
          <table:table-cell table:number-columns-repeated="1004"/>
        </table:table-row>
        <table:table-row table:style-name="ro1">
          <table:table-cell table:formula="of:=[.B24]&amp;&quot;.&quot;&amp;[.C24]&amp;&quot;-&quot;&amp;[.L24]" office:value-type="string" office:string-value="CTER.pFA6a-GFP(S65T)-KanMX6" calcext:value-type="string">
            <text:p>CTER.pFA6a-GFP(S65T)-KanMX6</text:p>
          </table:table-cell>
          <table:table-cell office:value-type="string" calcext:value-type="string">
            <text:p>CTER</text:p>
          </table:table-cell>
          <table:table-cell office:value-type="string" calcext:value-type="string">
            <text:p>pFA6a</text:p>
          </table:table-cell>
          <table:table-cell office:value-type="string" calcext:value-type="string">
            <text:p>pFA6a.back-F</text:p>
          </table:table-cell>
          <table:table-cell office:value-type="string" calcext:value-type="string">
            <text:p>TCGACCTGCAGCGTACGAAG</text:p>
          </table:table-cell>
          <table:table-cell/>
          <table:table-cell office:value-type="float" office:value="62.5" calcext:value-type="float">
            <text:p>62.5</text:p>
          </table:table-cell>
          <table:table-cell office:value-type="string" calcext:value-type="string">
            <text:p>none</text:p>
          </table:table-cell>
          <table:table-cell/>
          <table:table-cell office:value-type="string" calcext:value-type="string">
            <text:p>TCGACCTGCAGCGTACGAAGCTTCAGCTGGCGGCCGCGTTCTATAGTGTCACCTAAATCGTATGTGTATGATACATAAGGTTATGTATTAATTGTAGCCGCGTTCTAACGACAATATGTCCATATGGTGCACTCTCAGTACAATCTGCTCTGATGCCGCATAGTTAAGCCAGCCCCGACACCCGCCAACACCCGCTGACGCGCCCTGACGGGCTTGTCTGCTCCCGGCATCCGCTTACAGACAAGCTGTGACCGTCTCCGGGAGCTGCATGTGTCAGAGGTTTTCACCGTCATCACCGAAACGCGCGAGACGAAAGGGCCTCGTGATACGCCTATTTTTATAGGTTAATGTCATGATAATAATGGTTTCTTAGACGTCAGGTGGCACTTTTCGGGGAAATGTGCGCGGAACCCCTATTTGTTTATTTTTCTAAATACATTCAAATATGTATCCGCTCATGAGACAATAACCCTGATAAATGCTTCAATAATATTGAAAAAGGAAGAGTATGAGTATTCAACATTTCCGTGTCGCCCTTATTCCCTTTTTTGCGGCATTTTGCCTTCCTGTTTTTGCTCACCCAGAAACGCTGGTGAAAGTAAAAGATGCTGAAGATCAGTTGGGTGCACGAGTGGGTTACATCGAACTGGATCTCAACAGCGGTAAGATCCTTGAGAGTTTTCGCCCCGAAGAACGTTTTCCAATGATGAGCACTTTTAAAGTTCTGCTATGTGGCGCGGTATTATCCCGTATTGACGCCGGGCAAGAGCAACTCGGTCGCCGCATACACTATTCTCAGAATGACTTGGTTGAGTACTCACCAGTCACAGAAAAGCATCTTACGGATGGCATGACAGTAAGAGAATTATGCAGTGCTGCCATAACCATGAGTGATAACACTGCGGCCAACTTACTTCTGACAACGATCGGAGGACCGAAGGAGCTAACCGCTTTTTTGCACAACATGGGGGATCATGTAACTCGCCTTGATCGTTGGGAACCGGAGCTGAATGAAGCCATACCAAACGACGAGCGTGACACCACGATGCCTGTAGCAATGGCAACAACGTTGCGCAAACTATTAACTGGCGAACTACTTACTCTAGCTTCCCGGCAACAATTAATAGACTGGATGGAGGCGGATAAAGTTGCAGGACCACTTCTGCGCTCGGCCCTTCCGGCTGGCTGGTTTATTGCTGATAAATCTGGAGCCGGTGAGCGTGGGTCTCGCGGTATCATTGCAGCACTGGGGCCAGATGGTAAGCCCTCCCGTATCGTAGTTATCTACACGACGGGGAGTCAGGCAACTATGGATGAACGAAATAGACAGATCGCTGAGATAGGTGCCTCACTGATTAAGCATTGGTAACTGTCAGACCAAGTTTACTCATATATACTTTAGATTGATTTAAAACTTCATTTTTAATTTAAAAGGATCTAGGTGAAGATCCTTTTTGATAATCTCATGACCAAAATCCCTTAACGTGAGTTTTCGTTCCACTGAGCGTCAGACCCCGTAGAAAAGATCAAAGGATCTTCTTGAGATCCTTTTTTTCTGCGCGTAATCTGCTGCTTGCAAACAAAAAAACCACCGCTACCAGCGGTGGTTTGTTTGCCGGATCAAGAGCTACCAACTCTTTTTCCGAAGGTAACTGGCTTCAGCAGAGCGCAGATACCAAATACTGTCCTTCTAGTGTAGCCGTAGTTAGGCCACCACTTCAAGAACTCTGTAGCACCGCCTACATACCTCGCTCTGCTAATCCTGTTACCAGTGGCTGCTGCCAGTGGCGATAAGTCGTGTCTTACCGGGTTGGACTCAAGACGATAGTTACCGGATAAGGCGCAGCGGTCGGGCTGAACGGGGGGTTCGTGCACACAGCCCAGCTTGGAGCGAACGACCTACACCGAACTGAGATACCTACAGCGTGAGCATTGAGAAAGCGCCACGCTTCCCGAAGGGAGAAAGGCGGACAGGTATCCGGTAAGCGGCAGGGTCGGAACAGGAGAGCGCACGAGGGAGCTTCCAGGGGGAAACGCCTGGTATCTTTATAGTCCTGTCGGGTTTCGCCACCTCTGACTTGAGCGTCGATTTTTGTGATGCTCGTCAGGGGGGCGGAGCCTATGGAAAAACGCCAGCAACGCGGCCTTTTTACGGTTCCTGGCCTTTTGCTGGCCTTTTGCTCACATGTTCTTTCCTGCGTTATCCCCTGATTCTGTGGATAACCGTATTACCGCCTTTGAGTGAGCTGATACCGCTCGCCGCAGCCGAACGACCGAGCGCAGCGAGTCAGTGAGCGAGGAAGCGGAAGAGCGCCCAATACGCAAACCGCCTCTCCCCGCGCGTTGGCCGATTCATTAATGCAGGTTAACCTGGCTTATCGAAATTAATACGACTCACTATAGGGAGACCGGCAGATCCGCGGCCGCATAGGCCACTAGTGGATCTGATATCATCGAT</text:p>
          </table:table-cell>
          <table:table-cell office:value-type="string" calcext:value-type="string">
            <text:p>back-F</text:p>
          </table:table-cell>
          <table:table-cell office:value-type="string" calcext:value-type="string">
            <text:p>GFP(S65T)-KanMX6</text:p>
          </table:table-cell>
          <table:table-cell office:value-type="string" calcext:value-type="string">
            <text:p>insert-F</text:p>
          </table:table-cell>
          <table:table-cell office:value-type="string" calcext:value-type="string">
            <text:p>CGGATCCCCGGGTTAATTAA</text:p>
          </table:table-cell>
          <table:table-cell/>
          <table:table-cell office:value-type="float" office:value="57.1" calcext:value-type="float">
            <text:p>57.1</text:p>
          </table:table-cell>
          <table:table-cell office:value-type="string" calcext:value-type="string">
            <text:p>hairpin stability too high (51.5)</text:p>
          </table:table-cell>
          <table:table-cell/>
          <table:table-cell office:value-type="string" calcext:value-type="string">
            <text:p>CGGATCCCCGGGTTAATTAACAGTAAAGGAGAAGAACTTTTCACTGGAGTTGTCCCAATTCTTGTTGAATTAGATGGTGATGTTAATGGGCACAAATTTTCTGTCAGTGGAGAGGGTGAAGGTGATGCAACATACGGAAAACTTACCCTTAAATTTATTTGCACTACTGGAAAACTACCTGTTCCATGGCCAACACTTGTCACTACTTTCACTTATGGTGTTCAATGCTTTTCAAGATACCCAGATCATATGAAACGGCATGACTTTTTCAAGAGTGCCATGCCCGAAGGTTATGTACAGGAAAGAACTATATTTTTCAAAGATGACGGGAACTACAAGACACGTGCTGAAGTCAAGTTTGAAGGTGATACCCTTGTTAATAGAATCGAGTTAAAAGGTATTGATTTTAAAGAAGATGGAAACATTCTTGGACACAAATTGGAATACAACTATAACTCACACAATGTATACATCATGGCAGACAAACAAAAGAATGGAATCAAAGTTAACTTCAAAATTAGACACAACATTGAAGATGGAAGCGTTCAACTAGCAGACCATTATCAACAAAATACTCCAATTGGCGATGGCCCTGTCCTTTTACCAGACAACCATTACCTGTCCACACAATCTGCCCTTTCGAAAGATCCCAACGAAAAGAGAGACCACATGGTCCTTCTTGAGTTTGTAACAGCTGCTGGGATTACACATGGCATGGATGAACTATACAAATAGGGCGCGCCACTTCTAAATAAGCGAATTTCTTATGATTTATGATTTTTATTATTAAATAAGTTATAAAAAAAATAAGTGTATACAAATTTTAAAGTGACTCTTAGGTTTTAAAACGAAAATTCTTATTCTTGAGTAACTCTTTCCTGTAGGTCAGGTTGCTTTCTCAGGTATAGTATGAGGTCGCTCTTATTGACCACACCTCTACCGGCAGATCCGCTAGGGATAACAGGGTAATATAGATCTGTTTAGCTTGCCTCGTCCCCGCCGGGTCACCCGGCCAGCGACATGGAGGCCCAGAATACCCTCCTTGACAGTCTTGACGTGCGCAGCTCAGGGGCATGATGTGACTGTCGCCCGTACATTTAGCCCATACATCCCCATGTATAATCATTTGCATCCATACATTTTGATGGCCGCACGGCGCGAAGCAAAAATTACGGCTCCTCGCTGCAGACCTGCGAGCAGGGAAACGCTCCCCTCACAGACGCGTTGAATTGTCCCCACGCCGCGCCCCTGTAGAGAAATATAAAAGGTTAGGATTTGCCACTGAGGTTCTTCTTTCATATACTTCCTTTTAAAATCTTGCTAGGATACAGTTCTCACATCACATCCGAACATAAACAACCATGGGTAAGGAAAAGACTCACGTTTCGAGGCCGCGATTAAATTCCAACATGGATGCTGATTTATATGGGTATAAATGGGCTCGCGATAATGTCGGGCAATCAGGTGCGACAATCTATCGATTGTATGGGAAGCCCGATGCGCCAGAGTTGTTTCTGAAACATGGCAAAGGTAGCGTTGCCAATGATGTTACAGATGAGATGGTCAGACTAAACTGGCTGACGGAATTTATGCCTCTTCCGACCATCAAGCATTTTATCCGTACTCCTGATGATGCATGGTTACTCACCACTGCGATCCCCGGCAAAACAGCATTCCAGGTATTAGAAGAATATCCTGATTCAGGTGAAAATATTGTTGATGCGCTGGCAGTGTTCCTGCGCCGGTTGCATTCGATTCCTGTTTGTAATTGTCCTTTTAACAGCGATCGCGTATTTCGTCTCGCTCAGGCGCAATCACGAATGAATAACGGTTTGGTTGATGCGAGTGATTTTGATGACGAGCGTAATGGCTGGCCTGTTGAACAAGTCTGGAAAGAAATGCATAAGCTTTTGCCATTCTCACCGGATTCAGTCGTCACTCATGGTGATTTCTCACTTGATAACCTTATTTTTGACGAGGGGAAATTAATAGGTTGTATTGATGTTGGACGAGTCGGAATCGCAGACCGATACCAGGATCTTGCCATCCTATGGAACTGCCTCGGTGAGTTTTCTCCTTCATTACAGAAACGGCTTTTTCAAAAATATGGTATTGATAATCCTGATATGAATAAATTGCAGTTTCATTTGATGCTCGATGAGTTTTTCTAATCAGTACTGACAATAAAAAGATTCTTGTTTTCAAGAACTTGTCATTTGTATAGTTTTTTTATATTGTAGTTGTTCTATTTTAATCAAATGTTAGCGTGATTTATATTTTTTTTCGCCTCGACATCATCTGCCCAGATGCGAAGTTAAGTGCGCAGAAAGTAATATCATGCGTCAATCGTATGTGAATGCTGGTCGCTATACTGCTGTCGATTCGATACTAACGCCGCCATCCAGTTTAAACGAGCTCGAATTC</text:p>
          </table:table-cell>
          <table:table-cell office:value-type="string" calcext:value-type="string">
            <text:p>Bahler_KanMX6-R</text:p>
          </table:table-cell>
          <table:table-cell office:value-type="string" calcext:value-type="string">
            <text:p>http://www-bcf.usc.edu/~forsburg/GFPS65T.html</text:p>
          </table:table-cell>
          <table:table-cell table:number-columns-repeated="1003"/>
        </table:table-row>
        <table:table-row table:style-name="ro1">
          <table:table-cell table:formula="of:=[.B25]&amp;&quot;.&quot;&amp;[.C25]&amp;&quot;-&quot;&amp;[.L25]" office:value-type="string" office:string-value="CTER.pFA6a-GFP(S65T)-KanMX6" calcext:value-type="string">
            <text:p>CTER.pFA6a-GFP(S65T)-KanMX6</text:p>
          </table:table-cell>
          <table:table-cell office:value-type="string" calcext:value-type="string">
            <text:p>CTER</text:p>
          </table:table-cell>
          <table:table-cell office:value-type="string" calcext:value-type="string">
            <text:p>pFA6a</text:p>
          </table:table-cell>
          <table:table-cell office:value-type="string" calcext:value-type="string">
            <text:p>pFA6a.back-R</text:p>
          </table:table-cell>
          <table:table-cell office:value-type="string" calcext:value-type="string">
            <text:p>ATCGATGATATCAGATCCACTAGTG</text:p>
          </table:table-cell>
          <table:table-cell office:value-type="float" office:value="2458" calcext:value-type="float">
            <text:p>2458</text:p>
          </table:table-cell>
          <table:table-cell office:value-type="float" office:value="57.7" calcext:value-type="float">
            <text:p>57.7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back-R</text:p>
          </table:table-cell>
          <table:table-cell office:value-type="string" calcext:value-type="string">
            <text:p>GFP(S65T)-KanMX6</text:p>
          </table:table-cell>
          <table:table-cell office:value-type="string" calcext:value-type="string">
            <text:p>insert-R</text:p>
          </table:table-cell>
          <table:table-cell office:value-type="string" calcext:value-type="string">
            <text:p>GAATTCGAGCTCGTTTAAAC</text:p>
          </table:table-cell>
          <table:table-cell office:value-type="float" office:value="2424" calcext:value-type="float">
            <text:p>2424</text:p>
          </table:table-cell>
          <table:table-cell office:value-type="float" office:value="53.1" calcext:value-type="float">
            <text:p>53.1</text:p>
          </table:table-cell>
          <table:table-cell office:value-type="string" calcext:value-type="string">
            <text:p>temperature too low</text:p>
          </table:table-cell>
          <table:table-cell table:number-columns-repeated="2"/>
          <table:table-cell office:value-type="string" calcext:value-type="string">
            <text:p>clo-F</text:p>
          </table:table-cell>
          <table:table-cell table:number-columns-repeated="1004"/>
        </table:table-row>
        <table:table-row table:style-name="ro1">
          <table:table-cell table:formula="of:=[.B26]&amp;&quot;.&quot;&amp;[.C26]&amp;&quot;-&quot;&amp;[.L26]" office:value-type="string" office:string-value="CTER.pFA6a-GST-KanMX6" calcext:value-type="string">
            <text:p>CTER.pFA6a-GST-KanMX6</text:p>
          </table:table-cell>
          <table:table-cell office:value-type="string" calcext:value-type="string">
            <text:p>CTER</text:p>
          </table:table-cell>
          <table:table-cell office:value-type="string" calcext:value-type="string">
            <text:p>pFA6a</text:p>
          </table:table-cell>
          <table:table-cell office:value-type="string" calcext:value-type="string">
            <text:p>pFA6a.back-F</text:p>
          </table:table-cell>
          <table:table-cell office:value-type="string" calcext:value-type="string">
            <text:p>TCGACCTGCAGCGTACGAAG</text:p>
          </table:table-cell>
          <table:table-cell/>
          <table:table-cell office:value-type="float" office:value="62.5" calcext:value-type="float">
            <text:p>62.5</text:p>
          </table:table-cell>
          <table:table-cell office:value-type="string" calcext:value-type="string">
            <text:p>none</text:p>
          </table:table-cell>
          <table:table-cell/>
          <table:table-cell office:value-type="string" calcext:value-type="string">
            <text:p>TCGACCTGCAGCGTACGAAGCTTCAGCTGGCGGCCGCGTTCTATAGTGTCACCTAAATCGTATGTGTATGATACATAAGGTTATGTATTAATTGTAGCCGCGTTCTAACGACAATATGTCCATATGGTGCACTCTCAGTACAATCTGCTCTGATGCCGCATAGTTAAGCCAGCCCCGACACCCGCCAACACCCGCTGACGCGCCCTGACGGGCTTGTCTGCTCCCGGCATCCGCTTACAGACAAGCTGTGACCGTCTCCGGGAGCTGCATGTGTCAGAGGTTTTCACCGTCATCACCGAAACGCGCGAGACGAAAGGGCCTCGTGATACGCCTATTTTTATAGGTTAATGTCATGATAATAATGGTTTCTTAGACGTCAGGTGGCACTTTTCGGGGAAATGTGCGCGGAACCCCTATTTGTTTATTTTTCTAAATACATTCAAATATGTATCCGCTCATGAGACAATAACCCTGATAAATGCTTCAATAATATTGAAAAAGGAAGAGTATGAGTATTCAACATTTCCGTGTCGCCCTTATTCCCTTTTTTGCGGCATTTTGCCTTCCTGTTTTTGCTCACCCAGAAACGCTGGTGAAAGTAAAAGATGCTGAAGATCAGTTGGGTGCACGAGTGGGTTACATCGAACTGGATCTCAACAGCGGTAAGATCCTTGAGAGTTTTCGCCCCGAAGAACGTTTTCCAATGATGAGCACTTTTAAAGTTCTGCTATGTGGCGCGGTATTATCCCGTATTGACGCCGGGCAAGAGCAACTCGGTCGCCGCATACACTATTCTCAGAATGACTTGGTTGAGTACTCACCAGTCACAGAAAAGCATCTTACGGATGGCATGACAGTAAGAGAATTATGCAGTGCTGCCATAACCATGAGTGATAACACTGCGGCCAACTTACTTCTGACAACGATCGGAGGACCGAAGGAGCTAACCGCTTTTTTGCACAACATGGGGGATCATGTAACTCGCCTTGATCGTTGGGAACCGGAGCTGAATGAAGCCATACCAAACGACGAGCGTGACACCACGATGCCTGTAGCAATGGCAACAACGTTGCGCAAACTATTAACTGGCGAACTACTTACTCTAGCTTCCCGGCAACAATTAATAGACTGGATGGAGGCGGATAAAGTTGCAGGACCACTTCTGCGCTCGGCCCTTCCGGCTGGCTGGTTTATTGCTGATAAATCTGGAGCCGGTGAGCGTGGGTCTCGCGGTATCATTGCAGCACTGGGGCCAGATGGTAAGCCCTCCCGTATCGTAGTTATCTACACGACGGGGAGTCAGGCAACTATGGATGAACGAAATAGACAGATCGCTGAGATAGGTGCCTCACTGATTAAGCATTGGTAACTGTCAGACCAAGTTTACTCATATATACTTTAGATTGATTTAAAACTTCATTTTTAATTTAAAAGGATCTAGGTGAAGATCCTTTTTGATAATCTCATGACCAAAATCCCTTAACGTGAGTTTTCGTTCCACTGAGCGTCAGACCCCGTAGAAAAGATCAAAGGATCTTCTTGAGATCCTTTTTTTCTGCGCGTAATCTGCTGCTTGCAAACAAAAAAACCACCGCTACCAGCGGTGGTTTGTTTGCCGGATCAAGAGCTACCAACTCTTTTTCCGAAGGTAACTGGCTTCAGCAGAGCGCAGATACCAAATACTGTCCTTCTAGTGTAGCCGTAGTTAGGCCACCACTTCAAGAACTCTGTAGCACCGCCTACATACCTCGCTCTGCTAATCCTGTTACCAGTGGCTGCTGCCAGTGGCGATAAGTCGTGTCTTACCGGGTTGGACTCAAGACGATAGTTACCGGATAAGGCGCAGCGGTCGGGCTGAACGGGGGGTTCGTGCACACAGCCCAGCTTGGAGCGAACGACCTACACCGAACTGAGATACCTACAGCGTGAGCATTGAGAAAGCGCCACGCTTCCCGAAGGGAGAAAGGCGGACAGGTATCCGGTAAGCGGCAGGGTCGGAACAGGAGAGCGCACGAGGGAGCTTCCAGGGGGAAACGCCTGGTATCTTTATAGTCCTGTCGGGTTTCGCCACCTCTGACTTGAGCGTCGATTTTTGTGATGCTCGTCAGGGGGGCGGAGCCTATGGAAAAACGCCAGCAACGCGGCCTTTTTACGGTTCCTGGCCTTTTGCTGGCCTTTTGCTCACATGTTCTTTCCTGCGTTATCCCCTGATTCTGTGGATAACCGTATTACCGCCTTTGAGTGAGCTGATACCGCTCGCCGCAGCCGAACGACCGAGCGCAGCGAGTCAGTGAGCGAGGAAGCGGAAGAGCGCCCAATACGCAAACCGCCTCTCCCCGCGCGTTGGCCGATTCATTAATGCAGGTTAACCTGGCTTATCGAAATTAATACGACTCACTATAGGGAGACCGGCAGATCCGCGGCCGCATAGGCCACTAGTGGATCTGATATCATCGAT</text:p>
          </table:table-cell>
          <table:table-cell office:value-type="string" calcext:value-type="string">
            <text:p>back-F</text:p>
          </table:table-cell>
          <table:table-cell office:value-type="string" calcext:value-type="string">
            <text:p>GST-KanMX6</text:p>
          </table:table-cell>
          <table:table-cell office:value-type="string" calcext:value-type="string">
            <text:p>insert-F</text:p>
          </table:table-cell>
          <table:table-cell office:value-type="string" calcext:value-type="string">
            <text:p>CGGATCCCCGGGTTAATTAA</text:p>
          </table:table-cell>
          <table:table-cell/>
          <table:table-cell office:value-type="float" office:value="57.1" calcext:value-type="float">
            <text:p>57.1</text:p>
          </table:table-cell>
          <table:table-cell office:value-type="string" calcext:value-type="string">
            <text:p>hairpin stability too high (51.5)</text:p>
          </table:table-cell>
          <table:table-cell/>
          <table:table-cell office:value-type="string" calcext:value-type="string">
            <text:p>CGGATCCCCGGGTTAATTAATATGTCCCCTATACTAGGTTATTGGAAAATTAAGGGCCTTGTGCAACCCACTCGACTTCTTTTGGAATATCTTGAAGAAAAATATGAAGAGCATTTGTATGAGCGCGATGAAGGTGATAAATGGCGAAACAAAAAGTTTGAATTGGGTTTGGAGTTTCCCAATCTTCCTTATTATATTGATGGTGATGTTAAATTAACACAGTCTATGGCCATCATACGTTATATAGCTGACAAGCACAACATGTTGGGTGGTTGTCCAAAAGAGCGTGCAGAGATTTCAATGCTTGAAGGAGCGGTTTTGGATATTAGATACGGTGTTTCGAGAATTGCATATAGTAAAGACTTTGAAACTCTCAAAGTTGATTTTCTTAGCAAGCTACCTGAAATGCTGAAAATGTTCGAAGATCGTTTATGTCATAAAACATATTTAAATGGTGATCATGTAACCCATCCTGACTTCATGTTGTATGACGCTCTTGATGTTGTTTTATACATGGACCCAATGTGCCTGGATGCGTTCCCAAAATTAGTTTGTTTTAAAAAACGTATTGAAGCTATCCCACAAATTGATAAGTACTTGAAATCCAGCAAGTATATAGCATGGCCTTTGCAGGGCTGGCAAGCCACGTTTGGTGGTGGCGACCATCCTCCAAAATCGGATCTGGTTCCGCGTTGAGGCGCGCCACTTCTAAATAAGCGAATTTCTTATGATTTATGATTTTTATTATTAAATAAGTTATAAAAAAAATAAGTGTATACAAATTTTAAAGTGACTCTTAGGTTTTAAAACGAAAATTCTTATTCTTGAGTAACTCTTTCCTGTAGGTCAGGTTGCTTTCTCAGGTATAGTATGAGGTCGCTCTTATTGACCACACCTCTACCGGCAGATCCGCTAGGGATAACAGGGTAATATAGATCTGTTTAGCTTGCCTCGTCCCCGCCGGGTCACCCGGCCAGCGACATGGAGGCCCAGAATACCCTCCTTGACAGTCTTGACGTGCGCAGCTCAGGGGCATGATGTGACTGTCGCCCGTACATTTAGCCCATACATCCCCATGTATAATCATTTGCATCCATACATTTTGATGGCCGCACGGCGCGAAGCAAAAATTACGGCTCCTCGCTGCAGACCTGCGAGCAGGGAAACGCTCCCCTCACAGACGCGTTGAATTGTCCCCACGCCGCGCCCCTGTAGAGAAATATAAAAGGTTAGGATTTGCCACTGAGGTTCTTCTTTCATATACTTCCTTTTAAAATCTTGCTAGGATACAGTTCTCACATCACATCCGAACATAAACAACCATGGGTAAGGAAAAGACTCACGTTTCGAGGCCGCGATTAAATTCCAACATGGATGCTGATTTATATGGGTATAAATGGGCTCGCGATAATGTCGGGCAATCAGGTGCGACAATCTATCGATTGTATGGGAAGCCCGATGCGCCAGAGTTGTTTCTGAAACATGGCAAAGGTAGCGTTGCCAATGATGTTACAGATGAGATGGTCAGACTAAACTGGCTGACGGAATTTATGCCTCTTCCGACCATCAAGCATTTTATCCGTACTCCTGATGATGCATGGTTACTCACCACTGCGATCCCCGGCAAAACAGCATTCCAGGTATTAGAAGAATATCCTGATTCAGGTGAAAATATTGTTGATGCGCTGGCAGTGTTCCTGCGCCGGTTGCATTCGATTCCTGTTTGTAATTGTCCTTTTAACAGCGATCGCGTATTTCGTCTCGCTCAGGCGCAATCACGAATGAATAACGGTTTGGTTGATGCGAGTGATTTTGATGACGAGCGTAATGGCTGGCCTGTTGAACAAGTCTGGAAAGAAATGCATAAGCTTTTGCCATTCTCACCGGATTCAGTCGTCACTCATGGTGATTTCTCACTTGATAACCTTATTTTTGACGAGGGGAAATTAATAGGTTGTATTGATGTTGGACGAGTCGGAATCGCAGACCGATACCAGGATCTTGCCATCCTATGGAACTGCCTCGGTGAGTTTTCTCCTTCATTACAGAAACGGCTTTTTCAAAAATATGGTATTGATAATCCTGATATGAATAAATTGCAGTTTCATTTGATGCTCGATGAGTTTTTCTAATCAGTACTGACAATAAAAAGATTCTTGTTTTCAAGAACTTGTCATTTGTATAGTTTTTTTATATTGTAGTTGTTCTATTTTAATCAAATGTTAGCGTGATTTATATTTTTTTTCGCCTCGACATCATCTGCCCAGATGCGAAGTTAAGTGCGCAGAAAGTAATATCATGCGTCAATCGTATGTGAATGCTGGTCGCTATACTGCTGTCGATTCGATACTAACGCCGCCATCCAGTTTAAACGAGCTCGAATTC</text:p>
          </table:table-cell>
          <table:table-cell office:value-type="string" calcext:value-type="string">
            <text:p>Bahler_KanMX6-R</text:p>
          </table:table-cell>
          <table:table-cell office:value-type="string" calcext:value-type="string">
            <text:p>http://www-bcf.usc.edu/~forsburg/GST.html</text:p>
          </table:table-cell>
          <table:table-cell table:number-columns-repeated="1003"/>
        </table:table-row>
        <table:table-row table:style-name="ro1">
          <table:table-cell table:formula="of:=[.B27]&amp;&quot;.&quot;&amp;[.C27]&amp;&quot;-&quot;&amp;[.L27]" office:value-type="string" office:string-value="CTER.pFA6a-GST-KanMX6" calcext:value-type="string">
            <text:p>CTER.pFA6a-GST-KanMX6</text:p>
          </table:table-cell>
          <table:table-cell office:value-type="string" calcext:value-type="string">
            <text:p>CTER</text:p>
          </table:table-cell>
          <table:table-cell office:value-type="string" calcext:value-type="string">
            <text:p>pFA6a</text:p>
          </table:table-cell>
          <table:table-cell office:value-type="string" calcext:value-type="string">
            <text:p>pFA6a.back-R</text:p>
          </table:table-cell>
          <table:table-cell office:value-type="string" calcext:value-type="string">
            <text:p>ATCGATGATATCAGATCCACTAGTG</text:p>
          </table:table-cell>
          <table:table-cell office:value-type="float" office:value="2458" calcext:value-type="float">
            <text:p>2458</text:p>
          </table:table-cell>
          <table:table-cell office:value-type="float" office:value="57.7" calcext:value-type="float">
            <text:p>57.7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back-R</text:p>
          </table:table-cell>
          <table:table-cell office:value-type="string" calcext:value-type="string">
            <text:p>GST-KanMX6</text:p>
          </table:table-cell>
          <table:table-cell office:value-type="string" calcext:value-type="string">
            <text:p>insert-R</text:p>
          </table:table-cell>
          <table:table-cell office:value-type="string" calcext:value-type="string">
            <text:p>GAATTCGAGCTCGTTTAAAC</text:p>
          </table:table-cell>
          <table:table-cell office:value-type="float" office:value="2385" calcext:value-type="float">
            <text:p>2385</text:p>
          </table:table-cell>
          <table:table-cell office:value-type="float" office:value="53.1" calcext:value-type="float">
            <text:p>53.1</text:p>
          </table:table-cell>
          <table:table-cell office:value-type="string" calcext:value-type="string">
            <text:p>temperature too low</text:p>
          </table:table-cell>
          <table:table-cell table:number-columns-repeated="2"/>
          <table:table-cell office:value-type="string" calcext:value-type="string">
            <text:p>clo-F</text:p>
          </table:table-cell>
          <table:table-cell table:number-columns-repeated="1004"/>
        </table:table-row>
        <table:table-row table:style-name="ro1">
          <table:table-cell table:formula="of:=[.B28]&amp;&quot;.&quot;&amp;[.C28]&amp;&quot;-&quot;&amp;[.L28]" office:value-type="string" office:string-value="CTER.pREP-2PA-CTAP-KanMX6" calcext:value-type="string">
            <text:p>CTER.pREP-2PA-CTAP-KanMX6</text:p>
          </table:table-cell>
          <table:table-cell office:value-type="string" calcext:value-type="string">
            <text:p>CTER</text:p>
          </table:table-cell>
          <table:table-cell office:value-type="string" calcext:value-type="string">
            <text:p>pREP</text:p>
          </table:table-cell>
          <table:table-cell office:value-type="string" calcext:value-type="string">
            <text:p>pREP.back-F</text:p>
          </table:table-cell>
          <table:table-cell office:value-type="string" calcext:value-type="string">
            <text:p>GGAATGTCTCCCTTGCCAGT</text:p>
          </table:table-cell>
          <table:table-cell/>
          <table:table-cell office:value-type="float" office:value="59.7" calcext:value-type="float">
            <text:p>59.7</text:p>
          </table:table-cell>
          <table:table-cell office:value-type="string" calcext:value-type="string">
            <text:p>none</text:p>
          </table:table-cell>
          <table:table-cell/>
          <table:table-cell table:style-name="ce7" office:value-type="string" calcext:value-type="string">
            <text:p>GGAATGTCTCCCTTGCCAGTACTGCTAGGGTTTTTCTTTCAAACTATGGAAGCCCATTCAAGCTGCATATTACGATTTTGTTTTTCGCTTTTAGAAAGTGGTTTAGATGAGATAATAGAAAAATTCTTGATCTCCGACAACGAGTACTTTTATTTTTTTTGCTAATCACTTTACTCAATATTAGCTCGAAATCGTAGAAACGTAGACGGGTGCGGGATACCGAGTGGTGTAGTTAAGAATTTTTATAAACCACGTGGCCCAAAAATATGAACCCAAAACGTTTATACATGAGTATACTTTAAGAAGGCTATACCCCTTCGTGTTAGATGTAGTTTTAGCTACCCAACCCGAGTCTATGAGCTTGACTTCAGATGTAGAAGGCATTAAATCGTTTTGAATATTATATAAAAAACGATGAAAATTAAATATTTAAAAGCAATCATACGCTGAAAATTTAGTGCTGTGGCTAATCCTTCAACATGGAAATGCCATAAAAGTGACTTTGACAAAAAAAAAAGTATATACAGGTAGTAAACTCATCTACTTCATTGACTTTGTTTACAGCATGTGGAAGGAGGAATATTTATTGCTAAATCGTAGTTTAACATTCAATAAGTAATACTATTGAAATTCGACAAGATTGGCCGCATGGATGAAAAAGAGGCATTTTGCTTTGGGAGAATTAGTTCAAATTAGAACTGAAAAAAAAAACTTTACGAGGCAAAAATGTCGGATTGAGATCGTAAAAGTTCGCTCGTCGTCTTTTGCTTTGTGATTGTTTTCATGGATACATCTTGCTGGATATTTAAATTTTAGTACTATGTATAAGATATTCTATAAATGTTTTATCACCCAAACCTGTTAGCGCCTTCTTAATTCTATTCAATCTGGCTTTTGCTCTGAGACTACTTCTTGGACTTTCACTACTTGTTAGTTATACGGAATTTGTGTAATTAGAAGTGAAATAATCCTTTCTATTAGTAATGCGAGCTCGAATTCGAGTCTAACTCCTTAACCACTCGGACATAGTGACTTATCTGACACTCATTGTAAATTAATATATATATAGGCATTTTGTTTAGTTAAAGGTACTTAAGTAATTAGTATAAACGAACCAATTTTATAATCAGGAAGTTAAGTGAATGGTAGCACATGTCGTAAAAATTGTGAATTTTTATTGAATAATATTTTAAATACAAGCCTTTCTAGACTAGGTATACTCATAAATATGAGCAAAAGGATAGAGGAGATTACATTGCATCTTCTACAAATTTATTTATTGCCCTTTACTGAAAAATTAAATAATGAGTACTAAATGATAAAAAGCGCTCAGTACAAGAAAGATTGCAAAAATATTGCATTCTTCATGAATTAAAGTTGCATATAAGGCATATTGAAAGTAATAGTACTAAAACAGCAGTTAGCGAAAATTAATAGAATTATATTCGCAAGACAATTGTGACATTAAATTAAAAAATTGTAGAATTTTTACTATCCTCTTTAACGCCATGAGCCTTTATAAAAAGGTTAAATTAGTTTTAACATTCTTTTTTTGAGTAAGAGTTTACAATTTATCAAAACCTGTGTTATTATATTCATTAGTTTCAATTTATTAGCATCTAGAGAAAAATCAATTGGCAGTTACATTGTTGGAATTTATGAAGAAAAAGAATCTACAACGGAGAATAAGTTGCTGATCGCTTTCCCTAAAATTGTATATTTTGCTGAGCTTATTTTGACATTTCGTTGAAGTTTTCTCTAATTCGCATTCATTTTAAGTAAAACAATGAGAAATAAAATTACAAAAAATACAAATTAAAATACAATTTTTAGCTATAATTATAGACGATGCCCTTGTATCCCATTCTGTCTCGCTTGCCCCTACTTTTTATCTTTTATATACCATAATGAACGCTGCCGCTACTAACCATACCCCGATTTTACATTTCGGACTCCCAAGGACGTACAAAATAGAAAACTATAGAAAAAAATAATCAGAAAATAGCATGTCATCTCTTTGTAAAACGCGTTTGCAAGAAGAAAGGAAACAATGGAGAAGAGATCATCCATTTGTATGTAAATTTTAGTAAACTTGAAGAAATCACTAACAACTTCTCTTACTTAGGGATTCTATGCAAAACCTTGTAAATCATCTGATGGAGGACTCGATTTAATGAATTGGAAGGTTGGAATTCACTGGCCGTCGTTTTACAACGTCGTGACTGGGAAAACCCTGGCGTTACCCAACTTAATCGCCTTGCAGCACATCCCCCTTTCGCCAGCTGGCGTAATAGCGAAGAGGCCCGCACCGATCGCCCTTCCCAACAGTTGCGCAGCCTGAATGGCGAATGGCGCCTGATGCGGTATTTTCTCCTTACGCATCTGTGCGGTATTTCACACCGTATGGTGCACTCTCAGTACAATCTGCTCTGATGCCGCATAGTTAAGCCAGCCCCGACACCCGCCAACACCCGCTGACGCGCCCTGACGGGCTTGTCTGCTCCCGGCATCCGCTTACAGACAAGCTGTGACCGTCTCCGGGAGCTGCATGTGTCAGAGGTTTTCACCGTCATCACCGAAACGCGCGAGACGAAAGGGCCTCGTGATACGCCTATTTTTATAGGTTAATGTCATGATAATAATGGTTTCTTAGACGTCAGGTGGCACTTTTCGGGGAAATGTGCGCGGAACCCCTATTTGTTTATTTTTCTAAATACATTCAAATATGTATCCGCTCATGAGACAATAACCCTGATAAATGCTTCAATAATATTGAAAAAGGAAGAGTATGAGTATTCAACATTTCCGTGTCGCCCTTATTCCCTTTTTTGCGGCATTTTGCCTTCCTGTTTTTGCTCACCCAGAAACGCTGGTGAAAGTAAAAGATGCTGAAGATCAGTTGGGTGCACGAGTGGGTTACATCGAACTGGATCTCAACAGCGGTAAGATCCTTGAGAGTTTTCGCCCCGAAGAACGTTTTCCAATGATGAGCACTTTTAAAGTTCTGCTATGTGGCGCGGTATTATCCCGTATTGACGCCGGGCAAGAGCAACTCGGTCGCCGCATACACTATTCTCAGAATGACTTGGTTGAGTACTCACCAGTCACAGAAAAGCATCTTACGGATGGCATGACAGTAAGAGAATTATGCAGTGCTGCCATAACCATGAGTGATAACACTGCGGCCAACTTACTTCTGACAACGATCGGAGGACCGAAGGAGCTAACCGCTTTTTTGCACAACATGGGGGATCATGTAACTCGCCTTGATCGTTGGGAACCGGAGCTGAATGAAGCCATACCAAACGACGAGCGTGACACCACGATGCCTGTAGCAATGGCAACAACGTTGCGCAAACTATTAACTGGCGAACTACTTACTCTAGCTTCCCGGCAACAATTAATAGACTGGATGGAGGCGGATAAAGTTGCAGGACCACTTCTGCGCTCGGCCCTTCCGGCTGGCTGGTTTATTGCTGATAAATCTGGAGCCGGTGAGCGTGGGTCTCGCGGTATCATTGCAGCACTGGGGCCAGATGGTAAGCCCTCCCGTATCGTAGTTATCTACACGACGGGGAGTCAGGCAACTATGGATGAACGAAATAGACAGATCGCTGAGATAGGTGCCTCACTGATTAAGCATTGGTAACTGTCAGACCAAGTTTACTCATATATACTTTAGATTGATTTAAAACTTCATTTTTAATTTAAAAGGATCTAGGTGAAGATCCTTTTTGATAATCTCATGACCAAAATCCCTTAACGTGAGTTTTCGTTCCACTGAGCGTCAGACCCCGTAGAAAAGATCAAAGGATCTTCTTGAGATCCTTTTTTTCTGCGCGTAATCTGCTGCTTGCAAACAAAAAAACCACCGCTACCAGCGGTGGTTTGTTTGCCGGATCAAGAGCTACCAACTCTTTTTCCGAAGGTAACTGGCTTCAGCAGAGCGCAGATACCAAATACTGTCCTTCTAGTGTAGCCGTAGTTAGGCCACCACTTCAAGAACTCTGTAGCACCGCCTACATACCTCGCTCTGCTAATCCTGTTACCAGTGGCTGCTGCCAGTGGCGATAAGTCGTGTCTTACCGGGTTGGACTCAAGACGATAGTTACCGGATAAGGCGCAGCGGTCGGGCTGAACGGGGGGTTCGTGCACACAGCCCAGCTTGGAGCGAACGACCTACACCGAACTGAGATACCTACAGCGTGAGCTATGAGAAAGCGCCACGCTTCCCGAAGGGAGAAAGGCGGACAGGTATCCGGTAAGCGGCAGGGTCGGAACAGGAGAGCGCACGAGGGAGCTTCCAGGGGGAAACGCCTGGTATCTTTATAGTCCTGTCGGGTTTCGCCACCTCTGACTTGAGCGTCGATTTTTGTGATGCTCGTCAGGGGGGCGGAGCCTATGGAAAAACGCCAGCAACGCGGCCTTTTTACGGTTCCTGGCCTTTTGCTGGCCTTTTGCTCACATGTTCTTTCCTGCGTTATCCCCTGATTCTGTGGATAACCGTATTACCGCCTTTGAGTGAGCTGATACCGCTCGCCGCAGCCGAACGACCGAGCGCAGCGAGTCAGTGAGCGAGGAAGCGGAAGAGCGCCCAATACGCAAACCGCCTCTCCCCGCGCGTTGGCCGATTCATTAATGCAGCTGGCACGACAGGTTTCCCGACTGGAAAGCGGGCAGTGAGCGCAACGCAATTAATGTGAGTTAGCTCACTCATTAGGCACCCCAGGCTTTACACTTTATGCTTCCGGCTCGTATGTTGTGTGGAATTGTGAGCGGATAACAATTTCACACAGGAAACAGCTATGACCA</text:p>
          </table:table-cell>
          <table:table-cell office:value-type="string" calcext:value-type="string">
            <text:p>clo_pREP-F</text:p>
          </table:table-cell>
          <table:table-cell office:value-type="string" calcext:value-type="string">
            <text:p>2PA-CTAP-KanMX6</text:p>
          </table:table-cell>
          <table:table-cell office:value-type="string" calcext:value-type="string">
            <text:p>insert-F</text:p>
          </table:table-cell>
          <table:table-cell office:value-type="string" calcext:value-type="string">
            <text:p>CGGATCCCCGGGTTAATTAA</text:p>
          </table:table-cell>
          <table:table-cell/>
          <table:table-cell office:value-type="float" office:value="57.1" calcext:value-type="float">
            <text:p>57.1</text:p>
          </table:table-cell>
          <table:table-cell office:value-type="string" calcext:value-type="string">
            <text:p>hairpin stability too high (51.5)</text:p>
          </table:table-cell>
          <table:table-cell/>
          <table:table-cell office:value-type="string" calcext:value-type="string">
            <text:p>CGGATCCCCGGGTTAATTAAGATGAAGCGACGATGGAAAAAGAATTTCATAGCCGTCTCAGCAGCCAACCGCTTTAAGAAAATCTCATCCTCCGGGGCACTTGATTATGGTACCCCAACTACTGCTTCTGAAAATCTATATTTTCAAGGTGAACTAAAAACTGCTGCTTTGGCTCAACATGCGATTAAAGCTGATGCGCAACAAAATAACTTCAACAAAGATCAACAAAGCGCCTTCTATGAAATCTTGAACATGCCTAACTTAAACGAAGCGCAACGTAACGGCTTCATTCAAAGTCTTAAAGACGACCCAAGCCAAAGCACTAACGTTTTAGGTGAAGCTAAAAAATTAAACGAATCTCAAGCACCGAAAGCTGATAACAATTTCAACAAAGAACAACAAAATGCTTTCTATGAAATCTTGAATATGCCTAACTTAAACGAAGAACAACGCAATGGTTTCATCCAAAGCTTAAAAGATGACCCAAGCCAAAGTGCTAACCTATTGTCAGAAGCTAAAAAGTTAAATGAATCTCAAGCACCGAAAGCGGATAACAAATTCAACAAAGAATAAGGCGCGCCACTTCTAAATAAGCGAATTTCTTATGATTTATGATTTTTATTATTAAATAAGTTATAAAAAAAATAAGTGTATACAAATTTTAAAGTGACTCTTAGGTTTTAAAACGAAAATTCTTATTCTTGAGTAACTCTTTCCTGTAGGTCAGGTTGCTTTCTCAGGTATAGTATGAGGTCGCTCTTATTGACCACACCTCTACCGGCAGATCCGCTAGGGATAACAGGGTAATATAGATCTGTTTAGCTTGCCTCGTCCCCGCCGGGTCACCCGGCCAGCGACATGGAGGCCCAGAATACCCTCCTTGACAGTCTTGACGTGCGCAGCTCAGGGGCATGATGTGACTGTCGCCCGTACATTTAGCCCATACATCCCCATGTATAATCATTTGCATCCATACATTTTGATGGCCGCACGGCGCGAAGCAAAAATTACGGCTCCTCGCTGCAGACCTGCGAGCAGGGAAACGCTCCCCTCACAGACGCGTTGAATTGTCCCCACGCCGCGCCCCTGTAGAGAAATATAAAAGGTTAGGATTTGCCACTGAGGTTCTTCTTTCATATACTTCCTTTTAAAATCTTGCTAGGATACAGTTCTCACATCACATCCGAACATAAACAACCATGGGTAAGGAAAAGACTCACGTTTCGAGGCCGCGATTAAATTCCAACATGGATGCTGATTTATATGGGTATAAATGGGCTCGCGATAATGTCGGGCAATCAGGTGCGACAATCTATCGATTGTATGGGAAGCCCGATGCGCCAGAGTTGTTTCTGAAACATGGCAAAGGTAGCGTTGCCAATGATGTTACAGATGAGATGGTCAGACTAAACTGGCTGACGGAATTTATGCCTCTTCCGACCATCAAGCATTTTATCCGTACTCCTGATGATGCATGGTTACTCACCACTGCGATCCCCGGCAAAACAGCATTCCAGGTATTAGAAGAATATCCTGATTCAGGTGAAAATATTGTTGATGCGCTGGCAGTGTTCCTGCGCCGGTTGCATTCGATTCCTGTTTGTAATTGTCCTTTTAACAGCGATCGCGTATTTCGTCTCGCTCAGGCGCAATCACGAATGAATAACGGTTTGGTTGATGCGAGTGATTTTGATGACGAGCGTAATGGCTGGCCTGTTGAACAAGTCTGGAAAGAAATGCATAAGCTTTTGCCATTCTCACCGGATTCAGTCGTCACTCATGGTGATTTCTCACTTGATAACCTTATTTTTGACGAGGGGAAATTAATAGGTTGTATTGATGTTGGACGAGTCGGAATCGCAGACCGATACCAGGATCTTGCCATCCTATGGAACTGCCTCGGTGAGTTTTCTCCTTCATTACAGAAACGGCTTTTTCAAAAATATGGTATTGATAATCCTGATATGAATAAATTGCAGTTTCATTTGATGCTCGATGAGTTTTTCTAATCAGTACTGACAATAAAAAGATTCTTGTTTTCAAGAACTTGTCATTTGTATAGTTTTTTTATATTGTAGTTGTTCTATTTTAATCAAATGTTAGCGTGATTTATATTTTTTTTCGCCTCGACATCATCTGCCCAGATGCGAAGTTAAGTGCGCAGAAAGTAATATCATGCGTCAATCGTATGTGAATGCTGGTCGCTATACTGCTGTCGATTCGATACTAACGCCGCCATCCAGTTTAAACGAGCTCGAATTC</text:p>
          </table:table-cell>
          <table:table-cell office:value-type="string" calcext:value-type="string">
            <text:p>Bahler_KanMX6-R</text:p>
          </table:table-cell>
          <table:table-cell office:value-type="string" calcext:value-type="string">
            <text:p>https://medschool.vanderbilt.edu/gould-lab/tap-tag-information</text:p>
          </table:table-cell>
          <table:table-cell table:number-columns-repeated="1003"/>
        </table:table-row>
        <table:table-row table:style-name="ro1">
          <table:table-cell table:formula="of:=[.B29]&amp;&quot;.&quot;&amp;[.C29]&amp;&quot;-&quot;&amp;[.L29]" office:value-type="string" office:string-value="CTER.pREP-2PA-CTAP-KanMX6" calcext:value-type="string">
            <text:p>CTER.pREP-2PA-CTAP-KanMX6</text:p>
          </table:table-cell>
          <table:table-cell office:value-type="string" calcext:value-type="string">
            <text:p>CTER</text:p>
          </table:table-cell>
          <table:table-cell office:value-type="string" calcext:value-type="string">
            <text:p>pREP</text:p>
          </table:table-cell>
          <table:table-cell office:value-type="string" calcext:value-type="string">
            <text:p>pREP.back-R</text:p>
          </table:table-cell>
          <table:table-cell office:value-type="string" calcext:value-type="string">
            <text:p>TGGTCATAGCTGTTTCCTGTGT</text:p>
          </table:table-cell>
          <table:table-cell office:value-type="float" office:value="4812" calcext:value-type="float">
            <text:p>4812</text:p>
          </table:table-cell>
          <table:table-cell office:value-type="float" office:value="59.6" calcext:value-type="float">
            <text:p>59.6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clo_pREP-R</text:p>
          </table:table-cell>
          <table:table-cell office:value-type="string" calcext:value-type="string">
            <text:p>2PA-CTAP-KanMX6</text:p>
          </table:table-cell>
          <table:table-cell office:value-type="string" calcext:value-type="string">
            <text:p>insert-R</text:p>
          </table:table-cell>
          <table:table-cell office:value-type="string" calcext:value-type="string">
            <text:p>GAATTCGAGCTCGTTTAAAC</text:p>
          </table:table-cell>
          <table:table-cell office:value-type="float" office:value="2262" calcext:value-type="float">
            <text:p>2262</text:p>
          </table:table-cell>
          <table:table-cell office:value-type="float" office:value="53.1" calcext:value-type="float">
            <text:p>53.1</text:p>
          </table:table-cell>
          <table:table-cell office:value-type="string" calcext:value-type="string">
            <text:p>temperature too low</text:p>
          </table:table-cell>
          <table:table-cell table:number-columns-repeated="2"/>
          <table:table-cell office:value-type="string" calcext:value-type="string">
            <text:p>clo-F</text:p>
          </table:table-cell>
          <table:table-cell table:number-columns-repeated="1004"/>
        </table:table-row>
        <table:table-row table:style-name="ro1">
          <table:table-cell table:formula="of:=[.B30]&amp;&quot;.&quot;&amp;[.C30]&amp;&quot;-&quot;&amp;[.L30]" office:value-type="string" office:string-value="CTER.pREP-4PA-CTAP-KanMX6" calcext:value-type="string">
            <text:p>CTER.pREP-4PA-CTAP-KanMX6</text:p>
          </table:table-cell>
          <table:table-cell office:value-type="string" calcext:value-type="string">
            <text:p>CTER</text:p>
          </table:table-cell>
          <table:table-cell office:value-type="string" calcext:value-type="string">
            <text:p>pREP</text:p>
          </table:table-cell>
          <table:table-cell office:value-type="string" calcext:value-type="string">
            <text:p>pREP.back-F</text:p>
          </table:table-cell>
          <table:table-cell office:value-type="string" calcext:value-type="string">
            <text:p>GGAATGTCTCCCTTGCCAGT</text:p>
          </table:table-cell>
          <table:table-cell/>
          <table:table-cell office:value-type="float" office:value="59.7" calcext:value-type="float">
            <text:p>59.7</text:p>
          </table:table-cell>
          <table:table-cell office:value-type="string" calcext:value-type="string">
            <text:p>none</text:p>
          </table:table-cell>
          <table:table-cell/>
          <table:table-cell table:style-name="ce7" office:value-type="string" calcext:value-type="string">
            <text:p>GGAATGTCTCCCTTGCCAGTACTGCTAGGGTTTTTCTTTCAAACTATGGAAGCCCATTCAAGCTGCATATTACGATTTTGTTTTTCGCTTTTAGAAAGTGGTTTAGATGAGATAATAGAAAAATTCTTGATCTCCGACAACGAGTACTTTTATTTTTTTTGCTAATCACTTTACTCAATATTAGCTCGAAATCGTAGAAACGTAGACGGGTGCGGGATACCGAGTGGTGTAGTTAAGAATTTTTATAAACCACGTGGCCCAAAAATATGAACCCAAAACGTTTATACATGAGTATACTTTAAGAAGGCTATACCCCTTCGTGTTAGATGTAGTTTTAGCTACCCAACCCGAGTCTATGAGCTTGACTTCAGATGTAGAAGGCATTAAATCGTTTTGAATATTATATAAAAAACGATGAAAATTAAATATTTAAAAGCAATCATACGCTGAAAATTTAGTGCTGTGGCTAATCCTTCAACATGGAAATGCCATAAAAGTGACTTTGACAAAAAAAAAAGTATATACAGGTAGTAAACTCATCTACTTCATTGACTTTGTTTACAGCATGTGGAAGGAGGAATATTTATTGCTAAATCGTAGTTTAACATTCAATAAGTAATACTATTGAAATTCGACAAGATTGGCCGCATGGATGAAAAAGAGGCATTTTGCTTTGGGAGAATTAGTTCAAATTAGAACTGAAAAAAAAAACTTTACGAGGCAAAAATGTCGGATTGAGATCGTAAAAGTTCGCTCGTCGTCTTTTGCTTTGTGATTGTTTTCATGGATACATCTTGCTGGATATTTAAATTTTAGTACTATGTATAAGATATTCTATAAATGTTTTATCACCCAAACCTGTTAGCGCCTTCTTAATTCTATTCAATCTGGCTTTTGCTCTGAGACTACTTCTTGGACTTTCACTACTTGTTAGTTATACGGAATTTGTGTAATTAGAAGTGAAATAATCCTTTCTATTAGTAATGCGAGCTCGAATTCGAGTCTAACTCCTTAACCACTCGGACATAGTGACTTATCTGACACTCATTGTAAATTAATATATATATAGGCATTTTGTTTAGTTAAAGGTACTTAAGTAATTAGTATAAACGAACCAATTTTATAATCAGGAAGTTAAGTGAATGGTAGCACATGTCGTAAAAATTGTGAATTTTTATTGAATAATATTTTAAATACAAGCCTTTCTAGACTAGGTATACTCATAAATATGAGCAAAAGGATAGAGGAGATTACATTGCATCTTCTACAAATTTATTTATTGCCCTTTACTGAAAAATTAAATAATGAGTACTAAATGATAAAAAGCGCTCAGTACAAGAAAGATTGCAAAAATATTGCATTCTTCATGAATTAAAGTTGCATATAAGGCATATTGAAAGTAATAGTACTAAAACAGCAGTTAGCGAAAATTAATAGAATTATATTCGCAAGACAATTGTGACATTAAATTAAAAAATTGTAGAATTTTTACTATCCTCTTTAACGCCATGAGCCTTTATAAAAAGGTTAAATTAGTTTTAACATTCTTTTTTTGAGTAAGAGTTTACAATTTATCAAAACCTGTGTTATTATATTCATTAGTTTCAATTTATTAGCATCTAGAGAAAAATCAATTGGCAGTTACATTGTTGGAATTTATGAAGAAAAAGAATCTACAACGGAGAATAAGTTGCTGATCGCTTTCCCTAAAATTGTATATTTTGCTGAGCTTATTTTGACATTTCGTTGAAGTTTTCTCTAATTCGCATTCATTTTAAGTAAAACAATGAGAAATAAAATTACAAAAAATACAAATTAAAATACAATTTTTAGCTATAATTATAGACGATGCCCTTGTATCCCATTCTGTCTCGCTTGCCCCTACTTTTTATCTTTTATATACCATAATGAACGCTGCCGCTACTAACCATACCCCGATTTTACATTTCGGACTCCCAAGGACGTACAAAATAGAAAACTATAGAAAAAAATAATCAGAAAATAGCATGTCATCTCTTTGTAAAACGCGTTTGCAAGAAGAAAGGAAACAATGGAGAAGAGATCATCCATTTGTATGTAAATTTTAGTAAACTTGAAGAAATCACTAACAACTTCTCTTACTTAGGGATTCTATGCAAAACCTTGTAAATCATCTGATGGAGGACTCGATTTAATGAATTGGAAGGTTGGAATTCACTGGCCGTCGTTTTACAACGTCGTGACTGGGAAAACCCTGGCGTTACCCAACTTAATCGCCTTGCAGCACATCCCCCTTTCGCCAGCTGGCGTAATAGCGAAGAGGCCCGCACCGATCGCCCTTCCCAACAGTTGCGCAGCCTGAATGGCGAATGGCGCCTGATGCGGTATTTTCTCCTTACGCATCTGTGCGGTATTTCACACCGTATGGTGCACTCTCAGTACAATCTGCTCTGATGCCGCATAGTTAAGCCAGCCCCGACACCCGCCAACACCCGCTGACGCGCCCTGACGGGCTTGTCTGCTCCCGGCATCCGCTTACAGACAAGCTGTGACCGTCTCCGGGAGCTGCATGTGTCAGAGGTTTTCACCGTCATCACCGAAACGCGCGAGACGAAAGGGCCTCGTGATACGCCTATTTTTATAGGTTAATGTCATGATAATAATGGTTTCTTAGACGTCAGGTGGCACTTTTCGGGGAAATGTGCGCGGAACCCCTATTTGTTTATTTTTCTAAATACATTCAAATATGTATCCGCTCATGAGACAATAACCCTGATAAATGCTTCAATAATATTGAAAAAGGAAGAGTATGAGTATTCAACATTTCCGTGTCGCCCTTATTCCCTTTTTTGCGGCATTTTGCCTTCCTGTTTTTGCTCACCCAGAAACGCTGGTGAAAGTAAAAGATGCTGAAGATCAGTTGGGTGCACGAGTGGGTTACATCGAACTGGATCTCAACAGCGGTAAGATCCTTGAGAGTTTTCGCCCCGAAGAACGTTTTCCAATGATGAGCACTTTTAAAGTTCTGCTATGTGGCGCGGTATTATCCCGTATTGACGCCGGGCAAGAGCAACTCGGTCGCCGCATACACTATTCTCAGAATGACTTGGTTGAGTACTCACCAGTCACAGAAAAGCATCTTACGGATGGCATGACAGTAAGAGAATTATGCAGTGCTGCCATAACCATGAGTGATAACACTGCGGCCAACTTACTTCTGACAACGATCGGAGGACCGAAGGAGCTAACCGCTTTTTTGCACAACATGGGGGATCATGTAACTCGCCTTGATCGTTGGGAACCGGAGCTGAATGAAGCCATACCAAACGACGAGCGTGACACCACGATGCCTGTAGCAATGGCAACAACGTTGCGCAAACTATTAACTGGCGAACTACTTACTCTAGCTTCCCGGCAACAATTAATAGACTGGATGGAGGCGGATAAAGTTGCAGGACCACTTCTGCGCTCGGCCCTTCCGGCTGGCTGGTTTATTGCTGATAAATCTGGAGCCGGTGAGCGTGGGTCTCGCGGTATCATTGCAGCACTGGGGCCAGATGGTAAGCCCTCCCGTATCGTAGTTATCTACACGACGGGGAGTCAGGCAACTATGGATGAACGAAATAGACAGATCGCTGAGATAGGTGCCTCACTGATTAAGCATTGGTAACTGTCAGACCAAGTTTACTCATATATACTTTAGATTGATTTAAAACTTCATTTTTAATTTAAAAGGATCTAGGTGAAGATCCTTTTTGATAATCTCATGACCAAAATCCCTTAACGTGAGTTTTCGTTCCACTGAGCGTCAGACCCCGTAGAAAAGATCAAAGGATCTTCTTGAGATCCTTTTTTTCTGCGCGTAATCTGCTGCTTGCAAACAAAAAAACCACCGCTACCAGCGGTGGTTTGTTTGCCGGATCAAGAGCTACCAACTCTTTTTCCGAAGGTAACTGGCTTCAGCAGAGCGCAGATACCAAATACTGTCCTTCTAGTGTAGCCGTAGTTAGGCCACCACTTCAAGAACTCTGTAGCACCGCCTACATACCTCGCTCTGCTAATCCTGTTACCAGTGGCTGCTGCCAGTGGCGATAAGTCGTGTCTTACCGGGTTGGACTCAAGACGATAGTTACCGGATAAGGCGCAGCGGTCGGGCTGAACGGGGGGTTCGTGCACACAGCCCAGCTTGGAGCGAACGACCTACACCGAACTGAGATACCTACAGCGTGAGCTATGAGAAAGCGCCACGCTTCCCGAAGGGAGAAAGGCGGACAGGTATCCGGTAAGCGGCAGGGTCGGAACAGGAGAGCGCACGAGGGAGCTTCCAGGGGGAAACGCCTGGTATCTTTATAGTCCTGTCGGGTTTCGCCACCTCTGACTTGAGCGTCGATTTTTGTGATGCTCGTCAGGGGGGCGGAGCCTATGGAAAAACGCCAGCAACGCGGCCTTTTTACGGTTCCTGGCCTTTTGCTGGCCTTTTGCTCACATGTTCTTTCCTGCGTTATCCCCTGATTCTGTGGATAACCGTATTACCGCCTTTGAGTGAGCTGATACCGCTCGCCGCAGCCGAACGACCGAGCGCAGCGAGTCAGTGAGCGAGGAAGCGGAAGAGCGCCCAATACGCAAACCGCCTCTCCCCGCGCGTTGGCCGATTCATTAATGCAGCTGGCACGACAGGTTTCCCGACTGGAAAGCGGGCAGTGAGCGCAACGCAATTAATGTGAGTTAGCTCACTCATTAGGCACCCCAGGCTTTACACTTTATGCTTCCGGCTCGTATGTTGTGTGGAATTGTGAGCGGATAACAATTTCACACAGGAAACAGCTATGACCA</text:p>
          </table:table-cell>
          <table:table-cell office:value-type="string" calcext:value-type="string">
            <text:p>clo_pREP-F</text:p>
          </table:table-cell>
          <table:table-cell office:value-type="string" calcext:value-type="string">
            <text:p>4PA-CTAP-KanMX6</text:p>
          </table:table-cell>
          <table:table-cell office:value-type="string" calcext:value-type="string">
            <text:p>insert-F</text:p>
          </table:table-cell>
          <table:table-cell office:value-type="string" calcext:value-type="string">
            <text:p>CGGATCCCCGGGTTAATTAA</text:p>
          </table:table-cell>
          <table:table-cell/>
          <table:table-cell office:value-type="float" office:value="57.1" calcext:value-type="float">
            <text:p>57.1</text:p>
          </table:table-cell>
          <table:table-cell office:value-type="string" calcext:value-type="string">
            <text:p>hairpin stability too high (51.5)</text:p>
          </table:table-cell>
          <table:table-cell/>
          <table:table-cell office:value-type="string" calcext:value-type="string">
            <text:p>CGGATCCCCGGGTTAATTAAGATGAAGCGACGATGGAAAAAGAATTTCATAGCCGTCTCAGCAGCCAACCGCTTTAAGAAAATCTCATCCTCCGGGGCACTTGATTATGGTACCCCAACTACTGCTTCTGAAAATCTATATTTTCAAGGTGAACTAAAAACTGCTGCTTTGGCTCAACATGCGATTAAGGGTGAAGCTCAAAAACTTAATGACTCTCAAGCTCCAAAAGCTGATGCGCAACAAAATAACTTCAACAAAGATCAACAAAGCGCCTTCTATGAAATCTTGAACATGCCTAACTTAAACGAAGCGCAACGTAACGGCTTCATTCAAAGTCTTAAAGACGACCCAAGCCAAAGCACTAACGTTTTAGGTGAAGCTAAAAAATTAAACGAATCTCAAGCACCGAAAGCTGATAACAATTTCAACAAAGAACAACAAAATGCTTTCTATGAAATCTTGAATATGCCTAACTTAAACGAAGAACAACGCAATGGTTTCATCCAAAGCTTAAAAGATGACCCAAGCCAAAGTGCTAACCTATTGTCAGAAGCTAAAAAGTTAAATGAATCTCAAGCACCGAAAGCGGATAACAAATTCAACAAAGAACAACAAAATGCTTTCTATGAAATCTTACATTTACCTAACTTAAACGAAGAACAACGCAATGGTTTCATCCAAAGCCTAAAAGATGACCCAAGCCAAAGCGCTAACCTTTTAGCAGAAGCTAAAAAGCTAAATGATGCTCAAGCACCAAAAGCTGACAACAAATTCAACAAAGAACAACAAAATGCTTTCTATGAAATTTTACATTTACCTAACTTAACTGAAGAACAACGTAACGGCTTCATCCAAAGCCTTAAAGACGATCCTTCGGTGAGCAAAGAATAAGGCGCGCCACTTCTAAATAAGCGAATTTCTTATGATTTATGATTTTTATTATTAAATAAGTTATAAAAAAAATAAGTGTATACAAATTTTAAAGTGACTCTTAGGTTTTAAAACGAAAATTCTTATTCTTGAGTAACTCTTTCCTGTAGGTCAGGTTGCTTTCTCAGGTATAGTATGAGGTCGCTCTTATTGACCACACCTCTACCGGCAGATCCGCTAGGGATAACAGGGTAATATAGATCTGTTTAGCTTGCCTCGTCCCCGCCGGGTCACCCGGCCAGCGACATGGAGGCCCAGAATACCCTCCTTGACAGTCTTGACGTGCGCAGCTCAGGGGCATGATGTGACTGTCGCCCGTACATTTAGCCCATACATCCCCATGTATAATCATTTGCATCCATACATTTTGATGGCCGCACGGCGCGAAGCAAAAATTACGGCTCCTCGCTGCAGACCTGCGAGCAGGGAAACGCTCCCCTCACAGACGCGTTGAATTGTCCCCACGCCGCGCCCCTGTAGAGAAATATAAAAGGTTAGGATTTGCCACTGAGGTTCTTCTTTCATATACTTCCTTTTAAAATCTTGCTAGGATACAGTTCTCACATCACATCCGAACATAAACAACCATGGGTAAGGAAAAGACTCACGTTTCGAGGCCGCGATTAAATTCCAACATGGATGCTGATTTATATGGGTATAAATGGGCTCGCGATAATGTCGGGCAATCAGGTGCGACAATCTATCGATTGTATGGGAAGCCCGATGCGCCAGAGTTGTTTCTGAAACATGGCAAAGGTAGCGTTGCCAATGATGTTACAGATGAGATGGTCAGACTAAACTGGCTGACGGAATTTATGCCTCTTCCGACCATCAAGCATTTTATCCGTACTCCTGATGATGCATGGTTACTCACCACTGCGATCCCCGGCAAAACAGCATTCCAGGTATTAGAAGAATATCCTGATTCAGGTGAAAATATTGTTGATGCGCTGGCAGTGTTCCTGCGCCGGTTGCATTCGATTCCTGTTTGTAATTGTCCTTTTAACAGCGATCGCGTATTTCGTCTCGCTCAGGCGCAATCACGAATGAATAACGGTTTGGTTGATGCGAGTGATTTTGATGACGAGCGTAATGGCTGGCCTGTTGAACAAGTCTGGAAAGAAATGCATAAGCTTTTGCCATTCTCACCGGATTCAGTCGTCACTCATGGTGATTTCTCACTTGATAACCTTATTTTTGACGAGGGGAAATTAATAGGTTGTATTGATGTTGGACGAGTCGGAATCGCAGACCGATACCAGGATCTTGCCATCCTATGGAACTGCCTCGGTGAGTTTTCTCCTTCATTACAGAAACGGCTTTTTCAAAAATATGGTATTGATAATCCTGATATGAATAAATTGCAGTTTCATTTGATGCTCGATGAGTTTTTCTAATCAGTACTGACAATAAAAAGATTCTTGTTTTCAAGAACTTGTCATTTGTATAGTTTTTTTATATTGTAGTTGTTCTATTTTAATCAAATGTTAGCGTGATTTATATTTTTTTTCGCCTCGACATCATCTGCCCAGATGCGAAGTTAAGTGCGCAGAAAGTAATATCATGCGTCAATCGTATGTGAATGCTGGTCGCTATACTGCTGTCGATTCGATACTAACGCCGCCATCCAGTTTAAACGAGCTCGAATTC</text:p>
          </table:table-cell>
          <table:table-cell office:value-type="string" calcext:value-type="string">
            <text:p>Bahler_KanMX6-R</text:p>
          </table:table-cell>
          <table:table-cell office:value-type="string" calcext:value-type="string">
            <text:p>https://medschool.vanderbilt.edu/gould-lab/tap-tag-information</text:p>
          </table:table-cell>
          <table:table-cell table:number-columns-repeated="1003"/>
        </table:table-row>
        <table:table-row table:style-name="ro1">
          <table:table-cell table:formula="of:=[.B31]&amp;&quot;.&quot;&amp;[.C31]&amp;&quot;-&quot;&amp;[.L31]" office:value-type="string" office:string-value="CTER.pREP-4PA-CTAP-KanMX6" calcext:value-type="string">
            <text:p>CTER.pREP-4PA-CTAP-KanMX6</text:p>
          </table:table-cell>
          <table:table-cell office:value-type="string" calcext:value-type="string">
            <text:p>CTER</text:p>
          </table:table-cell>
          <table:table-cell office:value-type="string" calcext:value-type="string">
            <text:p>pREP</text:p>
          </table:table-cell>
          <table:table-cell office:value-type="string" calcext:value-type="string">
            <text:p>pREP.back-R</text:p>
          </table:table-cell>
          <table:table-cell office:value-type="string" calcext:value-type="string">
            <text:p>TGGTCATAGCTGTTTCCTGTGT</text:p>
          </table:table-cell>
          <table:table-cell office:value-type="float" office:value="4812" calcext:value-type="float">
            <text:p>4812</text:p>
          </table:table-cell>
          <table:table-cell office:value-type="float" office:value="59.6" calcext:value-type="float">
            <text:p>59.6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clo_pREP-R</text:p>
          </table:table-cell>
          <table:table-cell office:value-type="string" calcext:value-type="string">
            <text:p>4PA-CTAP-KanMX6</text:p>
          </table:table-cell>
          <table:table-cell office:value-type="string" calcext:value-type="string">
            <text:p>insert-R</text:p>
          </table:table-cell>
          <table:table-cell office:value-type="string" calcext:value-type="string">
            <text:p>GAATTCGAGCTCGTTTAAAC</text:p>
          </table:table-cell>
          <table:table-cell office:value-type="float" office:value="2580" calcext:value-type="float">
            <text:p>2580</text:p>
          </table:table-cell>
          <table:table-cell office:value-type="float" office:value="53.1" calcext:value-type="float">
            <text:p>53.1</text:p>
          </table:table-cell>
          <table:table-cell office:value-type="string" calcext:value-type="string">
            <text:p>temperature too low</text:p>
          </table:table-cell>
          <table:table-cell table:number-columns-repeated="2"/>
          <table:table-cell office:value-type="string" calcext:value-type="string">
            <text:p>clo-F</text:p>
          </table:table-cell>
          <table:table-cell table:number-columns-repeated="1004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ackbones" table:style-name="ta2">
        <office:forms form:automatic-focus="false" form:apply-design-mode="false"/>
        <table:table-column table:style-name="co2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2" table:number-columns-repeated="1018" table:default-cell-style-name="Default"/>
        <table:table-row table:style-name="ro1">
          <table:table-cell office:value-type="string" calcext:value-type="string">
            <text:p>Gene</text:p>
          </table:table-cell>
          <table:table-cell office:value-type="string" calcext:value-type="string">
            <text:p>Primer</text:p>
          </table:table-cell>
          <table:table-cell office:value-type="string" calcext:value-type="string">
            <text:p>Sequence</text:p>
          </table:table-cell>
          <table:table-cell office:value-type="string" calcext:value-type="string">
            <text:p>Amplicon(bp)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problems</text:p>
          </table:table-cell>
          <table:table-cell office:value-type="string" calcext:value-type="string">
            <text:p>StartPos(BandSize)</text:p>
          </table:table-cell>
          <table:table-cell office:value-type="string" calcext:value-type="string">
            <text:p>Amplicon.sequenc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FA6a</text:p>
          </table:table-cell>
          <table:table-cell office:value-type="string" calcext:value-type="string">
            <text:p>back-F</text:p>
          </table:table-cell>
          <table:table-cell office:value-type="string" calcext:value-type="string">
            <text:p>TCGACCTGCAGCGTACGAAG</text:p>
          </table:table-cell>
          <table:table-cell/>
          <table:table-cell office:value-type="float" office:value="62.5" calcext:value-type="float">
            <text:p>62.5</text:p>
          </table:table-cell>
          <table:table-cell office:value-type="string" calcext:value-type="string">
            <text:p>none</text:p>
          </table:table-cell>
          <table:table-cell/>
          <table:table-cell office:value-type="string" calcext:value-type="string">
            <text:p>TCGACCTGCAGCGTACGAAGCTTCAGCTGGCGGCCGCGTTCTATAGTGTCACCTAAATCGTATGTGTATGATACATAAGGTTATGTATTAATTGTAGCCGCGTTCTAACGACAATATGTCCATATGGTGCACTCTCAGTACAATCTGCTCTGATGCCGCATAGTTAAGCCAGCCCCGACACCCGCCAACACCCGCTGACGCGCCCTGACGGGCTTGTCTGCTCCCGGCATCCGCTTACAGACAAGCTGTGACCGTCTCCGGGAGCTGCATGTGTCAGAGGTTTTCACCGTCATCACCGAAACGCGCGAGACGAAAGGGCCTCGTGATACGCCTATTTTTATAGGTTAATGTCATGATAATAATGGTTTCTTAGACGTCAGGTGGCACTTTTCGGGGAAATGTGCGCGGAACCCCTATTTGTTTATTTTTCTAAATACATTCAAATATGTATCCGCTCATGAGACAATAACCCTGATAAATGCTTCAATAATATTGAAAAAGGAAGAGTATGAGTATTCAACATTTCCGTGTCGCCCTTATTCCCTTTTTTGCGGCATTTTGCCTTCCTGTTTTTGCTCACCCAGAAACGCTGGTGAAAGTAAAAGATGCTGAAGATCAGTTGGGTGCACGAGTGGGTTACATCGAACTGGATCTCAACAGCGGTAAGATCCTTGAGAGTTTTCGCCCCGAAGAACGTTTTCCAATGATGAGCACTTTTAAAGTTCTGCTATGTGGCGCGGTATTATCCCGTATTGACGCCGGGCAAGAGCAACTCGGTCGCCGCATACACTATTCTCAGAATGACTTGGTTGAGTACTCACCAGTCACAGAAAAGCATCTTACGGATGGCATGACAGTAAGAGAATTATGCAGTGCTGCCATAACCATGAGTGATAACACTGCGGCCAACTTACTTCTGACAACGATCGGAGGACCGAAGGAGCTAACCGCTTTTTTGCACAACATGGGGGATCATGTAACTCGCCTTGATCGTTGGGAACCGGAGCTGAATGAAGCCATACCAAACGACGAGCGTGACACCACGATGCCTGTAGCAATGGCAACAACGTTGCGCAAACTATTAACTGGCGAACTACTTACTCTAGCTTCCCGGCAACAATTAATAGACTGGATGGAGGCGGATAAAGTTGCAGGACCACTTCTGCGCTCGGCCCTTCCGGCTGGCTGGTTTATTGCTGATAAATCTGGAGCCGGTGAGCGTGGGTCTCGCGGTATCATTGCAGCACTGGGGCCAGATGGTAAGCCCTCCCGTATCGTAGTTATCTACACGACGGGGAGTCAGGCAACTATGGATGAACGAAATAGACAGATCGCTGAGATAGGTGCCTCACTGATTAAGCATTGGTAACTGTCAGACCAAGTTTACTCATATATACTTTAGATTGATTTAAAACTTCATTTTTAATTTAAAAGGATCTAGGTGAAGATCCTTTTTGATAATCTCATGACCAAAATCCCTTAACGTGAGTTTTCGTTCCACTGAGCGTCAGACCCCGTAGAAAAGATCAAAGGATCTTCTTGAGATCCTTTTTTTCTGCGCGTAATCTGCTGCTTGCAAACAAAAAAACCACCGCTACCAGCGGTGGTTTGTTTGCCGGATCAAGAGCTACCAACTCTTTTTCCGAAGGTAACTGGCTTCAGCAGAGCGCAGATACCAAATACTGTCCTTCTAGTGTAGCCGTAGTTAGGCCACCACTTCAAGAACTCTGTAGCACCGCCTACATACCTCGCTCTGCTAATCCTGTTACCAGTGGCTGCTGCCAGTGGCGATAAGTCGTGTCTTACCGGGTTGGACTCAAGACGATAGTTACCGGATAAGGCGCAGCGGTCGGGCTGAACGGGGGGTTCGTGCACACAGCCCAGCTTGGAGCGAACGACCTACACCGAACTGAGATACCTACAGCGTGAGCATTGAGAAAGCGCCACGCTTCCCGAAGGGAGAAAGGCGGACAGGTATCCGGTAAGCGGCAGGGTCGGAACAGGAGAGCGCACGAGGGAGCTTCCAGGGGGAAACGCCTGGTATCTTTATAGTCCTGTCGGGTTTCGCCACCTCTGACTTGAGCGTCGATTTTTGTGATGCTCGTCAGGGGGGCGGAGCCTATGGAAAAACGCCAGCAACGCGGCCTTTTTACGGTTCCTGGCCTTTTGCTGGCCTTTTGCTCACATGTTCTTTCCTGCGTTATCCCCTGATTCTGTGGATAACCGTATTACCGCCTTTGAGTGAGCTGATACCGCTCGCCGCAGCCGAACGACCGAGCGCAGCGAGTCAGTGAGCGAGGAAGCGGAAGAGCGCCCAATACGCAAACCGCCTCTCCCCGCGCGTTGGCCGATTCATTAATGCAGGTTAACCTGGCTTATCGAAATTAATACGACTCACTATAGGGAGACCGGCAGATCCGCGGCCGCATAGGCCACTAGTGGATCTGATATCATCGA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FA6a</text:p>
          </table:table-cell>
          <table:table-cell office:value-type="string" calcext:value-type="string">
            <text:p>back-R</text:p>
          </table:table-cell>
          <table:table-cell office:value-type="string" calcext:value-type="string">
            <text:p>ATCGATGATATCAGATCCACTAGTG</text:p>
          </table:table-cell>
          <table:table-cell office:value-type="float" office:value="2458" calcext:value-type="float">
            <text:p>2458</text:p>
          </table:table-cell>
          <table:table-cell office:value-type="float" office:value="57.7" calcext:value-type="float">
            <text:p>57.7</text:p>
          </table:table-cell>
          <table:table-cell office:value-type="string" calcext:value-type="string">
            <text:p>non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EP</text:p>
          </table:table-cell>
          <table:table-cell office:value-type="string" calcext:value-type="string">
            <text:p>clo_pREP-F</text:p>
          </table:table-cell>
          <table:table-cell office:value-type="string" calcext:value-type="string">
            <text:p>GGAATGTCTCCCTTGCCAGT</text:p>
          </table:table-cell>
          <table:table-cell/>
          <table:table-cell office:value-type="float" office:value="59.7" calcext:value-type="float">
            <text:p>59.7</text:p>
          </table:table-cell>
          <table:table-cell office:value-type="string" calcext:value-type="string">
            <text:p>none</text:p>
          </table:table-cell>
          <table:table-cell/>
          <table:table-cell table:style-name="ce2" office:value-type="string" calcext:value-type="string">
            <text:p>GGAATGTCTCCCTTGCCAGTACTGCTAGGGTTTTTCTTTCAAACTATGGAAGCCCATTCAAGCTGCATATTACGATTTTGTTTTTCGCTTTTAGAAAGTGGTTTAGATGAGATAATAGAAAAATTCTTGATCTCCGACAACGAGTACTTTTATTTTTTTTGCTAATCACTTTACTCAATATTAGCTCGAAATCGTAGAAACGTAGACGGGTGCGGGATACCGAGTGGTGTAGTTAAGAATTTTTATAAACCACGTGGCCCAAAAATATGAACCCAAAACGTTTATACATGAGTATACTTTAAGAAGGCTATACCCCTTCGTGTTAGATGTAGTTTTAGCTACCCAACCCGAGTCTATGAGCTTGACTTCAGATGTAGAAGGCATTAAATCGTTTTGAATATTATATAAAAAACGATGAAAATTAAATATTTAAAAGCAATCATACGCTGAAAATTTAGTGCTGTGGCTAATCCTTCAACATGGAAATGCCATAAAAGTGACTTTGACAAAAAAAAAAGTATATACAGGTAGTAAACTCATCTACTTCATTGACTTTGTTTACAGCATGTGGAAGGAGGAATATTTATTGCTAAATCGTAGTTTAACATTCAATAAGTAATACTATTGAAATTCGACAAGATTGGCCGCATGGATGAAAAAGAGGCATTTTGCTTTGGGAGAATTAGTTCAAATTAGAACTGAAAAAAAAAACTTTACGAGGCAAAAATGTCGGATTGAGATCGTAAAAGTTCGCTCGTCGTCTTTTGCTTTGTGATTGTTTTCATGGATACATCTTGCTGGATATTTAAATTTTAGTACTATGTATAAGATATTCTATAAATGTTTTATCACCCAAACCTGTTAGCGCCTTCTTAATTCTATTCAATCTGGCTTTTGCTCTGAGACTACTTCTTGGACTTTCACTACTTGTTAGTTATACGGAATTTGTGTAATTAGAAGTGAAATAATCCTTTCTATTAGTAATGCGAGCTCGAATTCGAGTCTAACTCCTTAACCACTCGGACATAGTGACTTATCTGACACTCATTGTAAATTAATATATATATAGGCATTTTGTTTAGTTAAAGGTACTTAAGTAATTAGTATAAACGAACCAATTTTATAATCAGGAAGTTAAGTGAATGGTAGCACATGTCGTAAAAATTGTGAATTTTTATTGAATAATATTTTAAATACAAGCCTTTCTAGACTAGGTATACTCATAAATATGAGCAAAAGGATAGAGGAGATTACATTGCATCTTCTACAAATTTATTTATTGCCCTTTACTGAAAAATTAAATAATGAGTACTAAATGATAAAAAGCGCTCAGTACAAGAAAGATTGCAAAAATATTGCATTCTTCATGAATTAAAGTTGCATATAAGGCATATTGAAAGTAATAGTACTAAAACAGCAGTTAGCGAAAATTAATAGAATTATATTCGCAAGACAATTGTGACATTAAATTAAAAAATTGTAGAATTTTTACTATCCTCTTTAACGCCATGAGCCTTTATAAAAAGGTTAAATTAGTTTTAACATTCTTTTTTTGAGTAAGAGTTTACAATTTATCAAAACCTGTGTTATTATATTCATTAGTTTCAATTTATTAGCATCTAGAGAAAAATCAATTGGCAGTTACATTGTTGGAATTTATGAAGAAAAAGAATCTACAACGGAGAATAAGTTGCTGATCGCTTTCCCTAAAATTGTATATTTTGCTGAGCTTATTTTGACATTTCGTTGAAGTTTTCTCTAATTCGCATTCATTTTAAGTAAAACAATGAGAAATAAAATTACAAAAAATACAAATTAAAATACAATTTTTAGCTATAATTATAGACGATGCCCTTGTATCCCATTCTGTCTCGCTTGCCCCTACTTTTTATCTTTTATATACCATAATGAACGCTGCCGCTACTAACCATACCCCGATTTTACATTTCGGACTCCCAAGGACGTACAAAATAGAAAACTATAGAAAAAAATAATCAGAAAATAGCATGTCATCTCTTTGTAAAACGCGTTTGCAAGAAGAAAGGAAACAATGGAGAAGAGATCATCCATTTGTATGTAAATTTTAGTAAACTTGAAGAAATCACTAACAACTTCTCTTACTTAGGGATTCTATGCAAAACCTTGTAAATCATCTGATGGAGGACTCGATTTAATGAATTGGAAGGTTGGAATTCACTGGCCGTCGTTTTACAACGTCGTGACTGGGAAAACCCTGGCGTTACCCAACTTAATCGCCTTGCAGCACATCCCCCTTTCGCCAGCTGGCGTAATAGCGAAGAGGCCCGCACCGATCGCCCTTCCCAACAGTTGCGCAGCCTGAATGGCGAATGGCGCCTGATGCGGTATTTTCTCCTTACGCATCTGTGCGGTATTTCACACCGTATGGTGCACTCTCAGTACAATCTGCTCTGATGCCGCATAGTTAAGCCAGCCCCGACACCCGCCAACACCCGCTGACGCGCCCTGACGGGCTTGTCTGCTCCCGGCATCCGCTTACAGACAAGCTGTGACCGTCTCCGGGAGCTGCATGTGTCAGAGGTTTTCACCGTCATCACCGAAACGCGCGAGACGAAAGGGCCTCGTGATACGCCTATTTTTATAGGTTAATGTCATGATAATAATGGTTTCTTAGACGTCAGGTGGCACTTTTCGGGGAAATGTGCGCGGAACCCCTATTTGTTTATTTTTCTAAATACATTCAAATATGTATCCGCTCATGAGACAATAACCCTGATAAATGCTTCAATAATATTGAAAAAGGAAGAGTATGAGTATTCAACATTTCCGTGTCGCCCTTATTCCCTTTTTTGCGGCATTTTGCCTTCCTGTTTTTGCTCACCCAGAAACGCTGGTGAAAGTAAAAGATGCTGAAGATCAGTTGGGTGCACGAGTGGGTTACATCGAACTGGATCTCAACAGCGGTAAGATCCTTGAGAGTTTTCGCCCCGAAGAACGTTTTCCAATGATGAGCACTTTTAAAGTTCTGCTATGTGGCGCGGTATTATCCCGTATTGACGCCGGGCAAGAGCAACTCGGTCGCCGCATACACTATTCTCAGAATGACTTGGTTGAGTACTCACCAGTCACAGAAAAGCATCTTACGGATGGCATGACAGTAAGAGAATTATGCAGTGCTGCCATAACCATGAGTGATAACACTGCGGCCAACTTACTTCTGACAACGATCGGAGGACCGAAGGAGCTAACCGCTTTTTTGCACAACATGGGGGATCATGTAACTCGCCTTGATCGTTGGGAACCGGAGCTGAATGAAGCCATACCAAACGACGAGCGTGACACCACGATGCCTGTAGCAATGGCAACAACGTTGCGCAAACTATTAACTGGCGAACTACTTACTCTAGCTTCCCGGCAACAATTAATAGACTGGATGGAGGCGGATAAAGTTGCAGGACCACTTCTGCGCTCGGCCCTTCCGGCTGGCTGGTTTATTGCTGATAAATCTGGAGCCGGTGAGCGTGGGTCTCGCGGTATCATTGCAGCACTGGGGCCAGATGGTAAGCCCTCCCGTATCGTAGTTATCTACACGACGGGGAGTCAGGCAACTATGGATGAACGAAATAGACAGATCGCTGAGATAGGTGCCTCACTGATTAAGCATTGGTAACTGTCAGACCAAGTTTACTCATATATACTTTAGATTGATTTAAAACTTCATTTTTAATTTAAAAGGATCTAGGTGAAGATCCTTTTTGATAATCTCATGACCAAAATCCCTTAACGTGAGTTTTCGTTCCACTGAGCGTCAGACCCCGTAGAAAAGATCAAAGGATCTTCTTGAGATCCTTTTTTTCTGCGCGTAATCTGCTGCTTGCAAACAAAAAAACCACCGCTACCAGCGGTGGTTTGTTTGCCGGATCAAGAGCTACCAACTCTTTTTCCGAAGGTAACTGGCTTCAGCAGAGCGCAGATACCAAATACTGTCCTTCTAGTGTAGCCGTAGTTAGGCCACCACTTCAAGAACTCTGTAGCACCGCCTACATACCTCGCTCTGCTAATCCTGTTACCAGTGGCTGCTGCCAGTGGCGATAAGTCGTGTCTTACCGGGTTGGACTCAAGACGATAGTTACCGGATAAGGCGCAGCGGTCGGGCTGAACGGGGGGTTCGTGCACACAGCCCAGCTTGGAGCGAACGACCTACACCGAACTGAGATACCTACAGCGTGAGCTATGAGAAAGCGCCACGCTTCCCGAAGGGAGAAAGGCGGACAGGTATCCGGTAAGCGGCAGGGTCGGAACAGGAGAGCGCACGAGGGAGCTTCCAGGGGGAAACGCCTGGTATCTTTATAGTCCTGTCGGGTTTCGCCACCTCTGACTTGAGCGTCGATTTTTGTGATGCTCGTCAGGGGGGCGGAGCCTATGGAAAAACGCCAGCAACGCGGCCTTTTTACGGTTCCTGGCCTTTTGCTGGCCTTTTGCTCACATGTTCTTTCCTGCGTTATCCCCTGATTCTGTGGATAACCGTATTACCGCCTTTGAGTGAGCTGATACCGCTCGCCGCAGCCGAACGACCGAGCGCAGCGAGTCAGTGAGCGAGGAAGCGGAAGAGCGCCCAATACGCAAACCGCCTCTCCCCGCGCGTTGGCCGATTCATTAATGCAGCTGGCACGACAGGTTTCCCGACTGGAAAGCGGGCAGTGAGCGCAACGCAATTAATGTGAGTTAGCTCACTCATTAGGCACCCCAGGCTTTACACTTTATGCTTCCGGCTCGTATGTTGTGTGGAATTGTGAGCGGATAACAATTTCACACAGGAAACAGCTATGACC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REP</text:p>
          </table:table-cell>
          <table:table-cell office:value-type="string" calcext:value-type="string">
            <text:p>clo_pREP-R</text:p>
          </table:table-cell>
          <table:table-cell office:value-type="string" calcext:value-type="string">
            <text:p>TGGTCATAGCTGTTTCCTGTGT</text:p>
          </table:table-cell>
          <table:table-cell office:value-type="float" office:value="4812" calcext:value-type="float">
            <text:p>4812</text:p>
          </table:table-cell>
          <table:table-cell office:value-type="float" office:value="59.6" calcext:value-type="float">
            <text:p>59.6</text:p>
          </table:table-cell>
          <table:table-cell office:value-type="string" calcext:value-type="string">
            <text:p>none</text:p>
          </table:table-cell>
          <table:table-cell table:number-columns-repeated="1018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serts-Nter" table:style-name="ta3">
        <office:forms form:automatic-focus="false" form:apply-design-mode="false"/>
        <table:table-column table:style-name="co11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6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9" table:default-cell-style-name="Default"/>
        <table:table-column table:style-name="co25" table:default-cell-style-name="Default"/>
        <table:table-column table:style-name="co18" table:default-cell-style-name="Default"/>
        <table:table-column table:style-name="co2" table:number-columns-repeated="1015" table:default-cell-style-name="Default"/>
        <table:table-row table:style-name="ro1">
          <table:table-cell office:value-type="string" calcext:value-type="string">
            <text:p>Gene</text:p>
          </table:table-cell>
          <table:table-cell office:value-type="string" calcext:value-type="string">
            <text:p>Primer</text:p>
          </table:table-cell>
          <table:table-cell office:value-type="string" calcext:value-type="string">
            <text:p>Sequence</text:p>
          </table:table-cell>
          <table:table-cell office:value-type="string" calcext:value-type="string">
            <text:p>Amplicon(bp)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problems</text:p>
          </table:table-cell>
          <table:table-cell office:value-type="string" calcext:value-type="string">
            <text:p>StartPos(BandSize)</text:p>
          </table:table-cell>
          <table:table-cell office:value-type="string" calcext:value-type="string">
            <text:p>Amplicon.sequence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htm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anMX6</text:p>
          </table:table-cell>
          <table:table-cell office:value-type="string" calcext:value-type="string">
            <text:p>insert-F</text:p>
          </table:table-cell>
          <table:table-cell office:value-type="string" calcext:value-type="string">
            <text:p>GAATTCGAGCTCGTTTAAAC</text:p>
          </table:table-cell>
          <table:table-cell table:number-columns-repeated="4"/>
          <table:table-cell office:value-type="string" calcext:value-type="string">
            <text:p>GAATTCGAGCTCGTTTAAACTGGATGGCGGCGTTAGTATCGAATCGACAGCAGTATAGCGACCAGCATTCACATACGATTGACGCATGATATTACTTTCTGCGCACTTAACTTCGCATCTGGGCAGATGATGTCGAGGCGAAAAAAAATATAAATCACGCTAACATTTGATTAAAATAGAACAACTACAATATAAAAAAACTATACAAATGACAAGTTCTTGAAAACAAGAATCTTTTTATTGTCAGTACTGATTAGAAAAACTCATCGAGCATCAAATGAAACTGCAATTTATTCATATCAGGATTATCAATACCATATTTTTGAAAAAGCCGTTTCTGTAATGAAGGAGAAAACTCACCGAGGCAGTTCCATAGGATGGCAAGATCCTGGTATCGGTCTGCGATTCCGACTCGTCCAACATCAATACAACCTATTAATTTCCCCTCGTCAAAAATAAGGTTATCAAGTGAGAAATCACCATGAGTGACGACTGAATCCGGTGAGAATGGCAAAAGCTTATGCATTTCTTTCCAGACTTGTTCAACAGGCCAGCCATTACGCTCGTCATCAAAATCACTCGCATCAACCAAACCGTTATTCATTCGTGATTGCGCCTGAGCGAGACGAAATACGCGATCGCTGTTAAAAGGACAATTACAAACAGGAATCGAATGCAACCGGCGCAGGAACACTGCCAGCGCATCAACAATATTTTCACCTGAATCAGGATATTCTTCTAATACCTGGAATGCTGTTTTGCCGGGGATCGCAGTGGTGAGTAACCATGCATCATCAGGAGTACGGATAAAATGCTTGATGGTCGGAAGAGGCATAAATTCCGTCAGCCAGTTTAGTCTGACCATCTCATCTGTAACATCATTGGCAACGCTACCTTTGCCATGTTTCAGAAACAACTCTGGCGCATCGGGCTTCCCATACAATCGATAGATTGTCGCACCTGATTGCCCGACATTATCGCGAGCCCATTTATACCCATATAAATCAGCATCCATGTTGGAATTTAATCGCGGCCTCGAAACGTGAGTCTTTTCCTTACCCATGGTTGTTTATGTTCGGATGTGATGTGAGAACTGTATCCTAGCAAGATTTTAAAAGGAAGTATATGAAAGAAGAACCTCAGTGGCAAATCCTAACCTTTTATATTTCTCTACAGGGGCGCGGCGTGGGGACAATTCAACGCGTCTGTGAGGGGAGCGTTTCCCTGCTCGCAGGTCTGCAGCGAGGAGCCGTAATTTTTGCTTCGCGCCGTGCGGCCATCAAAATGTATGGATGCAAATGATTATACATGGGGATGTATGGGCTAAATGTACGGGCGACAGTCACATCATGCCCCTGAGCTGCGCACGTCAAGACTGTCAAGGAGGGTATTCTGGGCCTCCATGTCGCTGGCCGGGTGACCCGGCGGGGACGAGGCAAGCTAAACAGATCTGGCGCGCCTTAATTAACCCGGGGATCCG</text:p>
          </table:table-cell>
          <table:table-cell office:value-type="string" calcext:value-type="string">
            <text:p>clo-F</text:p>
          </table:table-cell>
          <table:table-cell office:value-type="string" calcext:value-type="string">
            <text:p>http://www-bcf.usc.edu/~forsburg/kanMX6.htm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anMX6</text:p>
          </table:table-cell>
          <table:table-cell office:value-type="string" calcext:value-type="string">
            <text:p>insert-R</text:p>
          </table:table-cell>
          <table:table-cell office:value-type="string" calcext:value-type="string">
            <text:p>CGGATCCCCGGGTTAATTAA</text:p>
          </table:table-cell>
          <table:table-cell office:value-type="float" office:value="1480" calcext:value-type="float">
            <text:p>1480</text:p>
          </table:table-cell>
          <table:table-cell table:number-columns-repeated="4"/>
          <table:table-cell office:value-type="string" calcext:value-type="string">
            <text:p>Bahler_KanMX6-R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KanMX6-nmt</text:p>
          </table:table-cell>
          <table:table-cell office:value-type="string" calcext:value-type="string">
            <text:p>insert-F</text:p>
          </table:table-cell>
          <table:table-cell office:value-type="string" calcext:value-type="string">
            <text:p>GAATTCGAGCTCGTTTAAAC</text:p>
          </table:table-cell>
          <table:table-cell table:number-columns-repeated="4"/>
          <table:table-cell table:style-name="ce2" office:value-type="string" calcext:value-type="string">
            <text:p>GAATTCGAGCTCGTTTAAACTGGATGGCGGCGTTAGTATCGAATCGACAGCAGTATAGCGACCAGCATTCACATACGATTGACGCATGATATTACTTTCTGCGCACTTAACTTCGCATCTGGGCAGATGATGTCGAGGCGAAAAAAAATATAAATCACGCTAACATTTGATTAAAATAGAACAACTACAATATAAAAAAACTATACAAATGACAAGTTCTTGAAAACAAGAATCTTTTTATTGTCAGTACTGATTAGAAAAACTCATCGAGCATCAAATGAAACTGCAATTTATTCATATCAGGATTATCAATACCATATTTTTGAAAAAGCCGTTTCTGTAATGAAGGAGAAAACTCACCGAGGCAGTTCCATAGGATGGCAAGATCCTGGTATCGGTCTGCGATTCCGACTCGTCCAACATCAATACAACCTATTAATTTCCCCTCGTCAAAAATAAGGTTATCAAGTGAGAAATCACCATGAGTGACGACTGAATCCGGTGAGAATGGCAAAAGCTTATGCATTTCTTTCCAGACTTGTTCAACAGGCCAGCCATTACGCTCGTCATCAAAATCACTCGCATCAACCAAACCGTTATTCATTCGTGATTGCGCCTGAGCGAGACGAAATACGCGATCGCTGTTAAAAGGACAATTACAAACAGGAATCGAATGCAACCGGCGCAGGAACACTGCCAGCGCATCAACAATATTTTCACCTGAATCAGGATATTCTTCTAATACCTGGAATGCTGTTTTGCCGGGGATCGCAGTGGTGAGTAACCATGCATCATCAGGAGTACGGATAAAATGCTTGATGGTCGGAAGAGGCATAAATTCCGTCAGCCAGTTTAGTCTGACCATCTCATCTGTAACATCATTGGCAACGCTACCTTTGCCATGTTTCAGAAACAACTCTGGCGCATCGGGCTTCCCATACAATCGATAGATTGTCGCACCTGATTGCCCGACATTATCGCGAGCCCATTTATACCCATATAAATCAGCATCCATGTTGGAATTTAATCGCGGCCTCGAAACGTGAGTCTTTTCCTTACCCATGGTTGTTTATGTTCGGATGTGATGTGAGAACTGTATCCTAGCAAGATTTTAAAAGGAAGTATATGAAAGAAGAACCTCAGTGGCAAATCCTAACCTTTTATATTTCTCTACAGGGGCGCGGCGTGGGGACAATTCAACGCGTCTGTGAGGGGAGCGTTTCCCTGCTCGCAGGTCTGCAGCGAGGAGCCGTAATTTTTGCTTCGCGCCGTGCGGCCATCAAAATGTATGGATGCAAATGATTATACATGGGGATGTATGGGCTAAATGTACGGGCGACAGTCACATCATGCCCCTGAGCTGCGCACGTCAAGACTGTCAAGGAGGGTATTCTGGGCCTCCATGTCGCTGGCCGGGTGACCCGGCGGGGACGAGGCAAGCTAAACAGATCTCGCCATAAAAGACAGAATAAGTCATCAGCGGTTGTTTCATTTCCTATATTTTTTTTTTATTTTTTTATTTTTTAATAAGGGAAAATTTAACGTCTAAGGATACAGAAGATTGTTAGCACATTAAAGTAATAAAGGCTTAAGTAGTAAGTGCCTTAGCATGTTATTGTATTTCAAAGGACATAATCTAAAATAATAACAATATCATTTCTCACAAGTTATTCAATTTTCTTTTTTTTTTCTAATAATATCAAGAATGTATTATTTGTTTGACATAAGTCAACTAATTTATTTAATATGCTGGATTAATCTTGCAGACATGTAAATTAACAAGTTTTAGTCAAATAACGTTGAAGTTTCAATGAACTCAAATAATTTCTCTTTTTTTTTATATAACCATATATGTCTAATCTGATTTATATTTTCCGCAGGATCAACTGAAGTTATGACATTTGGATTGGATCACTTATAACCTTGGTCGCCAAATAATACAAAAATCAGCGTTATAAAACAAAGAAGGTTTTTGTTAAGAAATTAATCCTCTTTCTTGATAAGAAAGTTGAACCGAAATTGCAGATACTGATATATGAAAATAATACCCACAATTTTGGGAATAGCGCAAGCCTCAATTTAAACAATAGGTGAGGACACATGATAATGACCTCAATGATTGTTAGAAGAAAAGAGCCTCATTACAAAATCGAAAAATGAATGGTTGGGTACAAGTTTCCAAAACATGGTAAAGTGGACTTTGCGTATGAGACGTAAATAGAAAAAAACACTTGTTATATGTTTTCTAGAATTATTGTTGTCTCTTTATGGTTGGATGATGCAAAATAGTAATTTCGGTTAGTTGCTGTAAAACACCACGAGACAAATAGATATGGATATTTATTAAATCAGGAAAAACGTAACTCTCGGCTACTGGATGGTTCAGTCACCCAACGATTACTGGGGAGAGAAAACAGGGCAAAAGCAAAGCTTAAAGGAATCCGATTGTCATTCGGCAATGTGCAGCGAAACTAAAAACCGGATAATGGACCTGTTAATCGAAACATTGAAGATATATAAAGGAAGAGGAATCCTGGCATATCATCAATTGAATAAGTTGAATTAATTATTTCAATCTCATTCTCACTTTCTGACTTATAGTCGCTTTGTTAAATCATG</text:p>
          </table:table-cell>
          <table:table-cell office:value-type="string" calcext:value-type="string">
            <text:p>clo-F</text:p>
          </table:table-cell>
          <table:table-cell office:value-type="string" calcext:value-type="string">
            <text:p>http://www-bcf.usc.edu/~forsburg/nmt.html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KanMX6-nmt</text:p>
          </table:table-cell>
          <table:table-cell office:value-type="string" calcext:value-type="string">
            <text:p>insert-R</text:p>
          </table:table-cell>
          <table:table-cell office:value-type="string" calcext:value-type="string">
            <text:p>CATGATTTAACAAAGCGACTATA</text:p>
          </table:table-cell>
          <table:table-cell office:value-type="float" office:value="2619" calcext:value-type="float">
            <text:p>2619</text:p>
          </table:table-cell>
          <table:table-cell table:number-columns-repeated="4"/>
          <table:table-cell office:value-type="string" calcext:value-type="string">
            <text:p>Bahler-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nMX6-nmt-3HA</text:p>
          </table:table-cell>
          <table:table-cell office:value-type="string" calcext:value-type="string">
            <text:p>insert-F</text:p>
          </table:table-cell>
          <table:table-cell office:value-type="string" calcext:value-type="string">
            <text:p>GAATTCGAGCTCGTTTAAAC</text:p>
          </table:table-cell>
          <table:table-cell table:number-columns-repeated="4"/>
          <table:table-cell table:style-name="ce2" office:value-type="string" calcext:value-type="string">
            <text:p>GAATTCGAGCTCGTTTAAACTGGATGGCGGCGTTAGTATCGAATCGACAGCAGTATAGCGACCAGCATTCACATACGATTGACGCATGATATTACTTTCTGCGCACTTAACTTCGCATCTGGGCAGATGATGTCGAGGCGAAAAAAAATATAAATCACGCTAACATTTGATTAAAATAGAACAACTACAATATAAAAAAACTATACAAATGACAAGTTCTTGAAAACAAGAATCTTTTTATTGTCAGTACTGATTAGAAAAACTCATCGAGCATCAAATGAAACTGCAATTTATTCATATCAGGATTATCAATACCATATTTTTGAAAAAGCCGTTTCTGTAATGAAGGAGAAAACTCACCGAGGCAGTTCCATAGGATGGCAAGATCCTGGTATCGGTCTGCGATTCCGACTCGTCCAACATCAATACAACCTATTAATTTCCCCTCGTCAAAAATAAGGTTATCAAGTGAGAAATCACCATGAGTGACGACTGAATCCGGTGAGAATGGCAAAAGCTTATGCATTTCTTTCCAGACTTGTTCAACAGGCCAGCCATTACGCTCGTCATCAAAATCACTCGCATCAACCAAACCGTTATTCATTCGTGATTGCGCCTGAGCGAGACGAAATACGCGATCGCTGTTAAAAGGACAATTACAAACAGGAATCGAATGCAACCGGCGCAGGAACACTGCCAGCGCATCAACAATATTTTCACCTGAATCAGGATATTCTTCTAATACCTGGAATGCTGTTTTGCCGGGGATCGCAGTGGTGAGTAACCATGCATCATCAGGAGTACGGATAAAATGCTTGATGGTCGGAAGAGGCATAAATTCCGTCAGCCAGTTTAGTCTGACCATCTCATCTGTAACATCATTGGCAACGCTACCTTTGCCATGTTTCAGAAACAACTCTGGCGCATCGGGCTTCCCATACAATCGATAGATTGTCGCACCTGATTGCCCGACATTATCGCGAGCCCATTTATACCCATATAAATCAGCATCCATGTTGGAATTTAATCGCGGCCTCGAAACGTGAGTCTTTTCCTTACCCATGGTTGTTTATGTTCGGATGTGATGTGAGAACTGTATCCTAGCAAGATTTTAAAAGGAAGTATATGAAAGAAGAACCTCAGTGGCAAATCCTAACCTTTTATATTTCTCTACAGGGGCGCGGCGTGGGGACAATTCAACGCGTCTGTGAGGGGAGCGTTTCCCTGCTCGCAGGTCTGCAGCGAGGAGCCGTAATTTTTGCTTCGCGCCGTGCGGCCATCAAAATGTATGGATGCAAATGATTATACATGGGGATGTATGGGCTAAATGTACGGGCGACAGTCACATCATGCCCCTGAGCTGCGCACGTCAAGACTGTCAAGGAGGGTATTCTGGGCCTCCATGTCGCTGGCCGGGTGACCCGGCGGGGACGAGGCAAGCTAAACAGATCTCGCCATAAAAGACAGAATAAGTCATCAGCGGTTGTTTCATTTCCTATATTTTTTTTTTATTTTTTTATTTTTTAATAAGGGAAAATTTAACGTCTAAGGATACAGAAGATTGTTAGCACATTAAAGTAATAAAGGCTTAAGTAGTAAGTGCCTTAGCATGTTATTGTATTTCAAAGGACATAATCTAAAATAATAACAATATCATTTCTCACAAGTTATTCAATTTTCTTTTTTTTTTCTAATAATATCAAGAATGTATTATTTGTTTGACATAAGTCAACTAATTTATTTAATATGCTGGATTAATCTTGCAGACATGTAAATTAACAAGTTTTAGTCAAATAACGTTGAAGTTTCAATGAACTCAAATAATTTCTCTTTTTTTTTATATAACCATATATGTCTAATCTGATTTATATTTTCCGCAGGATCAACTGAAGTTATGACATTTGGATTGGATCACTTATAACCTTGGTCGCCAAATAATACAAAAATCAGCGTTATAAAACAAAGAAGGTTTTTGTTAAGAAATTAATCCTCTTTCTTGATAAGAAAGTTGAACCGAAATTGCAGATACTGATATATGAAAATAATACCCACAATTTTGGGAATAGCGCAAGCCTCAATTTAAACAATAGGTGAGGACACATGATAATGACCTCAATGATTGTTAGAAGAAAAGAGCCTCATTACAAAATCGAAAAATGAATGGTTGGGTACAAGTTTCCAAAACATGGTAAAGTGGACTTTGCGTATGAGACGTAAATAGAAAAAAACACTTGTTATATGTTTTCTAGAATTATTGTTGTCTCTTTATGGTTGGATGATGCAAAATAGTAATTTCGGTTAGTTGCTGTAAAACACCACGAGACAAATAGATATGGATATTTATTAAATCAGGAAAAACGTAACTCTCGGCTACTGGATGGTTCAGTCACCCAACGATTACTGGGGAGAGAAAACAGGGCAAAAGCAAAGCTTAAAGGAATCCGATTGTCATTCGGCAATGTGCAGCGAAACTAAAAACCGGATAATGGACCTGTTAATCGAAACATTGAAGATATATAAAGGAAGAGGAATCCTGGCATATCATCAATTGAATAAGTTGAATTAATTATTTCAATCTCATTCTCACTTTCTGACTTATAGTCGCTTTGTTAAATCATGTCTTTAATTAACATCTTTTACCCATACGATGTTCCTGACTATGCGGGCTATCCGTATGACGTCCCGGACTATGCAGGATCCTATCCATATGACGTTCCAGATTACGCTGCTCAGTGC</text:p>
          </table:table-cell>
          <table:table-cell office:value-type="string" calcext:value-type="string">
            <text:p>clo-F</text:p>
          </table:table-cell>
          <table:table-cell office:value-type="string" calcext:value-type="string">
            <text:p>http://www-bcf.usc.edu/~forsburg/nmt3HA.htm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anMX6-nmt-3HA</text:p>
          </table:table-cell>
          <table:table-cell office:value-type="string" calcext:value-type="string">
            <text:p>insert-R</text:p>
          </table:table-cell>
          <table:table-cell office:value-type="string" calcext:value-type="string">
            <text:p>GCACTGAGCAGCGTAATCTG</text:p>
          </table:table-cell>
          <table:table-cell office:value-type="float" office:value="2736" calcext:value-type="float">
            <text:p>2736</text:p>
          </table:table-cell>
          <table:table-cell table:number-columns-repeated="4"/>
          <table:table-cell office:value-type="string" calcext:value-type="string">
            <text:p>Bahler_3HA-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nMX6-nmt-GFP</text:p>
          </table:table-cell>
          <table:table-cell office:value-type="string" calcext:value-type="string">
            <text:p>insert-F</text:p>
          </table:table-cell>
          <table:table-cell office:value-type="string" calcext:value-type="string">
            <text:p>GAATTCGAGCTCGTTTAAAC</text:p>
          </table:table-cell>
          <table:table-cell table:number-columns-repeated="4"/>
          <table:table-cell office:value-type="string" calcext:value-type="string">
            <text:p>GAATTCGAGCTCGTTTAAACTGGATGGCGGCGTTAGTATCGAATCGACAGCAGTATAGCGACCAGCATTCACATACGATTGACGCATGATATTACTTTCTGCGCACTTAACTTCGCATCTGGGCAGATGATGTCGAGGCGAAAAAAAATATAAATCACGCTAACATTTGATTAAAATAGAACAACTACAATATAAAAAAACTATACAAATGACAAGTTCTTGAAAACAAGAATCTTTTTATTGTCAGTACTGATTAGAAAAACTCATCGAGCATCAAATGAAACTGCAATTTATTCATATCAGGATTATCAATACCATATTTTTGAAAAAGCCGTTTCTGTAATGAAGGAGAAAACTCACCGAGGCAGTTCCATAGGATGGCAAGATCCTGGTATCGGTCTGCGATTCCGACTCGTCCAACATCAATACAACCTATTAATTTCCCCTCGTCAAAAATAAGGTTATCAAGTGAGAAATCACCATGAGTGACGACTGAATCCGGTGAGAATGGCAAAAGCTTATGCATTTCTTTCCAGACTTGTTCAACAGGCCAGCCATTACGCTCGTCATCAAAATCACTCGCATCAACCAAACCGTTATTCATTCGTGATTGCGCCTGAGCGAGACGAAATACGCGATCGCTGTTAAAAGGACAATTACAAACAGGAATCGAATGCAACCGGCGCAGGAACACTGCCAGCGCATCAACAATATTTTCACCTGAATCAGGATATTCTTCTAATACCTGGAATGCTGTTTTGCCGGGGATCGCAGTGGTGAGTAACCATGCATCATCAGGAGTACGGATAAAATGCTTGATGGTCGGAAGAGGCATAAATTCCGTCAGCCAGTTTAGTCTGACCATCTCATCTGTAACATCATTGGCAACGCTACCTTTGCCATGTTTCAGAAACAACTCTGGCGCATCGGGCTTCCCATACAATCGATAGATTGTCGCACCTGATTGCCCGACATTATCGCGAGCCCATTTATACCCATATAAATCAGCATCCATGTTGGAATTTAATCGCGGCCTCGAAACGTGAGTCTTTTCCTTACCCATGGTTGTTTATGTTCGGATGTGATGTGAGAACTGTATCCTAGCAAGATTTTAAAAGGAAGTATATGAAAGAAGAACCTCAGTGGCAAATCCTAACCTTTTATATTTCTCTACAGGGGCGCGGCGTGGGGACAATTCAACGCGTCTGTGAGGGGAGCGTTTCCCTGCTCGCAGGTCTGCAGCGAGGAGCCGTAATTTTTGCTTCGCGCCGTGCGGCCATCAAAATGTATGGATGCAAATGATTATACATGGGGATGTATGGGCTAAATGTACGGGCGACAGTCACATCATGCCCCTGAGCTGCGCACGTCAAGACTGTCAAGGAGGGTATTCTGGGCCTCCATGTCGCTGGCCGGGTGACCCGGCGGGGACGAGGCAAGCTAAACAGATCTCGCCATAAAAGACAGAATAAGTCATCAGCGGTTGTTTCATTTCCTATATTTTTTTTTTATTTTTTTATTTTTTAATAAGGGAAAATTTAACGTCTAAGGATACAGAAGATTGTTAGCACATTAAAGTAATAAAGGCTTAAGTAGTAAGTGCCTTAGCATGTTATTGTATTTCAAAGGACATAATCTAAAATAATAACAATATCATTTCTCACAAGTTATTCAATTTTCTTTTTTTTTTCTAATAATATCAAGAATGTATTATTTGTTTGACATAAGTCAACTAATTTATTTAATATGCTGGATTAATCTTGCAGACATGTAAATTAACAAGTTTTAGTCAAATAACGTTGAAGTTTCAATGAACTCAAATAATTTCTCTTTTTTTTTATATAACCATATATGTCTAATCTGATTTATATTTTCCGCAGGATCAACTGAAGTTATGACATTTGGATTGGATCACTTATAACCTTGGTCGCCAAATAATACAAAAATCAGCGTTATAAAACAAAGAAGGTTTTTGTTAAGAAATTAATCCTCTTTCTTGATAAGAAAGTTGAACCGAAATTGCAGATACTGATATATGAAAATAATACCCACAATTTTGGGAATAGCGCAAGCCTCAATTTAAACAATAGGTGAGGACACATGATAATGACCTCAATGATTGTTAGAAGAAAAGAGCCTCATTACAAAATCGAAAAATGAATGGTTGGGTACAAGTTTCCAAAACATGGTAAAGTGGACTTTGCGTATGAGACGTAAATAGAAAAAAACACTTGTTATATGTTTTCTAGAATTATTGTTGTCTCTTTATGGTTGGATGATGCAAAATAGTAATTTCGGTTAGTTGCTGTAAAACACCACGAGACAAATAGATATGGATATTTATTAAATCAGGAAAAACGTAACTCTCGGCTACTGGATGGTTCAGTCACCCAACGATTACTGGGGAGAGAAAACAGGGCAAAAGCAAAGCTTAAAGGAATCCGATTGTCATTCGGCAATGTGCAGCGAAACTAAAAACCGGATAATGGACCTGTTAATCGAAACATTGAAGATATATAAAGGAAGAGGAATCCTGGCATATCATCAATTGAATAAGTTGAATTAATTATTTCAATCTCATTCTCACTTTCTGACTTATAGTCGCTTTGTTAAATCATGTCTTTAATTAACAGTAAAGGAGAAGAACTTTTCACTGGAGTTGTCCCAATTCTTGTTGAATTAGATGGTGATGTTAATGGGCACAAATTTTCTGTCAGTGGAGAGGGTGAAGGTGATGCAACATACGGAAAACTTACCCTTAAATTTATTTGCACTACTGGAAAACTACCTGTTCCATGGCCAACACTTGTCACTACTTTCACTTATGGTGTTCAATGCTTTTCAAGATACCCAGATCATATGAAACGGCATGACTTTTTCAAGAGTGCCATGCCCGAAGGTTATGTACAGGAAAGAACTATATTTTTCAAAGATGACGGGAACTACAAGACACGTGCTGAAGTCAAGTTTGAAGGTGATACCCTTGTTAATAGAATCGAGTTAAAAGGTATTGATTTTAAAGAAGATGGAAACATTCTTGGACACAAATTGGAATACAACTATAACTCACACAATGTATACATCATGGCAGACAAACAAAAGAATGGAATCAAAGTTAACTTCAAAATTAGACACAACATTGAAGATGGAAGCGTTCAACTAGCAGACCATTATCAACAAAATACTCCAATTGGCGATGGCCCTGTCCTTTTACCAGACAACCATTACCTGTCCACACAATCTGCCCTTTCGAAAGATCCCAACGAAAAGAGAGACCACATGGTCCTTCTTGAGTTTGTAACAGCTGCTGGGATTACACATGGCATGGATGAACTATACAAA</text:p>
          </table:table-cell>
          <table:table-cell office:value-type="string" calcext:value-type="string">
            <text:p>clo-F</text:p>
          </table:table-cell>
          <table:table-cell office:value-type="string" calcext:value-type="string">
            <text:p>http://www-bcf.usc.edu/~forsburg/nmtGFP.htm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anMX6-nmt-GFP</text:p>
          </table:table-cell>
          <table:table-cell office:value-type="string" calcext:value-type="string">
            <text:p>insert-R</text:p>
          </table:table-cell>
          <table:table-cell table:style-name="ce4" office:value-type="string" calcext:value-type="string">
            <text:p>TTTGTATAGTTCATCCATGC</text:p>
          </table:table-cell>
          <table:table-cell office:value-type="float" office:value="3342" calcext:value-type="float">
            <text:p>3342</text:p>
          </table:table-cell>
          <table:table-cell table:number-columns-repeated="4"/>
          <table:table-cell office:value-type="string" calcext:value-type="string">
            <text:p>Bahler_GFP-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nMX6-nmt-GST</text:p>
          </table:table-cell>
          <table:table-cell office:value-type="string" calcext:value-type="string">
            <text:p>insert-F</text:p>
          </table:table-cell>
          <table:table-cell office:value-type="string" calcext:value-type="string">
            <text:p>GAATTCGAGCTCGTTTAAAC</text:p>
          </table:table-cell>
          <table:table-cell table:number-columns-repeated="4"/>
          <table:table-cell office:value-type="string" calcext:value-type="string">
            <text:p>GAATTCGAGCTCGTTTAAACTGGATGGCGGCGTTAGTATCGAATCGACAGCAGTATAGCGACCAGCATTCACATACGATTGACGCATGATATTACTTTCTGCGCACTTAACTTCGCATCTGGGCAGATGATGTCGAGGCGAAAAAAAATATAAATCACGCTAACATTTGATTAAAATAGAACAACTACAATATAAAAAAACTATACAAATGACAAGTTCTTGAAAACAAGAATCTTTTTATTGTCAGTACTGATTAGAAAAACTCATCGAGCATCAAATGAAACTGCAATTTATTCATATCAGGATTATCAATACCATATTTTTGAAAAAGCCGTTTCTGTAATGAAGGAGAAAACTCACCGAGGCAGTTCCATAGGATGGCAAGATCCTGGTATCGGTCTGCGATTCCGACTCGTCCAACATCAATACAACCTATTAATTTCCCCTCGTCAAAAATAAGGTTATCAAGTGAGAAATCACCATGAGTGACGACTGAATCCGGTGAGAATGGCAAAAGCTTATGCATTTCTTTCCAGACTTGTTCAACAGGCCAGCCATTACGCTCGTCATCAAAATCACTCGCATCAACCAAACCGTTATTCATTCGTGATTGCGCCTGAGCGAGACGAAATACGCGATCGCTGTTAAAAGGACAATTACAAACAGGAATCGAATGCAACCGGCGCAGGAACACTGCCAGCGCATCAACAATATTTTCACCTGAATCAGGATATTCTTCTAATACCTGGAATGCTGTTTTGCCGGGGATCGCAGTGGTGAGTAACCATGCATCATCAGGAGTACGGATAAAATGCTTGATGGTCGGAAGAGGCATAAATTCCGTCAGCCAGTTTAGTCTGACCATCTCATCTGTAACATCATTGGCAACGCTACCTTTGCCATGTTTCAGAAACAACTCTGGCGCATCGGGCTTCCCATACAATCGATAGATTGTCGCACCTGATTGCCCGACATTATCGCGAGCCCATTTATACCCATATAAATCAGCATCCATGTTGGAATTTAATCGCGGCCTCGAAACGTGAGTCTTTTCCTTACCCATGGTTGTTTATGTTCGGATGTGATGTGAGAACTGTATCCTAGCAAGATTTTAAAAGGAAGTATATGAAAGAAGAACCTCAGTGGCAAATCCTAACCTTTTATATTTCTCTACAGGGGCGCGGCGTGGGGACAATTCAACGCGTCTGTGAGGGGAGCGTTTCCCTGCTCGCAGGTCTGCAGCGAGGAGCCGTAATTTTTGCTTCGCGCCGTGCGGCCATCAAAATGTATGGATGCAAATGATTATACATGGGGATGTATGGGCTAAATGTACGGGCGACAGTCACATCATGCCCCTGAGCTGCGCACGTCAAGACTGTCAAGGAGGGTATTCTGGGCCTCCATGTCGCTGGCCGGGTGACCCGGCGGGGACGAGGCAAGCTAAACAGATCTCGCCATAAAAGACAGAATAAGTCATCAGCGGTTGTTTCATTTCCTATATTTTTTTTTTATTTTTTTATTTTTTAATAAGGGAAAATTTAACGTCTAAGGATACAGAAGATTGTTAGCACATTAAAGTAATAAAGGCTTAAGTAGTAAGTGCCTTAGCATGTTATTGTATTTCAAAGGACATAATCTAAAATAATAACAATATCATTTCTCACAAGTTATTCAATTTTCTTTTTTTTTTCTAATAATATCAAGAATGTATTATTTGTTTGACATAAGTCAACTAATTTATTTAATATGCTGGATTAATCTTGCAGACATGTAAATTAACAAGTTTTAGTCAAATAACGTTGAAGTTTCAATGAACTCAAATAATTTCTCTTTTTTTTTATATAACCATATATGTCTAATCTGATTTATATTTTCCGCAGGATCAACTGAAGTTATGACATTTGGATTGGATCACTTATAACCTTGGTCGCCAAATAATACAAAAATCAGCGTTATAAAACAAAGAAGGTTTTTGTTAAGAAATTAATCCTCTTTCTTGATAAGAAAGTTGAACCGAAATTGCAGATACTGATATATGAAAATAATACCCACAATTTTGGGAATAGCGCAAGCCTCAATTTAAACAATAGGTGAGGACACATGATAATGACCTCAATGATTGTTAGAAGAAAAGAGCCTCATTACAAAATCGAAAAATGAATGGTTGGGTACAAGTTTCCAAAACATGGTAAAGTGGACTTTGCGTATGAGACGTAAATAGAAAAAAACACTTGTTATATGTTTTCTAGAATTATTGTTGTCTCTTTATGGTTGGATGATGCAAAATAGTAATTTCGGTTAGTTGCTGTAAAACACCACGAGACAAATAGATATGGATATTTATTAAATCAGGAAAAACGTAACTCTCGGCTACTGGATGGTTCAGTCACCCAACGATTACTGGGGAGAGAAAACAGGGCAAAAGCAAAGCTTAAAGGAATCCGATTGTCATTCGGCAATGTGCAGCGAAACTAAAAACCGGATAATGGACCTGTTAATCGAAACATTGAAGATATATAAAGGAAGAGGAATCCTGGCATATCATCAATTGAATAAGTTGAATTAATTATTTCAATCTCATTCTCACTTTCTGACTTATAGTCGCTTTGTTAAATCATGTCTTTAATTAATATGTCCCCTATACTAGGTTATTGGAAAATTAAGGGCCTTGTGCAACCCACTCGACTTCTTTTGGAATATCTTGAAGAAAAATATGAAGAGCATTTGTATGAGCGCGATGAAGGTGATAAATGGCGAAACAAAAAGTTTGAATTGGGTTTGGAGTTTCCCAATCTTCCTTATTATATTGATGGTGATGTTAAATTAACACAGTCTATGGCCATCATACGTTATATAGCTGACAAGCACAACATGTTGGGTGGTTGTCCAAAAGAGCGTGCAGAGATTTCAATGCTTGAAGGAGCGGTTTTGGATATTAGATACGGTGTTTCGAGAATTGCATATAGTAAAGACTTTGAAACTCTCAAAGTTGATTTTCTTAGCAAGCTACCTGAAATGCTGAAAATGTTCGAAGATCGTTTATGTCATAAAACATATTTAAATGGTGATCATGTAACCCATCCTGACTTCATGTTGTATGACGCTCTTGATGTTGTTTTATACATGGACCCAATGTGCCTGGATGCGTTCCCAAAATTAGTTTGTTTTAAAAAACGTATTGAAGCTATCCCACAAATTGATAAGTACTTGAAATCCAGCAAGTATATAGCATGGCCTTTGCAGGGCTGGCAAGCCACGTTTGGTGGTGGCGACCATCCTCCAAAATCGGATCTGGTTCCGCGT</text:p>
          </table:table-cell>
          <table:table-cell office:value-type="string" calcext:value-type="string">
            <text:p>clo-F</text:p>
          </table:table-cell>
          <table:table-cell office:value-type="string" calcext:value-type="string">
            <text:p>http://www-bcf.usc.edu/~forsburg/nmtGST.htm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anMX6-nmt-GST</text:p>
          </table:table-cell>
          <table:table-cell office:value-type="string" calcext:value-type="string">
            <text:p>insert-R</text:p>
          </table:table-cell>
          <table:table-cell table:style-name="ce4" office:value-type="string" calcext:value-type="string">
            <text:p>ACGCGGAACCAGATCCGATT</text:p>
          </table:table-cell>
          <table:table-cell office:value-type="float" office:value="3303" calcext:value-type="float">
            <text:p>3303</text:p>
          </table:table-cell>
          <table:table-cell table:number-columns-repeated="4"/>
          <table:table-cell office:value-type="string" calcext:value-type="string">
            <text:p>Bahler_GST-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nMX6-nmt-3PK-3mAID</text:p>
          </table:table-cell>
          <table:table-cell office:value-type="string" calcext:value-type="string">
            <text:p>insert-F</text:p>
          </table:table-cell>
          <table:table-cell office:value-type="string" calcext:value-type="string">
            <text:p>GAATTCGAGCTCGTTTAAAC</text:p>
          </table:table-cell>
          <table:table-cell table:number-columns-repeated="4"/>
          <table:table-cell office:value-type="string" calcext:value-type="string">
            <text:p>GAATTCGAGCTCGTTTAAACTGGATGGCGGCGTTAGTATCGAATCGACAGCAGTATAGCGACCAGCATTCACATACGATTGACGCATGATATTACTTTCTGCGCACTTAACTTCGCATCTGGGCAGATGATGTCGAGGCGAAAAAAAATATAAATCACGCTAACATTTGATTAAAATAGAACAACTACAATATAAAAAAACTATACAAATGACAAGTTCTTGAAAACAAGAATCTTTTTATTGTCAGTACTGATTAGAAAAACTCATCGAGCATCAAATGAAACTGCAATTTATTCATATCAGGATTATCAATACCATATTTTTGAAAAAGCCGTTTCTGTAATGAAGGAGAAAACTCACCGAGGCAGTTCCATAGGATGGCAAGATCCTGGTATCGGTCTGCGATTCCGACTCGTCCAACATCAATACAACCTATTAATTTCCCCTCGTCAAAAATAAGGTTATCAAGTGAGAAATCACCATGAGTGACGACTGAATCCGGTGAGAATGGCAAAAGCTTATGCATTTCTTTCCAGACTTGTTCAACAGGCCAGCCATTACGCTCGTCATCAAAATCACTCGCATCAACCAAACCGTTATTCATTCGTGATTGCGCCTGAGCGAGACGAAATACGCGATCGCTGTTAAAAGGACAATTACAAACAGGAATCGAATGCAACCGGCGCAGGAACACTGCCAGCGCATCAACAATATTTTCACCTGAATCAGGATATTCTTCTAATACCTGGAATGCTGTTTTGCCGGGGATCGCAGTGGTGAGTAACCATGCATCATCAGGAGTACGGATAAAATGCTTGATGGTCGGAAGAGGCATAAATTCCGTCAGCCAGTTTAGTCTGACCATCTCATCTGTAACATCATTGGCAACGCTACCTTTGCCATGTTTCAGAAACAACTCTGGCGCATCGGGCTTCCCATACAATCGATAGATTGTCGCACCTGATTGCCCGACATTATCGCGAGCCCATTTATACCCATATAAATCAGCATCCATGTTGGAATTTAATCGCGGCCTCGAAACGTGAGTCTTTTCCTTACCCATGGTTGTTTATGTTCGGATGTGATGTGAGAACTGTATCCTAGCAAGATTTTAAAAGGAAGTATATGAAAGAAGAACCTCAGTGGCAAATCCTAACCTTTTATATTTCTCTACAGGGGCGCGGCGTGGGGACAATTCAACGCGTCTGTGAGGGGAGCGTTTCCCTGCTCGCAGGTCTGCAGCGAGGAGCCGTAATTTTTGCTTCGCGCCGTGCGGCCATCAAAATGTATGGATGCAAATGATTATACATGGGGATGTATGGGCTAAATGTACGGGCGACAGTCACATCATGCCCCTGAGCTGCGCACGTCAAGACTGTCAAGGAGGGTATTCTGGGCCTCCATGTCGCTGGCCGGGTGACCCGGCGGGGACGAGGCAAGCTAAACAGATCTCGCCATAAAAGACAGAATAAGTCATCAGCGGTTGTTTCATTTCCTATATTTTTTTTTTATTTTTTTATTTTTTAATAAGGGAAAATTTAACGTCTAAGGATACAGAAGATTGTTAGCACATTAAAGTAATAAAGGCTTAAGTAGTAAGTGCCTTAGCATGTTATTGTATTTCAAAGGACATAATCTAAAATAATAACAATATCATTTCTCACAAGTTATTCAATTTTCTTTTTTTTTTCTAATAATATCAAGAATGTATTATTTGTTTGACATAAGTCAACTAATTTATTTAATATGCTGGATTAATCTTGCAGACATGTAAATTAACAAGTTTTAGTCAAATAACGTTGAAGTTTCAATGAACTCAAATAATTTCTCTTTTTTTTTATATAACCATATATGTCTAATCTGATTTATATTTTCCGCAGGATCAACTGAAGTTATGACATTTGGATTGGATCACTTATAACCTTGGTCGCCAAATAATACAAAAATCAGCGTTATAAAACAAAGAAGGTTTTTGTTAAGAAATTAATCCTCTTTCTTGATAAGAAAGTTGAACCGAAATTGCAGATACTGATATATGAAAATAATACCCACAATTTTGGGAATAGCGCAAGCCTCAATTTAAACAATAGGTGAGGACACATGATAATGACCTCAATGATTGTTAGAAGAAAAGAGCCTCATTACAAAATCGAAAAATGAATGGTTGGGTACAAGTTTCCAAAACATGGTAAAGTGGACTTTGCGTATGAGACGTAAATAGAAAAAAACACTTGTTATATGTTTTCTAGAATTATTGTTGTCTCTTTATGGTTGGATGATGCAAAATAGTAATTTCGGTTAGTTGCTGTAAAACACCACGAGACAAATAGATATGGATATTTATTAAATCAGGAAAAACGTAACTCTCGGCTACTGGATGGTTCAGTCACCCAACGATTACTGGGGAGAGAAAACAGGGCAAAAGCAAAGCTTAAAGGAATCCGATTGTCATTCGGCAATGTGCAGCGAAACTAAAAACCGGATAATGGACCTGTTAATCGAAACATTGAAGATATATAAAGGAAGAGGAATCCTGGCATATCATCAATTGAATAAGTTGAATTAATTATTTCAATCTCATTCTCACTTTCTGACTTATAGTCGCTTTGTTAAATCATGGGTGCCGGTTCTGGTTCTATCCCAAACCCATTGTTGGGTTTGGACTCTATCCCAAACCCATTGTTGGGTTTGGACTCTATCCCAAACCCATTGTTGGGTTTGGACGGTGCTGGTGCTGGTGCTGGTGCCGGTAAAGAAAAGAGTGCTTGCCCAAAAGACCCTGCTAAACCTCCTGCCAAGGCTCAAGTTGTAGGATGGCCACCTGTTAGATCATACAGAAAGAATGTCATGGTTTCTTGTCAAAAGTCTTCAGGTGGACCAGAAGCTGCAGCCTTTGTTAAAGTATCTATGGATGGTGCCCCATATTTGAGAAAGATTGACTTAAGGATGTACAAGGGTGCTGGAGCAGGCGCCAAAGAAAAATCTGCCTGTCCAAAAGATCCTGCAAAGCCACCTGCTAAAGCACAAGTCGTGGGTTGGCCTCCTGTTAGAAGTTATAGAAAGAATGTGATGGTTTCTTGCCAAAAATCTAGTGGCGGTCCTGAAGCCGCAGCCTTCGTCAAAGTATCTATGGACGGCGCTCCTTATTTGCGTAAGATAGACTTGCGTATGTATAAAGGTGCCGGAGCTGGCGCAGGTGCTAAGGAAAAATCTGCGTGTCCAAAGGACCCTGCAAAACCACCAGCCAAGGCACAAGTTGTAGGTTGGCCCCCTGTAAGATCCTATAGAAAGAATGTTATGGTTTCTTGCCAAAAATCTTCTGGAGGCCCTGAAGCAGCTGCATTTGTTAAAGTTAGTATGGACGGTGCTCCTTACTTGAGAAAAATAGACTTGAGAATGTATAAGGGGGGAGGCGGGGGTGGA</text:p>
          </table:table-cell>
          <table:table-cell office:value-type="string" calcext:value-type="string">
            <text:p>clo-F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nMX6-nmt-3PK-3mAID</text:p>
          </table:table-cell>
          <table:table-cell office:value-type="string" calcext:value-type="string">
            <text:p>insert-R</text:p>
          </table:table-cell>
          <table:table-cell office:value-type="string" calcext:value-type="string">
            <text:p>TCCACCCCCGCCTCCCCCCT</text:p>
          </table:table-cell>
          <table:table-cell office:value-type="float" office:value="3423" calcext:value-type="float">
            <text:p>3423</text:p>
          </table:table-cell>
          <table:table-cell table:number-columns-repeated="4"/>
          <table:table-cell office:value-type="string" calcext:value-type="string">
            <text:p>clo-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nMX6-urg1</text:p>
          </table:table-cell>
          <table:table-cell office:value-type="string" calcext:value-type="string">
            <text:p>insert-F</text:p>
          </table:table-cell>
          <table:table-cell office:value-type="string" calcext:value-type="string">
            <text:p>GAATTCGAGCTCGTTTAAAC</text:p>
          </table:table-cell>
          <table:table-cell table:number-columns-repeated="4"/>
          <table:table-cell table:style-name="ce5" office:value-type="string" calcext:value-type="string">
            <text:p>GAATTCGAGCTCGTTTAAACTGGATGGCGGCGTTAGTATCGAATCGACAGCAGTATAGCGACCAGCATTCACATACGATTGACGCATGATATTACTTTCTGCGCACTTAACTTCGCATCTGGGCAGATGATGTCGAGGCGAAAAAAAATATAAATCACGCTAACATTTGATTAAAATAGAACAACTACAATATAAAAAAACTATACAAATGACAAGTTCTTGAAAACAAGAATCTTTTTATTGTCAGTACTGATTAGAAAAACTCATCGAGCATCAAATGAAACTGCAATTTATTCATATCAGGATTATCAATACCATATTTTTGAAAAAGCCGTTTCTGTAATGAAGGAGAAAACTCACCGAGGCAGTTCCATAGGATGGCAAGATCCTGGTATCGGTCTGCGATTCCGACTCGTCCAACATCAATACAACCTATTAATTTCCCCTCGTCAAAAATAAGGTTATCAAGTGAGAAATCACCATGAGTGACGACTGAATCCGGTGAGAATGGCAAAAGCTTATGCATTTCTTTCCAGACTTGTTCAACAGGCCAGCCATTACGCTCGTCATCAAAATCACTCGCATCAACCAAACCGTTATTCATTCGTGATTGCGCCTGAGCGAGACGAAATACGCGATCGCTGTTAAAAGGACAATTACAAACAGGAATCGAATGCAACCGGCGCAGGAACACTGCCAGCGCATCAACAATATTTTCACCTGAATCAGGATATTCTTCTAATACCTGGAATGCTGTTTTGCCGGGGATCGCAGTGGTGAGTAACCATGCATCATCAGGAGTACGGATAAAATGCTTGATGGTCGGAAGAGGCATAAATTCCGTCAGCCAGTTTAGTCTGACCATCTCATCTGTAACATCATTGGCAACGCTACCTTTGCCATGTTTCAGAAACAACTCTGGCGCATCGGGCTTCCCATACAATCGATAGATTGTCGCACCTGATTGCCCGACATTATCGCGAGCCCATTTATACCCATATAAATCAGCATCCATGTTGGAATTTAATCGCGGCCTCGAAACGTGAGTCTTTTCCTTACCCATGGTTGTTTATGTTCGGATGTGATGTGAGAACTGTATCCTAGCAAGATTTTAAAAGGAAGTATATGAAAGAAGAACCTCAGTGGCAAATCCTAACCTTTTATATTTCTCTACAGGGGCGCGGCGTGGGGACAATTCAACGCGTCTGTGAGGGGAGCGTTTCCCTGCTCGCAGGTCTGCAGCGAGGAGCCGTAATTTTTGCTTCGCGCCGTGCGGCCATCAAAATGTATGGATGCAAATGATTATACATGGGGATGTATGGGCTAAATGTACGGGCGACAGTCACATCATGCCCCTGAGCTGCGCACGTCAAGACTGTCAAGGAGGGTATTCTGGGCCTCCATGTCGCTGGCCGGGTGACCCGGCGGGGACGAGGCAAGCTAAACAGATCTCGATTAGCGTGACACGGATTATTATTTTTATATCCTACGTAAAAAAGAATTTCGAACTAGAATGTGTGGCAAACGCCTTCACTACTGACTATTACGAATTGTATAAATACAAAGCCGTGGAAATAGAAACCATCTTTTCGATCGTTCTTTGAATACTTGTAAGAATGATGTTCTATTCTTTTCCTGTAAATGGGAATATTTGCTTACTGACATCAACCAATTCCAATTGTTTACATTACAAAAAAATTTTTTTTCTTCTAAACAATGACTTGCGTCGGCTATTGCCCGCGGTAGCGCCGCTCGAGAACATGCGTGCACGACCCTTCCCCGCGACTTCGTAAGGTCTAAGAAGGCGCAACGATGTAAACAAGGTATTGTTTTCGGTTCGCTGACGAGGAAGTGCCCGCGGCAAGTCCGCGTGGTATCTGGTATCATGCGAGCTAGCGCTTTCATTGATAGTATCTGGAAGGCTATAAATAAGGGAGGAAATCCATACGGTTCAACATCAATTGCAAAGGTTTCATTCATTACTTTAGCTGCCTTACTCAATTCACTTTGTTTAAAGGCTAATTTTGTGAAACGAATTTCTTTCTACCCATTGAACATTCGTTTGTCATTTTTCTTGTTGTTTTACTTATCCGTTTTCTTCAATTACTAAATTAGAACTAATTCAATATGCTTGCCACTGAACAAAGGTTAATTAACCCGGGGATCCG</text:p>
          </table:table-cell>
          <table:table-cell office:value-type="string" calcext:value-type="string">
            <text:p>clo-F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nMX6-urg1</text:p>
          </table:table-cell>
          <table:table-cell office:value-type="string" calcext:value-type="string">
            <text:p>insert-R</text:p>
          </table:table-cell>
          <table:table-cell office:value-type="string" calcext:value-type="string">
            <text:p>CGGATCCCCGGGTTAATTAA</text:p>
          </table:table-cell>
          <table:table-cell office:value-type="float" office:value="2168" calcext:value-type="float">
            <text:p>2168</text:p>
          </table:table-cell>
          <table:table-cell table:number-columns-repeated="4"/>
          <table:table-cell office:value-type="string" calcext:value-type="string">
            <text:p>Bahler_KanMX6-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EU2-nmt-NTAP</text:p>
          </table:table-cell>
          <table:table-cell office:value-type="string" calcext:value-type="string">
            <text:p>insert-F</text:p>
          </table:table-cell>
          <table:table-cell office:value-type="string" calcext:value-type="string">
            <text:p>ACGCCAAGCTTTACGTCGTA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2"/>
          <table:table-cell table:style-name="ce5" office:value-type="string" calcext:value-type="string">
            <text:p>ACGCCAAGCTTTACGTCGTAAGGCCGTTTCTGACAGAGTAAAATTCTTGAGGGAACTTTCACCATTATGGGAAATGGTTCAAGAAGGTATTGACTTAAACTCCATCAAATGGTCAGGTCATTGAGTGTTTTTTATTTGTTGTATTTTTTTTTTTTTAGAGAAAATCCTCCAATATCAAATTAGGAATCGTAGTTTCATGATTTTCTGTTACACCTAACTTTTTGTGTGGTGCCCTCCTCCTTGTCAATATTAATGTTAAAGTGCAATTCTTTTTCCTTATCACGTTGAGCCATTAGTATCAATTTGCTTACCTGTATTCCTTTACTATCCTCCTTTTTCTCCTTCTTGATAAATGTATGTAGATTGCGTATATAGTTTCGTCTACCCTATGAACATATTCCATTTTGTAATTTCGTGTCGTTTCTATTATGAATTTCATTTATAAAGTTTATGTACAAATATCATAAAAAAAGAGAATCTTTTTAAGCAAGGATTTTCTTAACTTCTTCGGCGACAGCATCACCGACTTCGGTGGTACTGTTGGAACCACCTAAATCACCAGTTCTGATACCTGCATCCAAAACCTTTTTAACTGCATCTTCAATGGCCTTACCTTCTTCAGGCAAGTTCAATGACAATTTCAACATCATTGCAGCAGACAAGATAGTGGCGATAGGGTCAACCTTATTCTTTGGCAAATCTGGAGCAGAACCGTGGCATGGTTCGTACAAACCAAATGCGGTGTTCTTGTCTGGCAAAGAGGCCAAGGACGCAGATGGCAACAAACCCAAGGAACCTGGGATAACGGAGGCTTCATCGGAGATGATATCACCAAACATGTTGCTGGTGATTATAATACCATTTAGGTGGGTTGGGTTCTTAACTAGGATCATGGCGGCAGAATCAATCAATTGATGTTGAACCTTCAATGTAGGGTATTCGTTCTTGATGGTTTCCTCCACAGTTTTTCTCCATAATCTTGAAGAGGCCAAAACATTAGCTTTATCCAAGGACCAAATAGGCAATGGTGGCTCATGTTGTAGGGCCATGAAAGCGGCCATTCTTGTGATTCTTTGCACTTCTGGAACGGTGTATTGTTCACTATCCCAAGCGACACCATCACCATCGTCTTCCTTTCTCTTACCAAAGTAAATACCTCCCACTAATTCTCTGACAACAACGAAGTCAGTACCTTTAGCAAATTGTGGCTTGATTGGAGATAAGTCTAAAAGAGAGTCGGATGCAAAGTTACATGGTCTTAAGTTGGCGTACAATTGAAGTTCTTTACGGATTTTTAGTAAACCTTGTTCAGGTCTAACACTACCGGTACCCCATTTAGGACCACCCACAGCACCTAACAAAACGGCATCAACCTTCTTGGAGGCTTCCAGCGCCTCATCTGGAAGTGGGACACCTGTAGCATCGATAGCAGCACCACCAATTAAATGATTTTCGAAATCGAACTTGACATTGGAACGAACATCAGAAATAGCTTTAAGAACCTTAATGGCTTCGGCTGTGATTTCTTGACCAACGTGGTCACCTGGCAAAACGACGATCTTCTTAGGGGCAGACATTAGAATGGTATATCCTTGAAATATATATATATATTGCTGAAATGTAAAAGGTAAGAAAAGTTAGAAAGTAAGACGATTGCTAACCACCTATTGGAAAAAACAATAGGTCCTTAAATAATATTGTCAACTTCAAGTATTGTGATGCAAGCATTTAGTCATGAACGCTTCTCTATTCTATATGAAAAGCCGGTTCCGGCCTCTCACCTTTCCTTTTTCTCCCAATTTTTCAGTTGAAAAAGGTATATGCGTCAGGCGACCTCTGAAATTAACAAAAAATTTCCAGTCATCGAATTTGATTCTGTGCGATAGCGCCCCTGTGTGTTCTCGTTATGTTGAGGAAAAAAATAATGGTTGCTAAGAGATTCGAACTCTTGCATCTTACGATACCTGAGTATTCCCACAGTTAACTGCGGTCAAGATATTTCTTGAATCAGGCGCCTTAGACCGCTCGGCCAAACAACCAATTACTTGTTGAGAAATAGAGTATAATTATCCTATAAATATAACGTTTTTGAACACACATGAACAAGGAAGTACAGGACAATTGATTTTGAAGAGAATGTGGATTTTGATGTAATTGTTGGGATTCCATTTTTAATAAGGCAATAATATTAGGTATGTGGATATACTAGAAGTTCTCCTCGAGAAGCTTGCATGCCTGCAGGTCGAGTCAGAAAATTATCGCCATAAAAGACAGAATAAGTCATCAGCGGTTGTTTCATTTCCTATATTTTTTTTTTATTTTTTTATTTTTTAATAAGGGAAAATTTAACGTCTAAGGATACAGAAGATTGTTAGCACATTAAAGTAATAAAGGCTTAAGTAGTAAGTGCCTTAGCATGTTATTGTATTTCAAAGGACATAATCTAAAATAATAACAATATCATTTCTCACAAGTTATTCAATTTTCTTTTTTTTTTCTAATAATATCAAGAATGTATTATTTGTTTGACATAAGTCAACTAATTTATTTAATATGCTGGATTAATCTTGCAGACATGTAAATTAACAGTTTTAGTCAAATAACGTTGAAGTTTCAATGAACTCAAATAATTTCTCTTTTTTTTTATATAACATGTCTAATCTGATTTATATTTTCCGCAGGATCAACTGAAGTTATGACATTTGGATTGGATCACTTATAACCTTGGTCGCCAAATAATACAAAAATCAGCGTTATAAAACAAAGAGGTTTTTGTTAAGAAATTAATCCTCTTTCTTGATAAGAAAGTTGAACCGAAATTGCAGATACTGATATATGAAAATAATACCCACAATTTTGGGAATAGCGCAAGCCTCAATTTAAACAATAGGTGAGGACACATGATAATGACCTCAATGATTGTTAGAAGAAAAGAGCCTCATTACAAAATCGAAAAATGAATGGTTGGGTACAAGTTTCCAAAACATGGTAAAGTGGACTTTGCGTATGAGACGTAAATAGAAAAAAACACTTGTTATATGTTTTCTAGAATTATTGTTGTCTCTTTATGGTTGGATGATGCAAAATAGTAATTTCGGTTAGTTGCTGTAAAACACCACGAGACAAATAGATATGGATATTTATTAAATCAGGAAAAACGTAACTCTCGGCTACTGGATGGTTCAGTCACCCAACGATTACTGGGGAGAGAAAACAGGGCAAAAGCATAGCTTAAAGGAATCCGATTGTCATTCGGCAATGTGCAGCGAAACTAAAAACCGGATAATGGACCTGTTAATCGAAACAATTGAAGATATATAAAGGAAGAGGAATCCTGGCATATCATCAATTGAATAAGTTGAATTAATTATTTCAATCTCATTCTCACTTTCTGACTTATAGTCGCTTTGTTAACATATTAATTAATGAAAGCTGATGCGCAACAAAATAACTTCAACAAAGATCAACAAAGCGCCTTCTATGAAATCTTGAACATGCCTAACTTAAACGAAGCGCAACGTAACGGCTTCATTCAAAGTCTTAAAGACGACCCAAGCCAAAGCACTAACGTTTTAGGTGAAGCTAAAAAATTAAACGAATCTCAAGCACCGAAAGCTGATAACAATTTCAACAAAGAACAACAAAATGCTTTCTATGAAATCTTGAATATGCCTAACTTAAACGAAGAACAACGCAATGGTTTCATCCAAAGCTTAAAAGATGACCCAAGCCAAAGTGCTAACCTATTGTCAGAAGCTAAAAAGTTAAATGAATCTCAAGCACCGAAAGCGGATAACAAATTCAACAAAGAATCTAGTACCCCAACTACTGCTTCTGAAAATCTATATTTTCAAGGTGAACTAAAAACTGCTGCTTTGGCTCAACATGCGCTCGAGAAGATGAAGCGACGATGGAAAAAGAATTTCATAGCCGTCTCAGCAGCCAACCGCTTTAAGAAAATCTCATCCTCCGGGGCACTTGATTATGGCGCGCCCCATATG</text:p>
          </table:table-cell>
          <table:table-cell office:value-type="string" calcext:value-type="string">
            <text:p>clo_leuNTAP-F</text:p>
          </table:table-cell>
          <table:table-cell office:value-type="string" calcext:value-type="string">
            <text:p>https://medschool.vanderbilt.edu/gould-lab/tap-tag-inform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EU2-nmt-NTAP</text:p>
          </table:table-cell>
          <table:table-cell office:value-type="string" calcext:value-type="string">
            <text:p>insert-R</text:p>
          </table:table-cell>
          <table:table-cell office:value-type="string" calcext:value-type="string">
            <text:p>CATATGGGGCGCGCCATAAT</text:p>
          </table:table-cell>
          <table:table-cell office:value-type="float" office:value="4001" calcext:value-type="float">
            <text:p>4001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high similarity to self</text:p>
          </table:table-cell>
          <table:table-cell table:number-columns-repeated="2"/>
          <table:table-cell office:value-type="string" calcext:value-type="string">
            <text:p>clo_leuNTAP-R</text:p>
          </table:table-cell>
          <table:table-cell table:number-columns-repeated="1015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serts-Cter" table:style-name="ta4">
        <table:table-column table:style-name="co9" table:default-cell-style-name="Default"/>
        <table:table-column table:style-name="co2" table:default-cell-style-name="Default"/>
        <table:table-column table:style-name="co26" table:default-cell-style-name="Default"/>
        <table:table-column table:style-name="co6" table:default-cell-style-name="Default"/>
        <table:table-column table:style-name="co2" table:number-columns-repeated="2" table:default-cell-style-name="Default"/>
        <table:table-column table:style-name="co9" table:default-cell-style-name="Default"/>
        <table:table-column table:style-name="co8" table:default-cell-style-name="Default"/>
        <table:table-column table:style-name="co18" table:default-cell-style-name="Default"/>
        <table:table-column table:style-name="co2" table:number-columns-repeated="1015" table:default-cell-style-name="Default"/>
        <table:table-row table:style-name="ro1">
          <table:table-cell office:value-type="string" calcext:value-type="string">
            <text:p>Gene</text:p>
          </table:table-cell>
          <table:table-cell office:value-type="string" calcext:value-type="string">
            <text:p>Primer</text:p>
          </table:table-cell>
          <table:table-cell office:value-type="string" calcext:value-type="string">
            <text:p>Sequence</text:p>
          </table:table-cell>
          <table:table-cell office:value-type="string" calcext:value-type="string">
            <text:p>Amplicon(bp)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problems</text:p>
          </table:table-cell>
          <table:table-cell office:value-type="string" calcext:value-type="string">
            <text:p>StartPos(BandSize)</text:p>
          </table:table-cell>
          <table:table-cell office:value-type="string" calcext:value-type="string">
            <text:p>Amplicon.sequence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htm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3HA-KanMX6</text:p>
          </table:table-cell>
          <table:table-cell office:value-type="string" calcext:value-type="string">
            <text:p>insert-F</text:p>
          </table:table-cell>
          <table:table-cell office:value-type="string" calcext:value-type="string">
            <text:p>CGGATCCCCGGGTTAATTAA</text:p>
          </table:table-cell>
          <table:table-cell table:number-columns-repeated="4"/>
          <table:table-cell office:value-type="string" calcext:value-type="string">
            <text:p>CGGATCCCCGGGTTAATTAACATCTTTTACCCATACGATGTTCCTGACTATGCGGGCTATCCGTATGACGTCCCGGACTATGCAGGATCCTATCCATATGACGTTCCAGATTACGCTGCTCAGTGCTGAGGCGCGCCACTTCTAAATAAGCGAATTTCTTATGATTTATGATTTTTATTATTAAATAAGTTATAAAAAAAATAAGTGTATACAAATTTTAAAGTGACTCTTAGGTTTTAAAACGAAAATTCTTATTCTTGAGTAACTCTTTCCTGTAGGTCAGGTTGCTTTCTCAGGTATAGTATGAGGTCGCTCTTATTGACCACACCTCTACCGGCAGATCCGCTAGGGATAACAGGGTAATATAGATCTGTTTAGCTTGCCTCGTCCCCGCCGGGTCACCCGGCCAGCGACATGGAGGCCCAGAATACCCTCCTTGACAGTCTTGACGTGCGCAGCTCAGGGGCATGATGTGACTGTCGCCCGTACATTTAGCCCATACATCCCCATGTATAATCATTTGCATCCATACATTTTGATGGCCGCACGGCGCGAAGCAAAAATTACGGCTCCTCGCTGCAGACCTGCGAGCAGGGAAACGCTCCCCTCACAGACGCGTTGAATTGTCCCCACGCCGCGCCCCTGTAGAGAAATATAAAAGGTTAGGATTTGCCACTGAGGTTCTTCTTTCATATACTTCCTTTTAAAATCTTGCTAGGATACAGTTCTCACATCACATCCGAACATAAACAACCATGGGTAAGGAAAAGACTCACGTTTCGAGGCCGCGATTAAATTCCAACATGGATGCTGATTTATATGGGTATAAATGGGCTCGCGATAATGTCGGGCAATCAGGTGCGACAATCTATCGATTGTATGGGAAGCCCGATGCGCCAGAGTTGTTTCTGAAACATGGCAAAGGTAGCGTTGCCAATGATGTTACAGATGAGATGGTCAGACTAAACTGGCTGACGGAATTTATGCCTCTTCCGACCATCAAGCATTTTATCCGTACTCCTGATGATGCATGGTTACTCACCACTGCGATCCCCGGCAAAACAGCATTCCAGGTATTAGAAGAATATCCTGATTCAGGTGAAAATATTGTTGATGCGCTGGCAGTGTTCCTGCGCCGGTTGCATTCGATTCCTGTTTGTAATTGTCCTTTTAACAGCGATCGCGTATTTCGTCTCGCTCAGGCGCAATCACGAATGAATAACGGTTTGGTTGATGCGAGTGATTTTGATGACGAGCGTAATGGCTGGCCTGTTGAACAAGTCTGGAAAGAAATGCATAAGCTTTTGCCATTCTCACCGGATTCAGTCGTCACTCATGGTGATTTCTCACTTGATAACCTTATTTTTGACGAGGGGAAATTAATAGGTTGTATTGATGTTGGACGAGTCGGAATCGCAGACCGATACCAGGATCTTGCCATCCTATGGAACTGCCTCGGTGAGTTTTCTCCTTCATTACAGAAACGGCTTTTTCAAAAATATGGTATTGATAATCCTGATATGAATAAATTGCAGTTTCATTTGATGCTCGATGAGTTTTTCTAATCAGTACTGACAATAAAAAGATTCTTGTTTTCAAGAACTTGTCATTTGTATAGTTTTTTTATATTGTAGTTGTTCTATTTTAATCAAATGTTAGCGTGATTTATATTTTTTTTCGCCTCGACATCATCTGCCCAGATGCGAAGTTAAGTGCGCAGAAAGTAATATCATGCGTCAATCGTATGTGAATGCTGGTCGCTATACTGCTGTCGATTCGATACTAACGCCGCCATCCAGTTTAAACGAGCTCGAATTC</text:p>
          </table:table-cell>
          <table:table-cell office:value-type="string" calcext:value-type="string">
            <text:p>Bahler_KanMX6-R</text:p>
          </table:table-cell>
          <table:table-cell office:value-type="string" calcext:value-type="string">
            <text:p>http://www-bcf.usc.edu/~forsburg/3HA.html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insert-R</text:p>
          </table:table-cell>
          <table:table-cell office:value-type="string" calcext:value-type="string">
            <text:p>GAATTCGAGCTCGTTTAAAC</text:p>
          </table:table-cell>
          <table:table-cell office:value-type="float" office:value="1818" calcext:value-type="float">
            <text:p>1818</text:p>
          </table:table-cell>
          <table:table-cell table:number-columns-repeated="4"/>
          <table:table-cell office:value-type="string" calcext:value-type="string">
            <text:p>clo-F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ST-KanMX6</text:p>
          </table:table-cell>
          <table:table-cell office:value-type="string" calcext:value-type="string">
            <text:p>insert-F</text:p>
          </table:table-cell>
          <table:table-cell office:value-type="string" calcext:value-type="string">
            <text:p>CGGATCCCCGGGTTAATTAA</text:p>
          </table:table-cell>
          <table:table-cell table:number-columns-repeated="4"/>
          <table:table-cell office:value-type="string" calcext:value-type="string">
            <text:p>CGGATCCCCGGGTTAATTAATATGTCCCCTATACTAGGTTATTGGAAAATTAAGGGCCTTGTGCAACCCACTCGACTTCTTTTGGAATATCTTGAAGAAAAATATGAAGAGCATTTGTATGAGCGCGATGAAGGTGATAAATGGCGAAACAAAAAGTTTGAATTGGGTTTGGAGTTTCCCAATCTTCCTTATTATATTGATGGTGATGTTAAATTAACACAGTCTATGGCCATCATACGTTATATAGCTGACAAGCACAACATGTTGGGTGGTTGTCCAAAAGAGCGTGCAGAGATTTCAATGCTTGAAGGAGCGGTTTTGGATATTAGATACGGTGTTTCGAGAATTGCATATAGTAAAGACTTTGAAACTCTCAAAGTTGATTTTCTTAGCAAGCTACCTGAAATGCTGAAAATGTTCGAAGATCGTTTATGTCATAAAACATATTTAAATGGTGATCATGTAACCCATCCTGACTTCATGTTGTATGACGCTCTTGATGTTGTTTTATACATGGACCCAATGTGCCTGGATGCGTTCCCAAAATTAGTTTGTTTTAAAAAACGTATTGAAGCTATCCCACAAATTGATAAGTACTTGAAATCCAGCAAGTATATAGCATGGCCTTTGCAGGGCTGGCAAGCCACGTTTGGTGGTGGCGACCATCCTCCAAAATCGGATCTGGTTCCGCGTTGAGGCGCGCCACTTCTAAATAAGCGAATTTCTTATGATTTATGATTTTTATTATTAAATAAGTTATAAAAAAAATAAGTGTATACAAATTTTAAAGTGACTCTTAGGTTTTAAAACGAAAATTCTTATTCTTGAGTAACTCTTTCCTGTAGGTCAGGTTGCTTTCTCAGGTATAGTATGAGGTCGCTCTTATTGACCACACCTCTACCGGCAGATCCGCTAGGGATAACAGGGTAATATAGATCTGTTTAGCTTGCCTCGTCCCCGCCGGGTCACCCGGCCAGCGACATGGAGGCCCAGAATACCCTCCTTGACAGTCTTGACGTGCGCAGCTCAGGGGCATGATGTGACTGTCGCCCGTACATTTAGCCCATACATCCCCATGTATAATCATTTGCATCCATACATTTTGATGGCCGCACGGCGCGAAGCAAAAATTACGGCTCCTCGCTGCAGACCTGCGAGCAGGGAAACGCTCCCCTCACAGACGCGTTGAATTGTCCCCACGCCGCGCCCCTGTAGAGAAATATAAAAGGTTAGGATTTGCCACTGAGGTTCTTCTTTCATATACTTCCTTTTAAAATCTTGCTAGGATACAGTTCTCACATCACATCCGAACATAAACAACCATGGGTAAGGAAAAGACTCACGTTTCGAGGCCGCGATTAAATTCCAACATGGATGCTGATTTATATGGGTATAAATGGGCTCGCGATAATGTCGGGCAATCAGGTGCGACAATCTATCGATTGTATGGGAAGCCCGATGCGCCAGAGTTGTTTCTGAAACATGGCAAAGGTAGCGTTGCCAATGATGTTACAGATGAGATGGTCAGACTAAACTGGCTGACGGAATTTATGCCTCTTCCGACCATCAAGCATTTTATCCGTACTCCTGATGATGCATGGTTACTCACCACTGCGATCCCCGGCAAAACAGCATTCCAGGTATTAGAAGAATATCCTGATTCAGGTGAAAATATTGTTGATGCGCTGGCAGTGTTCCTGCGCCGGTTGCATTCGATTCCTGTTTGTAATTGTCCTTTTAACAGCGATCGCGTATTTCGTCTCGCTCAGGCGCAATCACGAATGAATAACGGTTTGGTTGATGCGAGTGATTTTGATGACGAGCGTAATGGCTGGCCTGTTGAACAAGTCTGGAAAGAAATGCATAAGCTTTTGCCATTCTCACCGGATTCAGTCGTCACTCATGGTGATTTCTCACTTGATAACCTTATTTTTGACGAGGGGAAATTAATAGGTTGTATTGATGTTGGACGAGTCGGAATCGCAGACCGATACCAGGATCTTGCCATCCTATGGAACTGCCTCGGTGAGTTTTCTCCTTCATTACAGAAACGGCTTTTTCAAAAATATGGTATTGATAATCCTGATATGAATAAATTGCAGTTTCATTTGATGCTCGATGAGTTTTTCTAATCAGTACTGACAATAAAAAGATTCTTGTTTTCAAGAACTTGTCATTTGTATAGTTTTTTTATATTGTAGTTGTTCTATTTTAATCAAATGTTAGCGTGATTTATATTTTTTTTCGCCTCGACATCATCTGCCCAGATGCGAAGTTAAGTGCGCAGAAAGTAATATCATGCGTCAATCGTATGTGAATGCTGGTCGCTATACTGCTGTCGATTCGATACTAACGCCGCCATCCAGTTTAAACGAGCTCGAATTC</text:p>
          </table:table-cell>
          <table:table-cell office:value-type="string" calcext:value-type="string">
            <text:p>Bahler_KanMX6-R</text:p>
          </table:table-cell>
          <table:table-cell office:value-type="string" calcext:value-type="string">
            <text:p>http://www-bcf.usc.edu/~forsburg/GST.html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insert-R</text:p>
          </table:table-cell>
          <table:table-cell office:value-type="string" calcext:value-type="string">
            <text:p>GAATTCGAGCTCGTTTAAAC</text:p>
          </table:table-cell>
          <table:table-cell office:value-type="float" office:value="2385" calcext:value-type="float">
            <text:p>2385</text:p>
          </table:table-cell>
          <table:table-cell table:number-columns-repeated="4"/>
          <table:table-cell office:value-type="string" calcext:value-type="string">
            <text:p>clo-F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FP(S65T)-KanMX6</text:p>
          </table:table-cell>
          <table:table-cell office:value-type="string" calcext:value-type="string">
            <text:p>insert-F</text:p>
          </table:table-cell>
          <table:table-cell office:value-type="string" calcext:value-type="string">
            <text:p>CGGATCCCCGGGTTAATTAA</text:p>
          </table:table-cell>
          <table:table-cell table:number-columns-repeated="4"/>
          <table:table-cell office:value-type="string" calcext:value-type="string">
            <text:p>CGGATCCCCGGGTTAATTAACAGTAAAGGAGAAGAACTTTTCACTGGAGTTGTCCCAATTCTTGTTGAATTAGATGGTGATGTTAATGGGCACAAATTTTCTGTCAGTGGAGAGGGTGAAGGTGATGCAACATACGGAAAACTTACCCTTAAATTTATTTGCACTACTGGAAAACTACCTGTTCCATGGCCAACACTTGTCACTACTTTCACTTATGGTGTTCAATGCTTTTCAAGATACCCAGATCATATGAAACGGCATGACTTTTTCAAGAGTGCCATGCCCGAAGGTTATGTACAGGAAAGAACTATATTTTTCAAAGATGACGGGAACTACAAGACACGTGCTGAAGTCAAGTTTGAAGGTGATACCCTTGTTAATAGAATCGAGTTAAAAGGTATTGATTTTAAAGAAGATGGAAACATTCTTGGACACAAATTGGAATACAACTATAACTCACACAATGTATACATCATGGCAGACAAACAAAAGAATGGAATCAAAGTTAACTTCAAAATTAGACACAACATTGAAGATGGAAGCGTTCAACTAGCAGACCATTATCAACAAAATACTCCAATTGGCGATGGCCCTGTCCTTTTACCAGACAACCATTACCTGTCCACACAATCTGCCCTTTCGAAAGATCCCAACGAAAAGAGAGACCACATGGTCCTTCTTGAGTTTGTAACAGCTGCTGGGATTACACATGGCATGGATGAACTATACAAATAGGGCGCGCCACTTCTAAATAAGCGAATTTCTTATGATTTATGATTTTTATTATTAAATAAGTTATAAAAAAAATAAGTGTATACAAATTTTAAAGTGACTCTTAGGTTTTAAAACGAAAATTCTTATTCTTGAGTAACTCTTTCCTGTAGGTCAGGTTGCTTTCTCAGGTATAGTATGAGGTCGCTCTTATTGACCACACCTCTACCGGCAGATCCGCTAGGGATAACAGGGTAATATAGATCTGTTTAGCTTGCCTCGTCCCCGCCGGGTCACCCGGCCAGCGACATGGAGGCCCAGAATACCCTCCTTGACAGTCTTGACGTGCGCAGCTCAGGGGCATGATGTGACTGTCGCCCGTACATTTAGCCCATACATCCCCATGTATAATCATTTGCATCCATACATTTTGATGGCCGCACGGCGCGAAGCAAAAATTACGGCTCCTCGCTGCAGACCTGCGAGCAGGGAAACGCTCCCCTCACAGACGCGTTGAATTGTCCCCACGCCGCGCCCCTGTAGAGAAATATAAAAGGTTAGGATTTGCCACTGAGGTTCTTCTTTCATATACTTCCTTTTAAAATCTTGCTAGGATACAGTTCTCACATCACATCCGAACATAAACAACCATGGGTAAGGAAAAGACTCACGTTTCGAGGCCGCGATTAAATTCCAACATGGATGCTGATTTATATGGGTATAAATGGGCTCGCGATAATGTCGGGCAATCAGGTGCGACAATCTATCGATTGTATGGGAAGCCCGATGCGCCAGAGTTGTTTCTGAAACATGGCAAAGGTAGCGTTGCCAATGATGTTACAGATGAGATGGTCAGACTAAACTGGCTGACGGAATTTATGCCTCTTCCGACCATCAAGCATTTTATCCGTACTCCTGATGATGCATGGTTACTCACCACTGCGATCCCCGGCAAAACAGCATTCCAGGTATTAGAAGAATATCCTGATTCAGGTGAAAATATTGTTGATGCGCTGGCAGTGTTCCTGCGCCGGTTGCATTCGATTCCTGTTTGTAATTGTCCTTTTAACAGCGATCGCGTATTTCGTCTCGCTCAGGCGCAATCACGAATGAATAACGGTTTGGTTGATGCGAGTGATTTTGATGACGAGCGTAATGGCTGGCCTGTTGAACAAGTCTGGAAAGAAATGCATAAGCTTTTGCCATTCTCACCGGATTCAGTCGTCACTCATGGTGATTTCTCACTTGATAACCTTATTTTTGACGAGGGGAAATTAATAGGTTGTATTGATGTTGGACGAGTCGGAATCGCAGACCGATACCAGGATCTTGCCATCCTATGGAACTGCCTCGGTGAGTTTTCTCCTTCATTACAGAAACGGCTTTTTCAAAAATATGGTATTGATAATCCTGATATGAATAAATTGCAGTTTCATTTGATGCTCGATGAGTTTTTCTAATCAGTACTGACAATAAAAAGATTCTTGTTTTCAAGAACTTGTCATTTGTATAGTTTTTTTATATTGTAGTTGTTCTATTTTAATCAAATGTTAGCGTGATTTATATTTTTTTTCGCCTCGACATCATCTGCCCAGATGCGAAGTTAAGTGCGCAGAAAGTAATATCATGCGTCAATCGTATGTGAATGCTGGTCGCTATACTGCTGTCGATTCGATACTAACGCCGCCATCCAGTTTAAACGAGCTCGAATTC</text:p>
          </table:table-cell>
          <table:table-cell office:value-type="string" calcext:value-type="string">
            <text:p>Bahler_KanMX6-R</text:p>
          </table:table-cell>
          <table:table-cell office:value-type="string" calcext:value-type="string">
            <text:p>http://www-bcf.usc.edu/~forsburg/GFPS65T.html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insert-R</text:p>
          </table:table-cell>
          <table:table-cell office:value-type="string" calcext:value-type="string">
            <text:p>GAATTCGAGCTCGTTTAAAC</text:p>
          </table:table-cell>
          <table:table-cell office:value-type="float" office:value="2424" calcext:value-type="float">
            <text:p>2424</text:p>
          </table:table-cell>
          <table:table-cell table:number-columns-repeated="4"/>
          <table:table-cell office:value-type="string" calcext:value-type="string">
            <text:p>clo-F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3Myc-KanMX6</text:p>
          </table:table-cell>
          <table:table-cell office:value-type="string" calcext:value-type="string">
            <text:p>insert-F</text:p>
          </table:table-cell>
          <table:table-cell office:value-type="string" calcext:value-type="string">
            <text:p>CGGATCCCCGGGTTAATTAA</text:p>
          </table:table-cell>
          <table:table-cell table:number-columns-repeated="4"/>
          <table:table-cell office:value-type="string" calcext:value-type="string">
            <text:p>CGGATCCCCGGGTTAATTAACGGTGAACAAAAGCTAATCTCCGAGGAAGACTTGAACGGTGAACAAAAATTAATCTCAGAAGAAGACTTGAACGGACTCGACGGTGAACAAAAGTTGATTTCTGAAGAAGATTTGAACGGTGAACAAAAGCTAATCTCCGAGGAAGACTTGAACGGTGAACAAAAATTAATCTCAGAAGAAGACTTGAACGGACTCGACGGTGAACAAAAGTTGATTTCTGAAGAAGATTTGAACGGTGAACAAAAGCTAATCTCCGAGGAAGACTTGAACGGTGAACAAAAATTAATCTCAGAAGAAGACTTGAACGGACTCGACGGTGAACAAAAGTTGATTTCTGAAGAAGATTTGAACGGTGAACAAAAGCTAATCTCCGAGGAAGACTTGAACGGTGAACAAAAATTAATCTCAGAAGAAGACTTGAACGGACTCGACGGTGAACAAAAGTTGATTTCTGAAGAAGATTTGAACGGTGAACAAAAGCTAATCTCCGAGGAAGACTTGAACGGTGAACAAAAATTAATCAATCACTAGTGAATTCGCGCCACTTCTAAATAAGCGAATTTCTTATGATTTATGATTTTTATTATTAAATAAGTTATAAAAAAAATAAGTGTATACAAATTTTAAAGTGACTCTTAGGTTTTAAAACGAAAATTCTTATTCTTGAGTAACTCTTTCCTGTAGGTCAGGTTGCTTTCTCAGGTATAGTATGAGGTCGCTCTTATTGACCACACCTCTACCGGCAGATCCGCTAGGGATAACAGGGTAATATAGATCTGTTTAGCTTGCCTCGTCCCCGCCGGGTCACCCGGCCAGCGACATGGAGGCCCAGAATACCCTCCTTGACAGTCTTGACGTGCGCAGCTCAGGGGCATGATGTGACTGTCGCCCGTACATTTAGCCCATACATCCCCATGTATAATCATTTGCATCCATACATTTTGATGGCCGCACGGCGCGAAGCAAAAATTACGGCTCCTCGCTGCAGACCTGCGAGCAGGGAAACGCTCCCCTCACAGACGCGTTGAATTGTCCCCACGCCGCGCCCCTGTAGAGAAATATAAAAGGTTAGGATTTGCCACTGAGGTTCTTCTTTCATATACTTCCTTTTAAAATCTTGCTAGGATACAGTTCTCACATCACATCCGAACATAAACAACCATGGGTAAGGAAAAGACTCACGTTTCGAGGCCGCGATTAAATTCCAACATGGATGCTGATTTATATGGGTATAAATGGGCTCGCGATAATGTCGGGCAATCAGGTGCGACAATCTATCGATTGTATGGGAAGCCCGATGCGCCAGAGTTGTTTCTGAAACATGGCAAAGGTAGCGTTGCCAATGATGTTACAGATGAGATGGTCAGACTAAACTGGCTGACGGAATTTATGCCTCTTCCGACCATCAAGCATTTTATCCGTACTCCTGATGATGCATGGTTACTCACCACTGCGATCCCCGGCAAAACAGCATTCCAGGTATTAGAAGAATATCCTGATTCAGGTGAAAATATTGTTGATGCGCTGGCAGTGTTCCTGCGCCGGTTGCATTCGATTCCTGTTTGTAATTGTCCTTTTAACAGCGATCGCGTATTTCGTCTCGCTCAGGCGCAATCACGAATGAATAACGGTTTGGTTGATGCGAGTGATTTTGATGACGAGCGTAATGGCTGGCCTGTTGAACAAGTCTGGAAAGAAATGCATAAGCTTTTGCCATTCTCACCGGATTCAGTCGTCACTCATGGTGATTTCTCACTTGATAACCTTATTTTTGACGAGGGGAAATTAATAGGTTGTATTGATGTTGGACGAGTCGGAATCGCAGACCGATACCAGGATCTTGCCATCCTATGGAACTGCCTCGGTGAGTTTTCTCCTTCATTACAGAAACGGCTTTTTCAAAAATATGGTATTGATAATCCTGATATGAATAAATTGCAGTTTCATTTGATGCTCGATGAGTTTTTCTAATCAGTACTGACAATAAAAAGATTCTTGTTTTCAAGAACTTGTCATTTGTATAGTTTTTTTATATTGTAGTTGTTCTATTTTAATCAAATGTTAGCGTGATTTATATTTTTTTTCGCCTCGACATCATCTGCCCAGATGCGAAGTTAAGTGCGCAGAAAGTAATATCATGCGTCAATCGTATGTGAATGCTGGTCGCTATACTGCTGTCGATTCGATACTAACGCCGCCATCCAGTTTAAACGAGCTCGAATTC</text:p>
          </table:table-cell>
          <table:table-cell office:value-type="string" calcext:value-type="string">
            <text:p>Bahler_KanMX6-R</text:p>
          </table:table-cell>
          <table:table-cell office:value-type="string" calcext:value-type="string">
            <text:p>http://www-bcf.usc.edu/~forsburg/13Myc.html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insert-R</text:p>
          </table:table-cell>
          <table:table-cell office:value-type="string" calcext:value-type="string">
            <text:p>GAATTCGAGCTCGTTTAAAC</text:p>
          </table:table-cell>
          <table:table-cell office:value-type="float" office:value="2245" calcext:value-type="float">
            <text:p>2245</text:p>
          </table:table-cell>
          <table:table-cell table:number-columns-repeated="4"/>
          <table:table-cell office:value-type="string" calcext:value-type="string">
            <text:p>clo-F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PA-CTAP-KanMX6</text:p>
          </table:table-cell>
          <table:table-cell office:value-type="string" calcext:value-type="string">
            <text:p>insert-F</text:p>
          </table:table-cell>
          <table:table-cell office:value-type="string" calcext:value-type="string">
            <text:p>CGGATCCCCGGGTTAATTAA</text:p>
          </table:table-cell>
          <table:table-cell table:number-columns-repeated="4"/>
          <table:table-cell office:value-type="string" calcext:value-type="string">
            <text:p>CGGATCCCCGGGTTAATTAAGATGAAGCGACGATGGAAAAAGAATTTCATAGCCGTCTCAGCAGCCAACCGCTTTAAGAAAATCTCATCCTCCGGGGCACTTGATTATGGTACCCCAACTACTGCTTCTGAAAATCTATATTTTCAAGGTGAACTAAAAACTGCTGCTTTGGCTCAACATGCGATTAAAGCTGATGCGCAACAAAATAACTTCAACAAAGATCAACAAAGCGCCTTCTATGAAATCTTGAACATGCCTAACTTAAACGAAGCGCAACGTAACGGCTTCATTCAAAGTCTTAAAGACGACCCAAGCCAAAGCACTAACGTTTTAGGTGAAGCTAAAAAATTAAACGAATCTCAAGCACCGAAAGCTGATAACAATTTCAACAAAGAACAACAAAATGCTTTCTATGAAATCTTGAATATGCCTAACTTAAACGAAGAACAACGCAATGGTTTCATCCAAAGCTTAAAAGATGACCCAAGCCAAAGTGCTAACCTATTGTCAGAAGCTAAAAAGTTAAATGAATCTCAAGCACCGAAAGCGGATAACAAATTCAACAAAGAATAAGGCGCGCCACTTCTAAATAAGCGAATTTCTTATGATTTATGATTTTTATTATTAAATAAGTTATAAAAAAAATAAGTGTATACAAATTTTAAAGTGACTCTTAGGTTTTAAAACGAAAATTCTTATTCTTGAGTAACTCTTTCCTGTAGGTCAGGTTGCTTTCTCAGGTATAGTATGAGGTCGCTCTTATTGACCACACCTCTACCGGCAGATCCGCTAGGGATAACAGGGTAATATAGATCTGTTTAGCTTGCCTCGTCCCCGCCGGGTCACCCGGCCAGCGACATGGAGGCCCAGAATACCCTCCTTGACAGTCTTGACGTGCGCAGCTCAGGGGCATGATGTGACTGTCGCCCGTACATTTAGCCCATACATCCCCATGTATAATCATTTGCATCCATACATTTTGATGGCCGCACGGCGCGAAGCAAAAATTACGGCTCCTCGCTGCAGACCTGCGAGCAGGGAAACGCTCCCCTCACAGACGCGTTGAATTGTCCCCACGCCGCGCCCCTGTAGAGAAATATAAAAGGTTAGGATTTGCCACTGAGGTTCTTCTTTCATATACTTCCTTTTAAAATCTTGCTAGGATACAGTTCTCACATCACATCCGAACATAAACAACCATGGGTAAGGAAAAGACTCACGTTTCGAGGCCGCGATTAAATTCCAACATGGATGCTGATTTATATGGGTATAAATGGGCTCGCGATAATGTCGGGCAATCAGGTGCGACAATCTATCGATTGTATGGGAAGCCCGATGCGCCAGAGTTGTTTCTGAAACATGGCAAAGGTAGCGTTGCCAATGATGTTACAGATGAGATGGTCAGACTAAACTGGCTGACGGAATTTATGCCTCTTCCGACCATCAAGCATTTTATCCGTACTCCTGATGATGCATGGTTACTCACCACTGCGATCCCCGGCAAAACAGCATTCCAGGTATTAGAAGAATATCCTGATTCAGGTGAAAATATTGTTGATGCGCTGGCAGTGTTCCTGCGCCGGTTGCATTCGATTCCTGTTTGTAATTGTCCTTTTAACAGCGATCGCGTATTTCGTCTCGCTCAGGCGCAATCACGAATGAATAACGGTTTGGTTGATGCGAGTGATTTTGATGACGAGCGTAATGGCTGGCCTGTTGAACAAGTCTGGAAAGAAATGCATAAGCTTTTGCCATTCTCACCGGATTCAGTCGTCACTCATGGTGATTTCTCACTTGATAACCTTATTTTTGACGAGGGGAAATTAATAGGTTGTATTGATGTTGGACGAGTCGGAATCGCAGACCGATACCAGGATCTTGCCATCCTATGGAACTGCCTCGGTGAGTTTTCTCCTTCATTACAGAAACGGCTTTTTCAAAAATATGGTATTGATAATCCTGATATGAATAAATTGCAGTTTCATTTGATGCTCGATGAGTTTTTCTAATCAGTACTGACAATAAAAAGATTCTTGTTTTCAAGAACTTGTCATTTGTATAGTTTTTTTATATTGTAGTTGTTCTATTTTAATCAAATGTTAGCGTGATTTATATTTTTTTTCGCCTCGACATCATCTGCCCAGATGCGAAGTTAAGTGCGCAGAAAGTAATATCATGCGTCAATCGTATGTGAATGCTGGTCGCTATACTGCTGTCGATTCGATACTAACGCCGCCATCCAGTTTAAACGAGCTCGAATTC</text:p>
          </table:table-cell>
          <table:table-cell office:value-type="string" calcext:value-type="string">
            <text:p>Bahler_KanMX6-R</text:p>
          </table:table-cell>
          <table:table-cell office:value-type="string" calcext:value-type="string">
            <text:p>https://medschool.vanderbilt.edu/gould-lab/tap-tag-information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insert-R</text:p>
          </table:table-cell>
          <table:table-cell office:value-type="string" calcext:value-type="string">
            <text:p>GAATTCGAGCTCGTTTAAAC</text:p>
          </table:table-cell>
          <table:table-cell office:value-type="float" office:value="2262" calcext:value-type="float">
            <text:p>2262</text:p>
          </table:table-cell>
          <table:table-cell table:number-columns-repeated="4"/>
          <table:table-cell office:value-type="string" calcext:value-type="string">
            <text:p>clo-F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4PA-CTAP-KanMX6</text:p>
          </table:table-cell>
          <table:table-cell office:value-type="string" calcext:value-type="string">
            <text:p>insert-F</text:p>
          </table:table-cell>
          <table:table-cell office:value-type="string" calcext:value-type="string">
            <text:p>CGGATCCCCGGGTTAATTAA</text:p>
          </table:table-cell>
          <table:table-cell table:number-columns-repeated="4"/>
          <table:table-cell office:value-type="string" calcext:value-type="string">
            <text:p>CGGATCCCCGGGTTAATTAAGATGAAGCGACGATGGAAAAAGAATTTCATAGCCGTCTCAGCAGCCAACCGCTTTAAGAAAATCTCATCCTCCGGGGCACTTGATTATGGTACCCCAACTACTGCTTCTGAAAATCTATATTTTCAAGGTGAACTAAAAACTGCTGCTTTGGCTCAACATGCGATTAAGGGTGAAGCTCAAAAACTTAATGACTCTCAAGCTCCAAAAGCTGATGCGCAACAAAATAACTTCAACAAAGATCAACAAAGCGCCTTCTATGAAATCTTGAACATGCCTAACTTAAACGAAGCGCAACGTAACGGCTTCATTCAAAGTCTTAAAGACGACCCAAGCCAAAGCACTAACGTTTTAGGTGAAGCTAAAAAATTAAACGAATCTCAAGCACCGAAAGCTGATAACAATTTCAACAAAGAACAACAAAATGCTTTCTATGAAATCTTGAATATGCCTAACTTAAACGAAGAACAACGCAATGGTTTCATCCAAAGCTTAAAAGATGACCCAAGCCAAAGTGCTAACCTATTGTCAGAAGCTAAAAAGTTAAATGAATCTCAAGCACCGAAAGCGGATAACAAATTCAACAAAGAACAACAAAATGCTTTCTATGAAATCTTACATTTACCTAACTTAAACGAAGAACAACGCAATGGTTTCATCCAAAGCCTAAAAGATGACCCAAGCCAAAGCGCTAACCTTTTAGCAGAAGCTAAAAAGCTAAATGATGCTCAAGCACCAAAAGCTGACAACAAATTCAACAAAGAACAACAAAATGCTTTCTATGAAATTTTACATTTACCTAACTTAACTGAAGAACAACGTAACGGCTTCATCCAAAGCCTTAAAGACGATCCTTCGGTGAGCAAAGAATAAGGCGCGCCACTTCTAAATAAGCGAATTTCTTATGATTTATGATTTTTATTATTAAATAAGTTATAAAAAAAATAAGTGTATACAAATTTTAAAGTGACTCTTAGGTTTTAAAACGAAAATTCTTATTCTTGAGTAACTCTTTCCTGTAGGTCAGGTTGCTTTCTCAGGTATAGTATGAGGTCGCTCTTATTGACCACACCTCTACCGGCAGATCCGCTAGGGATAACAGGGTAATATAGATCTGTTTAGCTTGCCTCGTCCCCGCCGGGTCACCCGGCCAGCGACATGGAGGCCCAGAATACCCTCCTTGACAGTCTTGACGTGCGCAGCTCAGGGGCATGATGTGACTGTCGCCCGTACATTTAGCCCATACATCCCCATGTATAATCATTTGCATCCATACATTTTGATGGCCGCACGGCGCGAAGCAAAAATTACGGCTCCTCGCTGCAGACCTGCGAGCAGGGAAACGCTCCCCTCACAGACGCGTTGAATTGTCCCCACGCCGCGCCCCTGTAGAGAAATATAAAAGGTTAGGATTTGCCACTGAGGTTCTTCTTTCATATACTTCCTTTTAAAATCTTGCTAGGATACAGTTCTCACATCACATCCGAACATAAACAACCATGGGTAAGGAAAAGACTCACGTTTCGAGGCCGCGATTAAATTCCAACATGGATGCTGATTTATATGGGTATAAATGGGCTCGCGATAATGTCGGGCAATCAGGTGCGACAATCTATCGATTGTATGGGAAGCCCGATGCGCCAGAGTTGTTTCTGAAACATGGCAAAGGTAGCGTTGCCAATGATGTTACAGATGAGATGGTCAGACTAAACTGGCTGACGGAATTTATGCCTCTTCCGACCATCAAGCATTTTATCCGTACTCCTGATGATGCATGGTTACTCACCACTGCGATCCCCGGCAAAACAGCATTCCAGGTATTAGAAGAATATCCTGATTCAGGTGAAAATATTGTTGATGCGCTGGCAGTGTTCCTGCGCCGGTTGCATTCGATTCCTGTTTGTAATTGTCCTTTTAACAGCGATCGCGTATTTCGTCTCGCTCAGGCGCAATCACGAATGAATAACGGTTTGGTTGATGCGAGTGATTTTGATGACGAGCGTAATGGCTGGCCTGTTGAACAAGTCTGGAAAGAAATGCATAAGCTTTTGCCATTCTCACCGGATTCAGTCGTCACTCATGGTGATTTCTCACTTGATAACCTTATTTTTGACGAGGGGAAATTAATAGGTTGTATTGATGTTGGACGAGTCGGAATCGCAGACCGATACCAGGATCTTGCCATCCTATGGAACTGCCTCGGTGAGTTTTCTCCTTCATTACAGAAACGGCTTTTTCAAAAATATGGTATTGATAATCCTGATATGAATAAATTGCAGTTTCATTTGATGCTCGATGAGTTTTTCTAATCAGTACTGACAATAAAAAGATTCTTGTTTTCAAGAACTTGTCATTTGTATAGTTTTTTTATATTGTAGTTGTTCTATTTTAATCAAATGTTAGCGTGATTTATATTTTTTTTCGCCTCGACATCATCTGCCCAGATGCGAAGTTAAGTGCGCAGAAAGTAATATCATGCGTCAATCGTATGTGAATGCTGGTCGCTATACTGCTGTCGATTCGATACTAACGCCGCCATCCAGTTTAAACGAGCTCGAATTC</text:p>
          </table:table-cell>
          <table:table-cell office:value-type="string" calcext:value-type="string">
            <text:p>Bahler_KanMX6-R</text:p>
          </table:table-cell>
          <table:table-cell office:value-type="string" calcext:value-type="string">
            <text:p>https://medschool.vanderbilt.edu/gould-lab/tap-tag-information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insert-R</text:p>
          </table:table-cell>
          <table:table-cell office:value-type="string" calcext:value-type="string">
            <text:p>GAATTCGAGCTCGTTTAAAC</text:p>
          </table:table-cell>
          <table:table-cell office:value-type="float" office:value="2580" calcext:value-type="float">
            <text:p>2580</text:p>
          </table:table-cell>
          <table:table-cell table:number-columns-repeated="4"/>
          <table:table-cell office:value-type="string" calcext:value-type="string">
            <text:p>clo-F</text:p>
          </table:table-cell>
          <table:table-cell table:number-columns-repeated="1015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" svg:font-family="'Arial Unicode MS'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9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9P2" style:volatile="true">
      <loext:fill-character> </loext:fill-character>
      <number:text>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3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1">00/00/0000</text:date>, <text:time style:data-style-name="N2" text:time-value="17:02:49.04709477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ackbones" style:display-name="PageStyle_backbon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vectorsequences" style:display-name="PageStyle_vectorsequenc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serts-Nter" style:display-name="PageStyle_inserts-Nte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serts-Cter" style:display-name="PageStyle_inserts-Cter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499</meta:initial-creator>
    <meta:creation-date>2016-07-04T11:48:40</meta:creation-date>
    <dc:date>2016-11-21T17:03:31.423118090</dc:date>
    <meta:generator>LibreOffice/5.1.4.2$Linux_X86_64 LibreOffice_project/10m0$Build-2</meta:generator>
    <meta:editing-duration>PT29M49S</meta:editing-duration>
    <meta:editing-cycles>2</meta:editing-cycles>
    <meta:document-statistic meta:table-count="4" meta:cell-count="714" meta:object-count="0"/>
    <meta:user-defined meta:name="AppVersion">15.0300</meta:user-defined>
    <meta:user-defined meta:name="Company">University of Cambridg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